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5.971cm"/>
    </style:style>
    <style:style style:name="co13" style:family="table-column">
      <style:table-column-properties fo:break-before="auto" style:column-width="6.634cm"/>
    </style:style>
    <style:style style:name="co14" style:family="table-column">
      <style:table-column-properties fo:break-before="auto" style:column-width="7.271cm"/>
    </style:style>
    <style:style style:name="co15" style:family="table-column">
      <style:table-column-properties fo:break-before="auto" style:column-width="4.173cm"/>
    </style:style>
    <style:style style:name="co16" style:family="table-column">
      <style:table-column-properties fo:break-before="auto" style:column-width="2.819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84d1" fo:border-left="none" fo:border-right="none" fo:border-top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84d1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4586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ackground-color="#ff9966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33" fo:border="0.06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>
            <text:p>Pedestrian-density</text:p>
          </table:table-cell>
          <table:table-cell office:value-type="string">
            <text:p>Door-width</text:p>
          </table:table-cell>
          <table:table-cell office:value-type="string">
            <text:p>Sensor-range</text:p>
          </table:table-cell>
          <table:table-cell office:value-type="string">
            <text:p>Time-to-close</text:p>
          </table:table-cell>
          <table:table-cell office:value-type="string">
            <text:p>Delay-before-closing</text:p>
          </table:table-cell>
          <table:table-cell office:value-type="string">
            <text:p>Average-exits</text:p>
          </table:table-cell>
          <table:table-cell office:value-type="string">
            <text:p>Average-age</text:p>
          </table:table-cell>
          <table:table-cell office:value-type="string">
            <text:p>Average-waiting-time</text:p>
          </table:table-cell>
          <table:table-cell office:value-type="string">
            <text:p>Waiting-pedestrians-ratio</text:p>
          </table:table-cell>
          <table:table-cell office:value-type="string">
            <text:p>Exits-count-cumulative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35.6049382716049">
            <text:p>35,6049382716</text:p>
          </table:table-cell>
          <table:table-cell office:value-type="float" office:value="1.07407407407407">
            <text:p>1,074074074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40.5">
            <text:p>40,5</text:p>
          </table:table-cell>
          <table:table-cell office:value-type="float" office:value="0.780487804878049">
            <text:p>0,7804878049</text:p>
          </table:table-cell>
          <table:table-cell office:value-type="float" office:value="0.1">
            <text:p>0,1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2.2333333333333">
            <text:p>42,2333333333</text:p>
          </table:table-cell>
          <table:table-cell office:value-type="float" office:value="0.722222222222222">
            <text:p>0,722222222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7.5368421052632">
            <text:p>37,5368421053</text:p>
          </table:table-cell>
          <table:table-cell office:value-type="float" office:value="0.726315789473684">
            <text:p>0,726315789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9.5894736842105">
            <text:p>39,5894736842</text:p>
          </table:table-cell>
          <table:table-cell office:value-type="float" office:value="0.431578947368421">
            <text:p>0,4315789474</text:p>
          </table:table-cell>
          <table:table-cell office:value-type="float" office:value="0.0909090909090909">
            <text:p>0,090909090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1463414634146">
            <text:p>0,2414634146</text:p>
          </table:table-cell>
          <table:table-cell office:value-type="float" office:value="39.8989898989899">
            <text:p>39,898989899</text:p>
          </table:table-cell>
          <table:table-cell office:value-type="float" office:value="0.737373737373737">
            <text:p>0,737373737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68292682926829">
            <text:p>0,2682926829</text:p>
          </table:table-cell>
          <table:table-cell office:value-type="float" office:value="42.5">
            <text:p>42,5</text:p>
          </table:table-cell>
          <table:table-cell office:value-type="float" office:value="0.681818181818182">
            <text:p>0,681818181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5.4431818181818">
            <text:p>45,4431818182</text:p>
          </table:table-cell>
          <table:table-cell office:value-type="float" office:value="0.715909090909091">
            <text:p>0,7159090909</text:p>
          </table:table-cell>
          <table:table-cell office:value-type="float" office:value="0.1">
            <text:p>0,1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39.0121951219512">
            <text:p>39,012195122</text:p>
          </table:table-cell>
          <table:table-cell office:value-type="float" office:value="0.939024390243902">
            <text:p>0,939024390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41.8255813953488">
            <text:p>41,8255813953</text:p>
          </table:table-cell>
          <table:table-cell office:value-type="float" office:value="0.72093023255814">
            <text:p>0,7209302326</text:p>
          </table:table-cell>
          <table:table-cell office:value-type="float" office:value="0.125">
            <text:p>0,12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2.3863636363636">
            <text:p>42,3863636364</text:p>
          </table:table-cell>
          <table:table-cell office:value-type="float" office:value="0.806818181818182">
            <text:p>0,8068181818</text:p>
          </table:table-cell>
          <table:table-cell office:value-type="float" office:value="0.25">
            <text:p>0,2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5365853658537">
            <text:p>0,1853658537</text:p>
          </table:table-cell>
          <table:table-cell office:value-type="float" office:value="45.0263157894737">
            <text:p>45,0263157895</text:p>
          </table:table-cell>
          <table:table-cell office:value-type="float" office:value="0.81578947368421">
            <text:p>0,815789473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5365853658537">
            <text:p>0,1853658537</text:p>
          </table:table-cell>
          <table:table-cell office:value-type="float" office:value="41.0394736842105">
            <text:p>41,0394736842</text:p>
          </table:table-cell>
          <table:table-cell office:value-type="float" office:value="0.881578947368421">
            <text:p>0,881578947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1463414634146">
            <text:p>0,2414634146</text:p>
          </table:table-cell>
          <table:table-cell office:value-type="float" office:value="41.1515151515152">
            <text:p>41,1515151515</text:p>
          </table:table-cell>
          <table:table-cell office:value-type="float" office:value="0.828282828282828">
            <text:p>0,8282828283</text:p>
          </table:table-cell>
          <table:table-cell office:value-type="float" office:value="0.166666666666667">
            <text:p>0,1666666667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36.9417475728155">
            <text:p>36,9417475728</text:p>
          </table:table-cell>
          <table:table-cell office:value-type="float" office:value="0.83495145631068">
            <text:p>0,8349514563</text:p>
          </table:table-cell>
          <table:table-cell office:value-type="float" office:value="0.0769230769230769">
            <text:p>0,076923076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9024390243902">
            <text:p>0,2390243902</text:p>
          </table:table-cell>
          <table:table-cell office:value-type="float" office:value="38.5">
            <text:p>38,5</text:p>
          </table:table-cell>
          <table:table-cell office:value-type="float" office:value="0.846938775510204">
            <text:p>0,846938775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8.7684210526316">
            <text:p>38,7684210526</text:p>
          </table:table-cell>
          <table:table-cell office:value-type="float" office:value="0.715789473684211">
            <text:p>0,715789473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40.5714285714286">
            <text:p>40,5714285714</text:p>
          </table:table-cell>
          <table:table-cell office:value-type="float" office:value="0.785714285714286">
            <text:p>0,7857142857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43.8396226415094">
            <text:p>43,8396226415</text:p>
          </table:table-cell>
          <table:table-cell office:value-type="float" office:value="0.650943396226415">
            <text:p>0,6509433962</text:p>
          </table:table-cell>
          <table:table-cell office:value-type="float" office:value="0.166666666666667">
            <text:p>0,166666666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609756097561">
            <text:p>0,256097561</text:p>
          </table:table-cell>
          <table:table-cell office:value-type="float" office:value="43.3333333333333">
            <text:p>43,3333333333</text:p>
          </table:table-cell>
          <table:table-cell office:value-type="float" office:value="0.571428571428571">
            <text:p>0,571428571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82926829268293">
            <text:p>0,4829268293</text:p>
          </table:table-cell>
          <table:table-cell office:value-type="float" office:value="42.4090909090909">
            <text:p>42,4090909091</text:p>
          </table:table-cell>
          <table:table-cell office:value-type="float" office:value="0.232323232323232">
            <text:p>0,2323232323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0.4353448275862">
            <text:p>40,4353448276</text:p>
          </table:table-cell>
          <table:table-cell office:value-type="float" office:value="0.206896551724138">
            <text:p>0,2068965517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1.0218340611354">
            <text:p>41,0218340611</text:p>
          </table:table-cell>
          <table:table-cell office:value-type="float" office:value="0.74235807860262">
            <text:p>0,7423580786</text:p>
          </table:table-cell>
          <table:table-cell office:value-type="float" office:value="0.55">
            <text:p>0,5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21951219512195">
            <text:p>0,4219512195</text:p>
          </table:table-cell>
          <table:table-cell office:value-type="float" office:value="42">
            <text:p>42</text:p>
          </table:table-cell>
          <table:table-cell office:value-type="float" office:value="0.30635838150289">
            <text:p>0,306358381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8292682926829">
            <text:p>0,5682926829</text:p>
          </table:table-cell>
          <table:table-cell office:value-type="float" office:value="41.3648068669528">
            <text:p>41,364806867</text:p>
          </table:table-cell>
          <table:table-cell office:value-type="float" office:value="0.248927038626609">
            <text:p>0,2489270386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2682926829268">
            <text:p>0,5926829268</text:p>
          </table:table-cell>
          <table:table-cell office:value-type="float" office:value="42.4074074074074">
            <text:p>42,4074074074</text:p>
          </table:table-cell>
          <table:table-cell office:value-type="float" office:value="0.238683127572016">
            <text:p>0,2386831276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609756097561">
            <text:p>0,556097561</text:p>
          </table:table-cell>
          <table:table-cell office:value-type="float" office:value="41.359649122807">
            <text:p>41,3596491228</text:p>
          </table:table-cell>
          <table:table-cell office:value-type="float" office:value="0.390350877192982">
            <text:p>0,3903508772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5609756097561">
            <text:p>0,5756097561</text:p>
          </table:table-cell>
          <table:table-cell office:value-type="float" office:value="40.2754237288136">
            <text:p>40,2754237288</text:p>
          </table:table-cell>
          <table:table-cell office:value-type="float" office:value="0.245762711864407">
            <text:p>0,2457627119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1463414634146">
            <text:p>0,5414634146</text:p>
          </table:table-cell>
          <table:table-cell office:value-type="float" office:value="38.6261261261261">
            <text:p>38,6261261261</text:p>
          </table:table-cell>
          <table:table-cell office:value-type="float" office:value="0.279279279279279">
            <text:p>0,2792792793</text:p>
          </table:table-cell>
          <table:table-cell office:value-type="float" office:value="0.0384615384615385">
            <text:p>0,038461538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2682926829268">
            <text:p>0,5926829268</text:p>
          </table:table-cell>
          <table:table-cell office:value-type="float" office:value="40.2716049382716">
            <text:p>40,2716049383</text:p>
          </table:table-cell>
          <table:table-cell office:value-type="float" office:value="0.160493827160494">
            <text:p>0,160493827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04878048780488">
            <text:p>0,6048780488</text:p>
          </table:table-cell>
          <table:table-cell office:value-type="float" office:value="39.6895161290323">
            <text:p>39,689516129</text:p>
          </table:table-cell>
          <table:table-cell office:value-type="float" office:value="0.213709677419355">
            <text:p>0,2137096774</text:p>
          </table:table-cell>
          <table:table-cell office:value-type="float" office:value="0.0344827586206897">
            <text:p>0,0344827586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609756097561">
            <text:p>0,556097561</text:p>
          </table:table-cell>
          <table:table-cell office:value-type="float" office:value="41.359649122807">
            <text:p>41,3596491228</text:p>
          </table:table-cell>
          <table:table-cell office:value-type="float" office:value="0.162280701754386">
            <text:p>0,162280701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41463414634146">
            <text:p>0,6414634146</text:p>
          </table:table-cell>
          <table:table-cell office:value-type="float" office:value="43.2813688212928">
            <text:p>43,2813688213</text:p>
          </table:table-cell>
          <table:table-cell office:value-type="float" office:value="0.174904942965779">
            <text:p>0,17490494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2.0603448275862">
            <text:p>42,0603448276</text:p>
          </table:table-cell>
          <table:table-cell office:value-type="float" office:value="0.254310344827586">
            <text:p>0,2543103448</text:p>
          </table:table-cell>
          <table:table-cell office:value-type="float" office:value="0.0833333333333333">
            <text:p>0,0833333333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70731707317073">
            <text:p>0,4707317073</text:p>
          </table:table-cell>
          <table:table-cell office:value-type="float" office:value="41.3989637305699">
            <text:p>41,3989637306</text:p>
          </table:table-cell>
          <table:table-cell office:value-type="float" office:value="0.326424870466321">
            <text:p>0,3264248705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0.7813953488372">
            <text:p>40,7813953488</text:p>
          </table:table-cell>
          <table:table-cell office:value-type="float" office:value="0.246511627906977">
            <text:p>0,2465116279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390243902439">
            <text:p>0,543902439</text:p>
          </table:table-cell>
          <table:table-cell office:value-type="float" office:value="38.0493273542601">
            <text:p>38,0493273543</text:p>
          </table:table-cell>
          <table:table-cell office:value-type="float" office:value="0.210762331838565">
            <text:p>0,210762331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7560975609756">
            <text:p>0,5975609756</text:p>
          </table:table-cell>
          <table:table-cell office:value-type="float" office:value="43.7183673469388">
            <text:p>43,7183673469</text:p>
          </table:table-cell>
          <table:table-cell office:value-type="float" office:value="0.208163265306122">
            <text:p>0,20816326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1463414634146">
            <text:p>0,5414634146</text:p>
          </table:table-cell>
          <table:table-cell office:value-type="float" office:value="44.1666666666667">
            <text:p>44,1666666667</text:p>
          </table:table-cell>
          <table:table-cell office:value-type="float" office:value="0.198198198198198">
            <text:p>0,1981981982</text:p>
          </table:table-cell>
          <table:table-cell office:value-type="float" office:value="0.0434782608695652">
            <text:p>0,0434782609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39.4353448275862">
            <text:p>39,4353448276</text:p>
          </table:table-cell>
          <table:table-cell office:value-type="float" office:value="0.21551724137931">
            <text:p>0,2155172414</text:p>
          </table:table-cell>
          <table:table-cell office:value-type="float" office:value="0.04">
            <text:p>0,04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2439024390244">
            <text:p>0,9024390244</text:p>
          </table:table-cell>
          <table:table-cell office:value-type="float" office:value="41.2432432432432">
            <text:p>41,2432432432</text:p>
          </table:table-cell>
          <table:table-cell office:value-type="float" office:value="0.418918918918919">
            <text:p>0,4189189189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0975609756097">
            <text:p>0,8609756098</text:p>
          </table:table-cell>
          <table:table-cell office:value-type="float" office:value="44.2351274787535">
            <text:p>44,2351274788</text:p>
          </table:table-cell>
          <table:table-cell office:value-type="float" office:value="0.209631728045326">
            <text:p>0,209631728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02439024390244">
            <text:p>0,4024390244</text:p>
          </table:table-cell>
          <table:table-cell office:value-type="float" office:value="44.7757575757576">
            <text:p>44,7757575758</text:p>
          </table:table-cell>
          <table:table-cell office:value-type="float" office:value="2.15757575757576">
            <text:p>2,1575757576</text:p>
          </table:table-cell>
          <table:table-cell office:value-type="float" office:value="0.901574803149606">
            <text:p>0,901574803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73170731707317">
            <text:p>0,6731707317</text:p>
          </table:table-cell>
          <table:table-cell office:value-type="float" office:value="42.445652173913">
            <text:p>42,4456521739</text:p>
          </table:table-cell>
          <table:table-cell office:value-type="float" office:value="1.68115942028986">
            <text:p>1,6811594203</text:p>
          </table:table-cell>
          <table:table-cell office:value-type="float" office:value="0.778625954198473">
            <text:p>0,7786259542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14634146341463">
            <text:p>0,8146341463</text:p>
          </table:table-cell>
          <table:table-cell office:value-type="float" office:value="44.7754491017964">
            <text:p>44,7754491018</text:p>
          </table:table-cell>
          <table:table-cell office:value-type="float" office:value="0.494011976047904">
            <text:p>0,494011976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0.9597855227882">
            <text:p>40,9597855228</text:p>
          </table:table-cell>
          <table:table-cell office:value-type="float" office:value="0.179624664879357">
            <text:p>0,1796246649</text:p>
          </table:table-cell>
          <table:table-cell office:value-type="float" office:value="0.0425531914893617">
            <text:p>0,042553191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53658536585366">
            <text:p>0,6536585366</text:p>
          </table:table-cell>
          <table:table-cell office:value-type="float" office:value="43.6119402985075">
            <text:p>43,6119402985</text:p>
          </table:table-cell>
          <table:table-cell office:value-type="float" office:value="1.30970149253731">
            <text:p>1,3097014925</text:p>
          </table:table-cell>
          <table:table-cell office:value-type="float" office:value="0.798701298701299">
            <text:p>0,7987012987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41463414634146">
            <text:p>0,6414634146</text:p>
          </table:table-cell>
          <table:table-cell office:value-type="float" office:value="41.6958174904943">
            <text:p>41,6958174905</text:p>
          </table:table-cell>
          <table:table-cell office:value-type="float" office:value="1.01520912547529">
            <text:p>1,0152091255</text:p>
          </table:table-cell>
          <table:table-cell office:value-type="float" office:value="0.780821917808219">
            <text:p>0,7808219178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19512195121951">
            <text:p>0,8195121951</text:p>
          </table:table-cell>
          <table:table-cell office:value-type="float" office:value="43.9494047619048">
            <text:p>43,9494047619</text:p>
          </table:table-cell>
          <table:table-cell office:value-type="float" office:value="1.14880952380952">
            <text:p>1,1488095238</text:p>
          </table:table-cell>
          <table:table-cell office:value-type="float" office:value="0.448275862068966">
            <text:p>0,4482758621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53658536585366">
            <text:p>0,7536585366</text:p>
          </table:table-cell>
          <table:table-cell office:value-type="float" office:value="41.8705501618123">
            <text:p>41,8705501618</text:p>
          </table:table-cell>
          <table:table-cell office:value-type="float" office:value="0.741100323624595">
            <text:p>0,7411003236</text:p>
          </table:table-cell>
          <table:table-cell office:value-type="float" office:value="0.507462686567164">
            <text:p>0,5074626866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68292682926829">
            <text:p>0,9682926829</text:p>
          </table:table-cell>
          <table:table-cell office:value-type="float" office:value="41.8916876574307">
            <text:p>41,8916876574</text:p>
          </table:table-cell>
          <table:table-cell office:value-type="float" office:value="0.309823677581864">
            <text:p>0,3098236776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4878048780488">
            <text:p>0,9048780488</text:p>
          </table:table-cell>
          <table:table-cell office:value-type="float" office:value="43.8652291105121">
            <text:p>43,8652291105</text:p>
          </table:table-cell>
          <table:table-cell office:value-type="float" office:value="0.708894878706199">
            <text:p>0,708894878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82926829268293">
            <text:p>0,8829268293</text:p>
          </table:table-cell>
          <table:table-cell office:value-type="float" office:value="42.0497237569061">
            <text:p>42,0497237569</text:p>
          </table:table-cell>
          <table:table-cell office:value-type="float" office:value="0.798342541436464">
            <text:p>0,7983425414</text:p>
          </table:table-cell>
          <table:table-cell office:value-type="float" office:value="0.654761904761905">
            <text:p>0,6547619048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780487804878">
            <text:p>0,687804878</text:p>
          </table:table-cell>
          <table:table-cell office:value-type="float" office:value="43.4326241134752">
            <text:p>43,4326241135</text:p>
          </table:table-cell>
          <table:table-cell office:value-type="float" office:value="0.695035460992908">
            <text:p>0,695035461</text:p>
          </table:table-cell>
          <table:table-cell office:value-type="float" office:value="0.549450549450549">
            <text:p>0,549450549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41463414634146">
            <text:p>0,8414634146</text:p>
          </table:table-cell>
          <table:table-cell office:value-type="float" office:value="39.8144927536232">
            <text:p>39,8144927536</text:p>
          </table:table-cell>
          <table:table-cell office:value-type="float" office:value="0.582608695652174">
            <text:p>0,582608695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6.2863247863248">
            <text:p>46,2863247863</text:p>
          </table:table-cell>
          <table:table-cell office:value-type="float" office:value="1.73504273504274">
            <text:p>1,735042735</text:p>
          </table:table-cell>
          <table:table-cell office:value-type="float" office:value="0.783950617283951">
            <text:p>0,7839506173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90243902439024">
            <text:p>0,6902439024</text:p>
          </table:table-cell>
          <table:table-cell office:value-type="float" office:value="42.2932862190813">
            <text:p>42,2932862191</text:p>
          </table:table-cell>
          <table:table-cell office:value-type="float" office:value="1.3356890459364">
            <text:p>1,3356890459</text:p>
          </table:table-cell>
          <table:table-cell office:value-type="float" office:value="0.825806451612903">
            <text:p>0,8258064516</text:p>
          </table:table-cell>
          <table:table-cell office:value-type="float" office:value="283">
            <text:p>28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19512195121951">
            <text:p>0,8195121951</text:p>
          </table:table-cell>
          <table:table-cell office:value-type="float" office:value="40.375">
            <text:p>40,375</text:p>
          </table:table-cell>
          <table:table-cell office:value-type="float" office:value="0.12202380952381">
            <text:p>0,1220238095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17073170731707">
            <text:p>0,7170731707</text:p>
          </table:table-cell>
          <table:table-cell office:value-type="float" office:value="41.3707482993197">
            <text:p>41,3707482993</text:p>
          </table:table-cell>
          <table:table-cell office:value-type="float" office:value="0.585034013605442">
            <text:p>0,5850340136</text:p>
          </table:table-cell>
          <table:table-cell office:value-type="float" office:value="0.7578125">
            <text:p>0,757812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17073170731707">
            <text:p>0,8170731707</text:p>
          </table:table-cell>
          <table:table-cell office:value-type="float" office:value="43.8059701492537">
            <text:p>43,8059701493</text:p>
          </table:table-cell>
          <table:table-cell office:value-type="float" office:value="0.82089552238806">
            <text:p>0,8208955224</text:p>
          </table:table-cell>
          <table:table-cell office:value-type="float" office:value="0.5">
            <text:p>0,5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70731707317073">
            <text:p>0,1707317073</text:p>
          </table:table-cell>
          <table:table-cell office:value-type="float" office:value="41.5">
            <text:p>41,5</text:p>
          </table:table-cell>
          <table:table-cell office:value-type="float" office:value="0.857142857142857">
            <text:p>0,85714285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38.9072164948454">
            <text:p>38,9072164948</text:p>
          </table:table-cell>
          <table:table-cell office:value-type="float" office:value="0.432989690721649">
            <text:p>0,432989690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73170731707317">
            <text:p>0,1731707317</text:p>
          </table:table-cell>
          <table:table-cell office:value-type="float" office:value="44.5492957746479">
            <text:p>44,5492957746</text:p>
          </table:table-cell>
          <table:table-cell office:value-type="float" office:value="0.676056338028169">
            <text:p>0,67605633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46341463414634">
            <text:p>0,2463414634</text:p>
          </table:table-cell>
          <table:table-cell office:value-type="float" office:value="37.5841584158416">
            <text:p>37,5841584158</text:p>
          </table:table-cell>
          <table:table-cell office:value-type="float" office:value="0.544554455445545">
            <text:p>0,544554455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75609756097561">
            <text:p>0,1756097561</text:p>
          </table:table-cell>
          <table:table-cell office:value-type="float" office:value="35.4027777777778">
            <text:p>35,4027777778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5.4698795180723">
            <text:p>45,4698795181</text:p>
          </table:table-cell>
          <table:table-cell office:value-type="float" office:value="0.530120481927711">
            <text:p>0,530120481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8780487804878">
            <text:p>0,187804878</text:p>
          </table:table-cell>
          <table:table-cell office:value-type="float" office:value="39.5064935064935">
            <text:p>39,5064935065</text:p>
          </table:table-cell>
          <table:table-cell office:value-type="float" office:value="0.714285714285714">
            <text:p>0,714285714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9024390243902">
            <text:p>0,2390243902</text:p>
          </table:table-cell>
          <table:table-cell office:value-type="float" office:value="40.8469387755102">
            <text:p>40,8469387755</text:p>
          </table:table-cell>
          <table:table-cell office:value-type="float" office:value="0.377551020408163">
            <text:p>0,3775510204</text:p>
          </table:table-cell>
          <table:table-cell office:value-type="float" office:value="0.166666666666667">
            <text:p>0,1666666667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43.6526315789474">
            <text:p>43,6526315789</text:p>
          </table:table-cell>
          <table:table-cell office:value-type="float" office:value="0.557894736842105">
            <text:p>0,557894736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38.1976744186046">
            <text:p>38,1976744186</text:p>
          </table:table-cell>
          <table:table-cell office:value-type="float" office:value="0.534883720930232">
            <text:p>0,534883720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24390243902439">
            <text:p>0,2243902439</text:p>
          </table:table-cell>
          <table:table-cell office:value-type="float" office:value="42.3586956521739">
            <text:p>42,3586956522</text:p>
          </table:table-cell>
          <table:table-cell office:value-type="float" office:value="0.630434782608696">
            <text:p>0,630434782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35.71875">
            <text:p>35,71875</text:p>
          </table:table-cell>
          <table:table-cell office:value-type="float" office:value="0.541666666666667">
            <text:p>0,541666666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41.7157894736842">
            <text:p>41,7157894737</text:p>
          </table:table-cell>
          <table:table-cell office:value-type="float" office:value="0.536842105263158">
            <text:p>0,536842105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1.6144578313253">
            <text:p>41,6144578313</text:p>
          </table:table-cell>
          <table:table-cell office:value-type="float" office:value="0.614457831325301">
            <text:p>0,614457831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42.0873786407767">
            <text:p>42,0873786408</text:p>
          </table:table-cell>
          <table:table-cell office:value-type="float" office:value="0.543689320388349">
            <text:p>0,543689320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38.6666666666667">
            <text:p>38,6666666667</text:p>
          </table:table-cell>
          <table:table-cell office:value-type="float" office:value="0.59375">
            <text:p>0,5937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92682926829268">
            <text:p>0,1926829268</text:p>
          </table:table-cell>
          <table:table-cell office:value-type="float" office:value="39.3544303797468">
            <text:p>39,3544303797</text:p>
          </table:table-cell>
          <table:table-cell office:value-type="float" office:value="0.708860759493671">
            <text:p>0,7088607595</text:p>
          </table:table-cell>
          <table:table-cell office:value-type="float" office:value="0.0833333333333333">
            <text:p>0,083333333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9.0736842105263">
            <text:p>39,0736842105</text:p>
          </table:table-cell>
          <table:table-cell office:value-type="float" office:value="0.557894736842105">
            <text:p>0,557894736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46.7073170731707">
            <text:p>46,7073170732</text:p>
          </table:table-cell>
          <table:table-cell office:value-type="float" office:value="0.74390243902439">
            <text:p>0,74390243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90243902439024">
            <text:p>0,1902439024</text:p>
          </table:table-cell>
          <table:table-cell office:value-type="float" office:value="35.3974358974359">
            <text:p>35,3974358974</text:p>
          </table:table-cell>
          <table:table-cell office:value-type="float" office:value="0.730769230769231">
            <text:p>0,730769230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31707317073171">
            <text:p>0,5317073171</text:p>
          </table:table-cell>
          <table:table-cell office:value-type="float" office:value="40.697247706422">
            <text:p>40,6972477064</text:p>
          </table:table-cell>
          <table:table-cell office:value-type="float" office:value="0.160550458715596">
            <text:p>0,1605504587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07317073170732">
            <text:p>0,5073170732</text:p>
          </table:table-cell>
          <table:table-cell office:value-type="float" office:value="40.0192307692308">
            <text:p>40,0192307692</text:p>
          </table:table-cell>
          <table:table-cell office:value-type="float" office:value="0.149038461538462">
            <text:p>0,149038461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75609756097561">
            <text:p>0,5756097561</text:p>
          </table:table-cell>
          <table:table-cell office:value-type="float" office:value="42.3347457627119">
            <text:p>42,3347457627</text:p>
          </table:table-cell>
          <table:table-cell office:value-type="float" office:value="0.122881355932203">
            <text:p>0,1228813559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1463414634146">
            <text:p>0,5414634146</text:p>
          </table:table-cell>
          <table:table-cell office:value-type="float" office:value="40.6171171171171">
            <text:p>40,6171171171</text:p>
          </table:table-cell>
          <table:table-cell office:value-type="float" office:value="0.148648648648649">
            <text:p>0,148648648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60975609756098">
            <text:p>0,5609756098</text:p>
          </table:table-cell>
          <table:table-cell office:value-type="float" office:value="38.804347826087">
            <text:p>38,8043478261</text:p>
          </table:table-cell>
          <table:table-cell office:value-type="float" office:value="0.165217391304348">
            <text:p>0,1652173913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780487804878">
            <text:p>0,587804878</text:p>
          </table:table-cell>
          <table:table-cell office:value-type="float" office:value="37.6970954356846">
            <text:p>37,6970954357</text:p>
          </table:table-cell>
          <table:table-cell office:value-type="float" office:value="0.128630705394191">
            <text:p>0,1286307054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1463414634146">
            <text:p>0,5414634146</text:p>
          </table:table-cell>
          <table:table-cell office:value-type="float" office:value="37.4954954954955">
            <text:p>37,4954954955</text:p>
          </table:table-cell>
          <table:table-cell office:value-type="float" office:value="0.13963963963964">
            <text:p>0,139639639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495121951219512">
            <text:p>0,4951219512</text:p>
          </table:table-cell>
          <table:table-cell office:value-type="float" office:value="42.8571428571429">
            <text:p>42,8571428571</text:p>
          </table:table-cell>
          <table:table-cell office:value-type="float" office:value="0.137931034482759">
            <text:p>0,137931034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90243902439024">
            <text:p>0,5902439024</text:p>
          </table:table-cell>
          <table:table-cell office:value-type="float" office:value="42.2933884297521">
            <text:p>42,2933884298</text:p>
          </table:table-cell>
          <table:table-cell office:value-type="float" office:value="0.148760330578512">
            <text:p>0,148760330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07317073170732">
            <text:p>0,6073170732</text:p>
          </table:table-cell>
          <table:table-cell office:value-type="float" office:value="39.6064257028112">
            <text:p>39,6064257028</text:p>
          </table:table-cell>
          <table:table-cell office:value-type="float" office:value="0.100401606425703">
            <text:p>0,1004016064</text:p>
          </table:table-cell>
          <table:table-cell office:value-type="float" office:value="0.0869565217391304">
            <text:p>0,0869565217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19512195121951">
            <text:p>0,6195121951</text:p>
          </table:table-cell>
          <table:table-cell office:value-type="float" office:value="40.1811023622047">
            <text:p>40,1811023622</text:p>
          </table:table-cell>
          <table:table-cell office:value-type="float" office:value="0.114173228346457">
            <text:p>0,114173228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0.1965065502183">
            <text:p>40,1965065502</text:p>
          </table:table-cell>
          <table:table-cell office:value-type="float" office:value="0.104803493449782">
            <text:p>0,104803493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36.1428571428571">
            <text:p>36,1428571429</text:p>
          </table:table-cell>
          <table:table-cell office:value-type="float" office:value="0.191964285714286">
            <text:p>0,191964285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39.8622222222222">
            <text:p>39,8622222222</text:p>
          </table:table-cell>
          <table:table-cell office:value-type="float" office:value="0.115555555555556">
            <text:p>0,1155555556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51219512195122">
            <text:p>0,5512195122</text:p>
          </table:table-cell>
          <table:table-cell office:value-type="float" office:value="39.7477876106195">
            <text:p>39,7477876106</text:p>
          </table:table-cell>
          <table:table-cell office:value-type="float" office:value="0.163716814159292">
            <text:p>0,1637168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42.1574074074074">
            <text:p>42,1574074074</text:p>
          </table:table-cell>
          <table:table-cell office:value-type="float" office:value="0.194444444444444">
            <text:p>0,1944444444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39.180487804878">
            <text:p>39,1804878049</text:p>
          </table:table-cell>
          <table:table-cell office:value-type="float" office:value="0.141463414634146">
            <text:p>0,1414634146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780487804878">
            <text:p>0,587804878</text:p>
          </table:table-cell>
          <table:table-cell office:value-type="float" office:value="40.9377593360996">
            <text:p>40,9377593361</text:p>
          </table:table-cell>
          <table:table-cell office:value-type="float" office:value="0.16597510373444">
            <text:p>0,1659751037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390243902439">
            <text:p>0,543902439</text:p>
          </table:table-cell>
          <table:table-cell office:value-type="float" office:value="39.6053811659193">
            <text:p>39,6053811659</text:p>
          </table:table-cell>
          <table:table-cell office:value-type="float" office:value="0.192825112107623">
            <text:p>0,1928251121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73170731707317">
            <text:p>0,5731707317</text:p>
          </table:table-cell>
          <table:table-cell office:value-type="float" office:value="39.1021276595745">
            <text:p>39,1021276596</text:p>
          </table:table-cell>
          <table:table-cell office:value-type="float" office:value="0.165957446808511">
            <text:p>0,1659574468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90243902439024">
            <text:p>0,8902439024</text:p>
          </table:table-cell>
          <table:table-cell office:value-type="float" office:value="43.6794520547945">
            <text:p>43,6794520548</text:p>
          </table:table-cell>
          <table:table-cell office:value-type="float" office:value="0.282191780821918">
            <text:p>0,2821917808</text:p>
          </table:table-cell>
          <table:table-cell office:value-type="float" office:value="0.0454545454545455">
            <text:p>0,0454545455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68292682926829">
            <text:p>0,9682926829</text:p>
          </table:table-cell>
          <table:table-cell office:value-type="float" office:value="43.8513853904282">
            <text:p>43,8513853904</text:p>
          </table:table-cell>
          <table:table-cell office:value-type="float" office:value="0.967254408060453">
            <text:p>0,9672544081</text:p>
          </table:table-cell>
          <table:table-cell office:value-type="float" office:value="0.0217391304347826">
            <text:p>0,0217391304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1.2955145118734">
            <text:p>41,2955145119</text:p>
          </table:table-cell>
          <table:table-cell office:value-type="float" office:value="0.12401055408971">
            <text:p>0,1240105541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1.4705882352941">
            <text:p>41,4705882353</text:p>
          </table:table-cell>
          <table:table-cell office:value-type="float" office:value="0.112044817927171">
            <text:p>0,1120448179</text:p>
          </table:table-cell>
          <table:table-cell office:value-type="float" office:value="0.0188679245283019">
            <text:p>0,018867924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75609756097561">
            <text:p>0,8756097561</text:p>
          </table:table-cell>
          <table:table-cell office:value-type="float" office:value="43.3983286908078">
            <text:p>43,3983286908</text:p>
          </table:table-cell>
          <table:table-cell office:value-type="float" office:value="0.289693593314763">
            <text:p>0,2896935933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42.0271002710027">
            <text:p>42,027100271</text:p>
          </table:table-cell>
          <table:table-cell office:value-type="float" office:value="0.127371273712737">
            <text:p>0,1273712737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36585365853659">
            <text:p>0,9365853659</text:p>
          </table:table-cell>
          <table:table-cell office:value-type="float" office:value="43.5338541666667">
            <text:p>43,5338541667</text:p>
          </table:table-cell>
          <table:table-cell office:value-type="float" office:value="0.1796875">
            <text:p>0,1796875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36585365853659">
            <text:p>0,9365853659</text:p>
          </table:table-cell>
          <table:table-cell office:value-type="float" office:value="42.3776041666667">
            <text:p>42,3776041667</text:p>
          </table:table-cell>
          <table:table-cell office:value-type="float" office:value="0.338541666666667">
            <text:p>0,3385416667</text:p>
          </table:table-cell>
          <table:table-cell office:value-type="float" office:value="0.0208333333333333">
            <text:p>0,0208333333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65853658536585">
            <text:p>0,8658536585</text:p>
          </table:table-cell>
          <table:table-cell office:value-type="float" office:value="41.3521126760563">
            <text:p>41,3521126761</text:p>
          </table:table-cell>
          <table:table-cell office:value-type="float" office:value="0.0873239436619718">
            <text:p>0,0873239437</text:p>
          </table:table-cell>
          <table:table-cell office:value-type="float" office:value="0.0178571428571429">
            <text:p>0,017857142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775609756097561">
            <text:p>0,7756097561</text:p>
          </table:table-cell>
          <table:table-cell office:value-type="float" office:value="42.2861635220126">
            <text:p>42,286163522</text:p>
          </table:table-cell>
          <table:table-cell office:value-type="float" office:value="1.32389937106918">
            <text:p>1,3238993711</text:p>
          </table:table-cell>
          <table:table-cell office:value-type="float" office:value="0.717391304347826">
            <text:p>0,7173913043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21951219512195">
            <text:p>0,9219512195</text:p>
          </table:table-cell>
          <table:table-cell office:value-type="float" office:value="42.4021164021164">
            <text:p>42,4021164021</text:p>
          </table:table-cell>
          <table:table-cell office:value-type="float" office:value="0.378306878306878">
            <text:p>0,3783068783</text:p>
          </table:table-cell>
          <table:table-cell office:value-type="float" office:value="0.0357142857142857">
            <text:p>0,0357142857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34146341463415">
            <text:p>0,8341463415</text:p>
          </table:table-cell>
          <table:table-cell office:value-type="float" office:value="42.5730994152047">
            <text:p>42,5730994152</text:p>
          </table:table-cell>
          <table:table-cell office:value-type="float" office:value="0.087719298245614">
            <text:p>0,0877192982</text:p>
          </table:table-cell>
          <table:table-cell office:value-type="float" office:value="0.0227272727272727">
            <text:p>0,0227272727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80487804878049">
            <text:p>0,8804878049</text:p>
          </table:table-cell>
          <table:table-cell office:value-type="float" office:value="41.8227146814404">
            <text:p>41,8227146814</text:p>
          </table:table-cell>
          <table:table-cell office:value-type="float" office:value="0.149584487534626">
            <text:p>0,1495844875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78048780487805">
            <text:p>0,8780487805</text:p>
          </table:table-cell>
          <table:table-cell office:value-type="float" office:value="40.4305555555556">
            <text:p>40,4305555556</text:p>
          </table:table-cell>
          <table:table-cell office:value-type="float" office:value="0.138888888888889">
            <text:p>0,1388888889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07317073170732">
            <text:p>0,8073170732</text:p>
          </table:table-cell>
          <table:table-cell office:value-type="float" office:value="40.5770392749245">
            <text:p>40,5770392749</text:p>
          </table:table-cell>
          <table:table-cell office:value-type="float" office:value="0.13595166163142">
            <text:p>0,1359516616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780487804878049">
            <text:p>0,7804878049</text:p>
          </table:table-cell>
          <table:table-cell office:value-type="float" office:value="41.70625">
            <text:p>41,70625</text:p>
          </table:table-cell>
          <table:table-cell office:value-type="float" office:value="0.196875">
            <text:p>0,196875</text:p>
          </table:table-cell>
          <table:table-cell office:value-type="float" office:value="0.0181818181818182">
            <text:p>0,0181818182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787804878048781">
            <text:p>0,787804878</text:p>
          </table:table-cell>
          <table:table-cell office:value-type="float" office:value="40.7430340557276">
            <text:p>40,7430340557</text:p>
          </table:table-cell>
          <table:table-cell office:value-type="float" office:value="0.0681114551083591">
            <text:p>0,0681114551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1.8337801608579">
            <text:p>41,8337801609</text:p>
          </table:table-cell>
          <table:table-cell office:value-type="float" office:value="0.447721179624665">
            <text:p>0,4477211796</text:p>
          </table:table-cell>
          <table:table-cell office:value-type="float" office:value="0.0188679245283019">
            <text:p>0,018867924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60975609756097">
            <text:p>0,8609756098</text:p>
          </table:table-cell>
          <table:table-cell office:value-type="float" office:value="40.5439093484419">
            <text:p>40,5439093484</text:p>
          </table:table-cell>
          <table:table-cell office:value-type="float" office:value="0.127478753541076">
            <text:p>0,1274787535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04878048780488">
            <text:p>0,9048780488</text:p>
          </table:table-cell>
          <table:table-cell office:value-type="float" office:value="41.5390835579515">
            <text:p>41,539083558</text:p>
          </table:table-cell>
          <table:table-cell office:value-type="float" office:value="0.46900269541779">
            <text:p>0,4690026954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0975609756098">
            <text:p>0,2609756098</text:p>
          </table:table-cell>
          <table:table-cell office:value-type="float" office:value="39.1682242990654">
            <text:p>39,1682242991</text:p>
          </table:table-cell>
          <table:table-cell office:value-type="float" office:value="0.392523364485981">
            <text:p>0,392523364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8780487804878">
            <text:p>0,2487804878</text:p>
          </table:table-cell>
          <table:table-cell office:value-type="float" office:value="40.4411764705882">
            <text:p>40,4411764706</text:p>
          </table:table-cell>
          <table:table-cell office:value-type="float" office:value="0.323529411764706">
            <text:p>0,3235294118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43.1770833333333">
            <text:p>43,1770833333</text:p>
          </table:table-cell>
          <table:table-cell office:value-type="float" office:value="0.260416666666667">
            <text:p>0,260416666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2.5444444444444">
            <text:p>42,5444444444</text:p>
          </table:table-cell>
          <table:table-cell office:value-type="float" office:value="0.511111111111111">
            <text:p>0,5111111111</text:p>
          </table:table-cell>
          <table:table-cell office:value-type="float" office:value="0.111111111111111">
            <text:p>0,111111111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0487804878049">
            <text:p>0,1804878049</text:p>
          </table:table-cell>
          <table:table-cell office:value-type="float" office:value="36.5405405405405">
            <text:p>36,5405405405</text:p>
          </table:table-cell>
          <table:table-cell office:value-type="float" office:value="0.513513513513513">
            <text:p>0,513513513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951219512195">
            <text:p>0,2219512195</text:p>
          </table:table-cell>
          <table:table-cell office:value-type="float" office:value="38.6483516483516">
            <text:p>38,6483516484</text:p>
          </table:table-cell>
          <table:table-cell office:value-type="float" office:value="0.494505494505494">
            <text:p>0,494505494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44.3592233009709">
            <text:p>44,359223301</text:p>
          </table:table-cell>
          <table:table-cell office:value-type="float" office:value="0.320388349514563">
            <text:p>0,3203883495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6341463414634">
            <text:p>0,2463414634</text:p>
          </table:table-cell>
          <table:table-cell office:value-type="float" office:value="36.5841584158416">
            <text:p>36,5841584158</text:p>
          </table:table-cell>
          <table:table-cell office:value-type="float" office:value="0.366336633663366">
            <text:p>0,3663366337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5121951219">
            <text:p>0,212195122</text:p>
          </table:table-cell>
          <table:table-cell office:value-type="float" office:value="38.6896551724138">
            <text:p>38,6896551724</text:p>
          </table:table-cell>
          <table:table-cell office:value-type="float" office:value="0.39080459770115">
            <text:p>0,390804597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41.8301886792453">
            <text:p>41,8301886792</text:p>
          </table:table-cell>
          <table:table-cell office:value-type="float" office:value="0.273584905660377">
            <text:p>0,273584905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0243902439024">
            <text:p>0,1902439024</text:p>
          </table:table-cell>
          <table:table-cell office:value-type="float" office:value="42">
            <text:p>42</text:p>
          </table:table-cell>
          <table:table-cell office:value-type="float" office:value="0.487179487179487">
            <text:p>0,487179487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9.8421052631579">
            <text:p>39,8421052632</text:p>
          </table:table-cell>
          <table:table-cell office:value-type="float" office:value="0.389473684210526">
            <text:p>0,389473684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5853658536585">
            <text:p>0,2658536585</text:p>
          </table:table-cell>
          <table:table-cell office:value-type="float" office:value="38.3761467889908">
            <text:p>38,376146789</text:p>
          </table:table-cell>
          <table:table-cell office:value-type="float" office:value="0.357798165137615">
            <text:p>0,35779816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951219512195">
            <text:p>0,2219512195</text:p>
          </table:table-cell>
          <table:table-cell office:value-type="float" office:value="39.2417582417582">
            <text:p>39,2417582418</text:p>
          </table:table-cell>
          <table:table-cell office:value-type="float" office:value="0.516483516483517">
            <text:p>0,516483516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3414634146341">
            <text:p>0,2634146341</text:p>
          </table:table-cell>
          <table:table-cell office:value-type="float" office:value="38.3981481481481">
            <text:p>38,3981481481</text:p>
          </table:table-cell>
          <table:table-cell office:value-type="float" office:value="0.342592592592593">
            <text:p>0,342592592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5121951219">
            <text:p>0,212195122</text:p>
          </table:table-cell>
          <table:table-cell office:value-type="float" office:value="38.0229885057471">
            <text:p>38,0229885057</text:p>
          </table:table-cell>
          <table:table-cell office:value-type="float" office:value="0.402298850574713">
            <text:p>0,402298850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40.6310679611651">
            <text:p>40,6310679612</text:p>
          </table:table-cell>
          <table:table-cell office:value-type="float" office:value="0.378640776699029">
            <text:p>0,3786407767</text:p>
          </table:table-cell>
          <table:table-cell office:value-type="float" office:value="0.111111111111111">
            <text:p>0,1111111111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5365853658537">
            <text:p>0,1853658537</text:p>
          </table:table-cell>
          <table:table-cell office:value-type="float" office:value="39.6052631578947">
            <text:p>39,6052631579</text:p>
          </table:table-cell>
          <table:table-cell office:value-type="float" office:value="0.631578947368421">
            <text:p>0,631578947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4.8222222222222">
            <text:p>44,8222222222</text:p>
          </table:table-cell>
          <table:table-cell office:value-type="float" office:value="0.488888888888889">
            <text:p>0,488888888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8.0568181818182">
            <text:p>48,0568181818</text:p>
          </table:table-cell>
          <table:table-cell office:value-type="float" office:value="0.386363636363636">
            <text:p>0,38636363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3.3418803418803">
            <text:p>43,3418803419</text:p>
          </table:table-cell>
          <table:table-cell office:value-type="float" office:value="0.094017094017094">
            <text:p>0,09401709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36585365853659">
            <text:p>0,5365853659</text:p>
          </table:table-cell>
          <table:table-cell office:value-type="float" office:value="43.0045454545455">
            <text:p>43,0045454545</text:p>
          </table:table-cell>
          <table:table-cell office:value-type="float" office:value="0.0818181818181818">
            <text:p>0,081818181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39.9082969432314">
            <text:p>39,9082969432</text:p>
          </table:table-cell>
          <table:table-cell office:value-type="float" office:value="0.104803493449782">
            <text:p>0,104803493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1.2827004219409">
            <text:p>41,2827004219</text:p>
          </table:table-cell>
          <table:table-cell office:value-type="float" office:value="0.0843881856540084">
            <text:p>0,0843881857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1219512195122">
            <text:p>0,512195122</text:p>
          </table:table-cell>
          <table:table-cell office:value-type="float" office:value="43.0047619047619">
            <text:p>43,0047619048</text:p>
          </table:table-cell>
          <table:table-cell office:value-type="float" office:value="0.119047619047619">
            <text:p>0,119047619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614634146341463">
            <text:p>0,6146341463</text:p>
          </table:table-cell>
          <table:table-cell office:value-type="float" office:value="41.6150793650794">
            <text:p>41,6150793651</text:p>
          </table:table-cell>
          <table:table-cell office:value-type="float" office:value="0.107142857142857">
            <text:p>0,107142857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60975609756098">
            <text:p>0,4609756098</text:p>
          </table:table-cell>
          <table:table-cell office:value-type="float" office:value="40.5026455026455">
            <text:p>40,5026455026</text:p>
          </table:table-cell>
          <table:table-cell office:value-type="float" office:value="0.116402116402116">
            <text:p>0,1164021164</text:p>
          </table:table-cell>
          <table:table-cell office:value-type="float" office:value="0.0344827586206897">
            <text:p>0,034482758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14634146341463">
            <text:p>0,5146341463</text:p>
          </table:table-cell>
          <table:table-cell office:value-type="float" office:value="39.2511848341232">
            <text:p>39,2511848341</text:p>
          </table:table-cell>
          <table:table-cell office:value-type="float" office:value="0.0853080568720379">
            <text:p>0,0853080569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1.4148471615721">
            <text:p>41,4148471616</text:p>
          </table:table-cell>
          <table:table-cell office:value-type="float" office:value="0.139737991266376">
            <text:p>0,1397379913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39024390243903">
            <text:p>0,5390243902</text:p>
          </table:table-cell>
          <table:table-cell office:value-type="float" office:value="41.7013574660634">
            <text:p>41,7013574661</text:p>
          </table:table-cell>
          <table:table-cell office:value-type="float" office:value="0.104072398190045">
            <text:p>0,1040723982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04878048780488">
            <text:p>0,5048780488</text:p>
          </table:table-cell>
          <table:table-cell office:value-type="float" office:value="42.7391304347826">
            <text:p>42,7391304348</text:p>
          </table:table-cell>
          <table:table-cell office:value-type="float" office:value="0.111111111111111">
            <text:p>0,1111111111</text:p>
          </table:table-cell>
          <table:table-cell office:value-type="float" office:value="0.1">
            <text:p>0,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87804878048781">
            <text:p>0,487804878</text:p>
          </table:table-cell>
          <table:table-cell office:value-type="float" office:value="40.04">
            <text:p>40,04</text:p>
          </table:table-cell>
          <table:table-cell office:value-type="float" office:value="0.075">
            <text:p>0,07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8780487804878">
            <text:p>0,587804878</text:p>
          </table:table-cell>
          <table:table-cell office:value-type="float" office:value="40.4315352697095">
            <text:p>40,4315352697</text:p>
          </table:table-cell>
          <table:table-cell office:value-type="float" office:value="0.0788381742738589">
            <text:p>0,078838174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1219512195122">
            <text:p>0,512195122</text:p>
          </table:table-cell>
          <table:table-cell office:value-type="float" office:value="40.1952380952381">
            <text:p>40,1952380952</text:p>
          </table:table-cell>
          <table:table-cell office:value-type="float" office:value="0.0714285714285714">
            <text:p>0,071428571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621951219512195">
            <text:p>0,6219512195</text:p>
          </table:table-cell>
          <table:table-cell office:value-type="float" office:value="44.6352941176471">
            <text:p>44,6352941176</text:p>
          </table:table-cell>
          <table:table-cell office:value-type="float" office:value="0.0980392156862745">
            <text:p>0,098039215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39.212962962963">
            <text:p>39,212962963</text:p>
          </table:table-cell>
          <table:table-cell office:value-type="float" office:value="0.115740740740741">
            <text:p>0,1157407407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0.6896551724138">
            <text:p>40,6896551724</text:p>
          </table:table-cell>
          <table:table-cell office:value-type="float" office:value="0.0689655172413793">
            <text:p>0,068965517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619512195121951">
            <text:p>0,6195121951</text:p>
          </table:table-cell>
          <table:table-cell office:value-type="float" office:value="42.0393700787402">
            <text:p>42,0393700787</text:p>
          </table:table-cell>
          <table:table-cell office:value-type="float" office:value="0.0590551181102362">
            <text:p>0,0590551181</text:p>
          </table:table-cell>
          <table:table-cell office:value-type="float" office:value="0.0416666666666667">
            <text:p>0,0416666667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78048780487805">
            <text:p>0,4780487805</text:p>
          </table:table-cell>
          <table:table-cell office:value-type="float" office:value="43.7602040816327">
            <text:p>43,7602040816</text:p>
          </table:table-cell>
          <table:table-cell office:value-type="float" office:value="0.086734693877551">
            <text:p>0,0867346939</text:p>
          </table:table-cell>
          <table:table-cell office:value-type="float" office:value="0.0384615384615385">
            <text:p>0,038461538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09756097560976">
            <text:p>0,5097560976</text:p>
          </table:table-cell>
          <table:table-cell office:value-type="float" office:value="41.7129186602871">
            <text:p>41,7129186603</text:p>
          </table:table-cell>
          <table:table-cell office:value-type="float" office:value="0.143540669856459">
            <text:p>0,1435406699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80487804878049">
            <text:p>0,8804878049</text:p>
          </table:table-cell>
          <table:table-cell office:value-type="float" office:value="41.3434903047091">
            <text:p>41,3434903047</text:p>
          </table:table-cell>
          <table:table-cell office:value-type="float" office:value="0.119113573407202">
            <text:p>0,1191135734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39024390243902">
            <text:p>0,9390243902</text:p>
          </table:table-cell>
          <table:table-cell office:value-type="float" office:value="44.0805194805195">
            <text:p>44,0805194805</text:p>
          </table:table-cell>
          <table:table-cell office:value-type="float" office:value="0.0805194805194805">
            <text:p>0,0805194805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8780487804878">
            <text:p>0,887804878</text:p>
          </table:table-cell>
          <table:table-cell office:value-type="float" office:value="41.3241758241758">
            <text:p>41,3241758242</text:p>
          </table:table-cell>
          <table:table-cell office:value-type="float" office:value="0.244505494505494">
            <text:p>0,2445054945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65853658536585">
            <text:p>0,8658536585</text:p>
          </table:table-cell>
          <table:table-cell office:value-type="float" office:value="38.8619718309859">
            <text:p>38,861971831</text:p>
          </table:table-cell>
          <table:table-cell office:value-type="float" office:value="0.0535211267605634">
            <text:p>0,0535211268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5609756097561">
            <text:p>0,956097561</text:p>
          </table:table-cell>
          <table:table-cell office:value-type="float" office:value="44.4260204081633">
            <text:p>44,4260204082</text:p>
          </table:table-cell>
          <table:table-cell office:value-type="float" office:value="0.229591836734694">
            <text:p>0,2295918367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48780487804878">
            <text:p>0,8487804878</text:p>
          </table:table-cell>
          <table:table-cell office:value-type="float" office:value="40.9770114942529">
            <text:p>40,9770114943</text:p>
          </table:table-cell>
          <table:table-cell office:value-type="float" office:value="0.103448275862069">
            <text:p>0,1034482759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19512195121951">
            <text:p>0,8195121951</text:p>
          </table:table-cell>
          <table:table-cell office:value-type="float" office:value="39.8422619047619">
            <text:p>39,8422619048</text:p>
          </table:table-cell>
          <table:table-cell office:value-type="float" office:value="0.0416666666666667">
            <text:p>0,0416666667</text:p>
          </table:table-cell>
          <table:table-cell office:value-type="float" office:value="0.0178571428571429">
            <text:p>0,0178571429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38.7615176151762">
            <text:p>38,7615176152</text:p>
          </table:table-cell>
          <table:table-cell office:value-type="float" office:value="0.0623306233062331">
            <text:p>0,0623306233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42.4552845528455">
            <text:p>42,4552845528</text:p>
          </table:table-cell>
          <table:table-cell office:value-type="float" office:value="0.143631436314363">
            <text:p>0,1436314363</text:p>
          </table:table-cell>
          <table:table-cell office:value-type="float" office:value="0.0144927536231884">
            <text:p>0,0144927536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78048780487805">
            <text:p>0,8780487805</text:p>
          </table:table-cell>
          <table:table-cell office:value-type="float" office:value="42.7083333333333">
            <text:p>42,7083333333</text:p>
          </table:table-cell>
          <table:table-cell office:value-type="float" office:value="0.158333333333333">
            <text:p>0,1583333333</text:p>
          </table:table-cell>
          <table:table-cell office:value-type="float" office:value="0.0384615384615385">
            <text:p>0,0384615385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21951219512195">
            <text:p>0,9219512195</text:p>
          </table:table-cell>
          <table:table-cell office:value-type="float" office:value="42.3809523809524">
            <text:p>42,380952381</text:p>
          </table:table-cell>
          <table:table-cell office:value-type="float" office:value="0.203703703703704">
            <text:p>0,2037037037</text:p>
          </table:table-cell>
          <table:table-cell office:value-type="float" office:value="0.0434782608695652">
            <text:p>0,0434782609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12195121951219">
            <text:p>0,812195122</text:p>
          </table:table-cell>
          <table:table-cell office:value-type="float" office:value="39.3993993993994">
            <text:p>39,3993993994</text:p>
          </table:table-cell>
          <table:table-cell office:value-type="float" office:value="0.0750750750750751">
            <text:p>0,0750750751</text:p>
          </table:table-cell>
          <table:table-cell office:value-type="float" office:value="0.024390243902439">
            <text:p>0,0243902439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73170731707317">
            <text:p>0,8731707317</text:p>
          </table:table-cell>
          <table:table-cell office:value-type="float" office:value="42.6536312849162">
            <text:p>42,6536312849</text:p>
          </table:table-cell>
          <table:table-cell office:value-type="float" office:value="0.106145251396648">
            <text:p>0,1061452514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0.3878627968338">
            <text:p>40,3878627968</text:p>
          </table:table-cell>
          <table:table-cell office:value-type="float" office:value="0.118733509234828">
            <text:p>0,1187335092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53658536585366">
            <text:p>0,8536585366</text:p>
          </table:table-cell>
          <table:table-cell office:value-type="float" office:value="42.3114285714286">
            <text:p>42,3114285714</text:p>
          </table:table-cell>
          <table:table-cell office:value-type="float" office:value="0.0571428571428571">
            <text:p>0,057142857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41463414634146">
            <text:p>0,9414634146</text:p>
          </table:table-cell>
          <table:table-cell office:value-type="float" office:value="39.0854922279793">
            <text:p>39,085492228</text:p>
          </table:table-cell>
          <table:table-cell office:value-type="float" office:value="0.0673575129533679">
            <text:p>0,067357513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09756097560976">
            <text:p>0,8097560976</text:p>
          </table:table-cell>
          <table:table-cell office:value-type="float" office:value="41.2771084337349">
            <text:p>41,2771084337</text:p>
          </table:table-cell>
          <table:table-cell office:value-type="float" office:value="0.0692771084337349">
            <text:p>0,0692771084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2.3914209115282">
            <text:p>42,3914209115</text:p>
          </table:table-cell>
          <table:table-cell office:value-type="float" office:value="0.0670241286863271">
            <text:p>0,0670241287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48780487804878">
            <text:p>0,8487804878</text:p>
          </table:table-cell>
          <table:table-cell office:value-type="float" office:value="40.8591954022989">
            <text:p>40,8591954023</text:p>
          </table:table-cell>
          <table:table-cell office:value-type="float" office:value="0.0718390804597701">
            <text:p>0,0718390805</text:p>
          </table:table-cell>
          <table:table-cell office:value-type="float" office:value="0.0303030303030303">
            <text:p>0,0303030303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12195121951219">
            <text:p>0,912195122</text:p>
          </table:table-cell>
          <table:table-cell office:value-type="float" office:value="39.3288770053476">
            <text:p>39,3288770053</text:p>
          </table:table-cell>
          <table:table-cell office:value-type="float" office:value="0.072192513368984">
            <text:p>0,0721925134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41.0987654320988">
            <text:p>41,0987654321</text:p>
          </table:table-cell>
          <table:table-cell office:value-type="float" office:value="1.17283950617284">
            <text:p>1,172839506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40.2857142857143">
            <text:p>40,2857142857</text:p>
          </table:table-cell>
          <table:table-cell office:value-type="float" office:value="1.19047619047619">
            <text:p>1,190476190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40.0581395348837">
            <text:p>40,0581395349</text:p>
          </table:table-cell>
          <table:table-cell office:value-type="float" office:value="1.2093023255814">
            <text:p>1,209302325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39.9012345679012">
            <text:p>39,9012345679</text:p>
          </table:table-cell>
          <table:table-cell office:value-type="float" office:value="1.19753086419753">
            <text:p>1,1975308642</text:p>
          </table:table-cell>
          <table:table-cell office:value-type="float" office:value="0.142857142857143">
            <text:p>0,1428571429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9.6451612903226">
            <text:p>39,6451612903</text:p>
          </table:table-cell>
          <table:table-cell office:value-type="float" office:value="1.10752688172043">
            <text:p>1,107526881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53658536585366">
            <text:p>0,2536585366</text:p>
          </table:table-cell>
          <table:table-cell office:value-type="float" office:value="43.0480769230769">
            <text:p>43,0480769231</text:p>
          </table:table-cell>
          <table:table-cell office:value-type="float" office:value="1.06730769230769">
            <text:p>1,067307692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2.0602409638554">
            <text:p>42,0602409639</text:p>
          </table:table-cell>
          <table:table-cell office:value-type="float" office:value="1.06024096385542">
            <text:p>1,060240963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37.5116279069767">
            <text:p>37,511627907</text:p>
          </table:table-cell>
          <table:table-cell office:value-type="float" office:value="1.2093023255814">
            <text:p>1,209302325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38.99">
            <text:p>38,99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1.1555555555556">
            <text:p>41,1555555556</text:p>
          </table:table-cell>
          <table:table-cell office:value-type="float" office:value="1.04444444444444">
            <text:p>1,0444444444</text:p>
          </table:table-cell>
          <table:table-cell office:value-type="float" office:value="0.0714285714285714">
            <text:p>0,0714285714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7.1237113402062">
            <text:p>47,1237113402</text:p>
          </table:table-cell>
          <table:table-cell office:value-type="float" office:value="0.907216494845361">
            <text:p>0,907216494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39024390243902">
            <text:p>0,2390243902</text:p>
          </table:table-cell>
          <table:table-cell office:value-type="float" office:value="38.8163265306122">
            <text:p>38,8163265306</text:p>
          </table:table-cell>
          <table:table-cell office:value-type="float" office:value="1.07142857142857">
            <text:p>1,071428571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9.9325842696629">
            <text:p>39,9325842697</text:p>
          </table:table-cell>
          <table:table-cell office:value-type="float" office:value="1.1123595505618">
            <text:p>1,112359550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44.7">
            <text:p>44,7</text:p>
          </table:table-cell>
          <table:table-cell office:value-type="float" office:value="1.04">
            <text:p>1,0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44.7735849056604">
            <text:p>44,7735849057</text:p>
          </table:table-cell>
          <table:table-cell office:value-type="float" office:value="0.981132075471698">
            <text:p>0,9811320755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0.2268041237113">
            <text:p>40,2268041237</text:p>
          </table:table-cell>
          <table:table-cell office:value-type="float" office:value="0.876288659793814">
            <text:p>0,876288659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7317073170732">
            <text:p>0,2073170732</text:p>
          </table:table-cell>
          <table:table-cell office:value-type="float" office:value="45.5411764705882">
            <text:p>45,5411764706</text:p>
          </table:table-cell>
          <table:table-cell office:value-type="float" office:value="0.976470588235294">
            <text:p>0,976470588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5365853658537">
            <text:p>0,1853658537</text:p>
          </table:table-cell>
          <table:table-cell office:value-type="float" office:value="38.2763157894737">
            <text:p>38,2763157895</text:p>
          </table:table-cell>
          <table:table-cell office:value-type="float" office:value="1.25">
            <text:p>1,25</text:p>
          </table:table-cell>
          <table:table-cell office:value-type="float" office:value="0.111111111111111">
            <text:p>0,111111111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42.6744186046512">
            <text:p>42,6744186047</text:p>
          </table:table-cell>
          <table:table-cell office:value-type="float" office:value="1.03488372093023">
            <text:p>1,034883720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780487804878">
            <text:p>0,187804878</text:p>
          </table:table-cell>
          <table:table-cell office:value-type="float" office:value="46.4675324675325">
            <text:p>46,4675324675</text:p>
          </table:table-cell>
          <table:table-cell office:value-type="float" office:value="1.28571428571429">
            <text:p>1,285714285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2.8290598290598">
            <text:p>42,8290598291</text:p>
          </table:table-cell>
          <table:table-cell office:value-type="float" office:value="0.431623931623932">
            <text:p>0,431623931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39.1866666666667">
            <text:p>39,1866666667</text:p>
          </table:table-cell>
          <table:table-cell office:value-type="float" office:value="0.373333333333333">
            <text:p>0,3733333333</text:p>
          </table:table-cell>
          <table:table-cell office:value-type="float" office:value="0.0869565217391304">
            <text:p>0,0869565217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44.1759259259259">
            <text:p>44,1759259259</text:p>
          </table:table-cell>
          <table:table-cell office:value-type="float" office:value="0.703703703703704">
            <text:p>0,7037037037</text:p>
          </table:table-cell>
          <table:table-cell office:value-type="float" office:value="0.0294117647058824">
            <text:p>0,0294117647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0.2606837606838">
            <text:p>40,2606837607</text:p>
          </table:table-cell>
          <table:table-cell office:value-type="float" office:value="0.465811965811966">
            <text:p>0,4658119658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39.3883928571429">
            <text:p>39,3883928571</text:p>
          </table:table-cell>
          <table:table-cell office:value-type="float" office:value="0.491071428571429">
            <text:p>0,4910714286</text:p>
          </table:table-cell>
          <table:table-cell office:value-type="float" office:value="0.03125">
            <text:p>0,0312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31707317073171">
            <text:p>0,5317073171</text:p>
          </table:table-cell>
          <table:table-cell office:value-type="float" office:value="43.197247706422">
            <text:p>43,1972477064</text:p>
          </table:table-cell>
          <table:table-cell office:value-type="float" office:value="0.41743119266055">
            <text:p>0,4174311927</text:p>
          </table:table-cell>
          <table:table-cell office:value-type="float" office:value="0.037037037037037">
            <text:p>0,037037037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07317073170732">
            <text:p>0,5073170732</text:p>
          </table:table-cell>
          <table:table-cell office:value-type="float" office:value="39.5769230769231">
            <text:p>39,5769230769</text:p>
          </table:table-cell>
          <table:table-cell office:value-type="float" office:value="0.423076923076923">
            <text:p>0,4230769231</text:p>
          </table:table-cell>
          <table:table-cell office:value-type="float" office:value="0.0294117647058824">
            <text:p>0,0294117647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1.7715517241379">
            <text:p>41,7715517241</text:p>
          </table:table-cell>
          <table:table-cell office:value-type="float" office:value="0.495689655172414">
            <text:p>0,495689655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497560975609756">
            <text:p>0,4975609756</text:p>
          </table:table-cell>
          <table:table-cell office:value-type="float" office:value="38.5980392156863">
            <text:p>38,5980392157</text:p>
          </table:table-cell>
          <table:table-cell office:value-type="float" office:value="0.504901960784314">
            <text:p>0,5049019608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14634146341463">
            <text:p>0,6146341463</text:p>
          </table:table-cell>
          <table:table-cell office:value-type="float" office:value="42.0753968253968">
            <text:p>42,0753968254</text:p>
          </table:table-cell>
          <table:table-cell office:value-type="float" office:value="0.396825396825397">
            <text:p>0,3968253968</text:p>
          </table:table-cell>
          <table:table-cell office:value-type="float" office:value="0.0416666666666667">
            <text:p>0,0416666667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73170731707317">
            <text:p>0,5731707317</text:p>
          </table:table-cell>
          <table:table-cell office:value-type="float" office:value="42.7787234042553">
            <text:p>42,7787234043</text:p>
          </table:table-cell>
          <table:table-cell office:value-type="float" office:value="0.446808510638298">
            <text:p>0,446808510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38.8044444444444">
            <text:p>38,8044444444</text:p>
          </table:table-cell>
          <table:table-cell office:value-type="float" office:value="0.528888888888889">
            <text:p>0,528888888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31707317073171">
            <text:p>0,5317073171</text:p>
          </table:table-cell>
          <table:table-cell office:value-type="float" office:value="41.9770642201835">
            <text:p>41,9770642202</text:p>
          </table:table-cell>
          <table:table-cell office:value-type="float" office:value="0.467889908256881">
            <text:p>0,4678899083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36585365853659">
            <text:p>0,5365853659</text:p>
          </table:table-cell>
          <table:table-cell office:value-type="float" office:value="37.1181818181818">
            <text:p>37,1181818182</text:p>
          </table:table-cell>
          <table:table-cell office:value-type="float" office:value="0.509090909090909">
            <text:p>0,5090909091</text:p>
          </table:table-cell>
          <table:table-cell office:value-type="float" office:value="0.130434782608696">
            <text:p>0,1304347826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1.0168776371308">
            <text:p>41,0168776371</text:p>
          </table:table-cell>
          <table:table-cell office:value-type="float" office:value="0.40084388185654">
            <text:p>0,4008438819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1951219512195">
            <text:p>0,5219512195</text:p>
          </table:table-cell>
          <table:table-cell office:value-type="float" office:value="41.2383177570093">
            <text:p>41,238317757</text:p>
          </table:table-cell>
          <table:table-cell office:value-type="float" office:value="0.537383177570093">
            <text:p>0,537383177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9268292682927">
            <text:p>0,5292682927</text:p>
          </table:table-cell>
          <table:table-cell office:value-type="float" office:value="40.4930875576037">
            <text:p>40,4930875576</text:p>
          </table:table-cell>
          <table:table-cell office:value-type="float" office:value="0.539170506912442">
            <text:p>0,539170506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19512195121951">
            <text:p>0,5195121951</text:p>
          </table:table-cell>
          <table:table-cell office:value-type="float" office:value="43.3286384976526">
            <text:p>43,3286384977</text:p>
          </table:table-cell>
          <table:table-cell office:value-type="float" office:value="0.497652582159624">
            <text:p>0,4976525822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5609756097561">
            <text:p>0,556097561</text:p>
          </table:table-cell>
          <table:table-cell office:value-type="float" office:value="38.7017543859649">
            <text:p>38,701754386</text:p>
          </table:table-cell>
          <table:table-cell office:value-type="float" office:value="0.614035087719298">
            <text:p>0,6140350877</text:p>
          </table:table-cell>
          <table:table-cell office:value-type="float" office:value="0.0588235294117647">
            <text:p>0,0588235294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12195121951219">
            <text:p>0,612195122</text:p>
          </table:table-cell>
          <table:table-cell office:value-type="float" office:value="41.5059760956175">
            <text:p>41,5059760956</text:p>
          </table:table-cell>
          <table:table-cell office:value-type="float" office:value="0.50199203187251">
            <text:p>0,5019920319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04878048780488">
            <text:p>0,8048780488</text:p>
          </table:table-cell>
          <table:table-cell office:value-type="float" office:value="42.4242424242424">
            <text:p>42,4242424242</text:p>
          </table:table-cell>
          <table:table-cell office:value-type="float" office:value="0.472727272727273">
            <text:p>0,4727272727</text:p>
          </table:table-cell>
          <table:table-cell office:value-type="float" office:value="0.0185185185185185">
            <text:p>0,0185185185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02439024390244">
            <text:p>0,9024390244</text:p>
          </table:table-cell>
          <table:table-cell office:value-type="float" office:value="43.0756756756757">
            <text:p>43,075675675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51219512195122">
            <text:p>0,5512195122</text:p>
          </table:table-cell>
          <table:table-cell office:value-type="float" office:value="41.6548672566372">
            <text:p>41,6548672566</text:p>
          </table:table-cell>
          <table:table-cell office:value-type="float" office:value="1.38495575221239">
            <text:p>1,3849557522</text:p>
          </table:table-cell>
          <table:table-cell office:value-type="float" office:value="0.737931034482759">
            <text:p>0,737931034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97560975609756">
            <text:p>0,5975609756</text:p>
          </table:table-cell>
          <table:table-cell office:value-type="float" office:value="44.4734693877551">
            <text:p>44,4734693878</text:p>
          </table:table-cell>
          <table:table-cell office:value-type="float" office:value="3.82857142857143">
            <text:p>3,8285714286</text:p>
          </table:table-cell>
          <table:table-cell office:value-type="float" office:value="0.888888888888889">
            <text:p>0,8888888889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63414634146341">
            <text:p>0,8634146341</text:p>
          </table:table-cell>
          <table:table-cell office:value-type="float" office:value="44.3728813559322">
            <text:p>44,3728813559</text:p>
          </table:table-cell>
          <table:table-cell office:value-type="float" office:value="1.00847457627119">
            <text:p>1,0084745763</text:p>
          </table:table-cell>
          <table:table-cell office:value-type="float" office:value="0.486486486486487">
            <text:p>0,4864864865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29268292682927">
            <text:p>0,7292682927</text:p>
          </table:table-cell>
          <table:table-cell office:value-type="float" office:value="44.9030100334448">
            <text:p>44,9030100334</text:p>
          </table:table-cell>
          <table:table-cell office:value-type="float" office:value="0.909698996655518">
            <text:p>0,9096989967</text:p>
          </table:table-cell>
          <table:table-cell office:value-type="float" office:value="0.627906976744186">
            <text:p>0,6279069767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73170731707317">
            <text:p>0,8731707317</text:p>
          </table:table-cell>
          <table:table-cell office:value-type="float" office:value="43.1145251396648">
            <text:p>43,1145251397</text:p>
          </table:table-cell>
          <table:table-cell office:value-type="float" office:value="0.385474860335195">
            <text:p>0,3854748603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8780487804878">
            <text:p>0,387804878</text:p>
          </table:table-cell>
          <table:table-cell office:value-type="float" office:value="42.6918238993711">
            <text:p>42,6918238994</text:p>
          </table:table-cell>
          <table:table-cell office:value-type="float" office:value="2.94968553459119">
            <text:p>2,9496855346</text:p>
          </table:table-cell>
          <table:table-cell office:value-type="float" office:value="0.925">
            <text:p>0,92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58536585365854">
            <text:p>0,8585365854</text:p>
          </table:table-cell>
          <table:table-cell office:value-type="float" office:value="43.7159090909091">
            <text:p>43,7159090909</text:p>
          </table:table-cell>
          <table:table-cell office:value-type="float" office:value="0.480113636363636">
            <text:p>0,4801136364</text:p>
          </table:table-cell>
          <table:table-cell office:value-type="float" office:value="0.0350877192982456">
            <text:p>0,0350877193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26829268292683">
            <text:p>0,8268292683</text:p>
          </table:table-cell>
          <table:table-cell office:value-type="float" office:value="41.2241887905605">
            <text:p>41,2241887906</text:p>
          </table:table-cell>
          <table:table-cell office:value-type="float" office:value="0.654867256637168">
            <text:p>0,6548672566</text:p>
          </table:table-cell>
          <table:table-cell office:value-type="float" office:value="0.02">
            <text:p>0,02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53658536585366">
            <text:p>0,8536585366</text:p>
          </table:table-cell>
          <table:table-cell office:value-type="float" office:value="39.4714285714286">
            <text:p>39,4714285714</text:p>
          </table:table-cell>
          <table:table-cell office:value-type="float" office:value="0.328571428571429">
            <text:p>0,328571428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70731707317073">
            <text:p>0,7707317073</text:p>
          </table:table-cell>
          <table:table-cell office:value-type="float" office:value="41.3259493670886">
            <text:p>41,3259493671</text:p>
          </table:table-cell>
          <table:table-cell office:value-type="float" office:value="0.310126582278481">
            <text:p>0,3101265823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51219512195122">
            <text:p>0,8512195122</text:p>
          </table:table-cell>
          <table:table-cell office:value-type="float" office:value="41.2808022922636">
            <text:p>41,2808022923</text:p>
          </table:table-cell>
          <table:table-cell office:value-type="float" office:value="0.521489971346705">
            <text:p>0,5214899713</text:p>
          </table:table-cell>
          <table:table-cell office:value-type="float" office:value="0.0508474576271187">
            <text:p>0,0508474576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48780487804878">
            <text:p>0,8487804878</text:p>
          </table:table-cell>
          <table:table-cell office:value-type="float" office:value="42.1005747126437">
            <text:p>42,1005747126</text:p>
          </table:table-cell>
          <table:table-cell office:value-type="float" office:value="0.353448275862069">
            <text:p>0,3534482759</text:p>
          </table:table-cell>
          <table:table-cell office:value-type="float" office:value="0.025">
            <text:p>0,025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41463414634146">
            <text:p>0,7414634146</text:p>
          </table:table-cell>
          <table:table-cell office:value-type="float" office:value="44.6348684210526">
            <text:p>44,6348684211</text:p>
          </table:table-cell>
          <table:table-cell office:value-type="float" office:value="2.19407894736842">
            <text:p>2,1940789474</text:p>
          </table:table-cell>
          <table:table-cell office:value-type="float" office:value="0.838235294117647">
            <text:p>0,8382352941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58536585365854">
            <text:p>0,7585365854</text:p>
          </table:table-cell>
          <table:table-cell office:value-type="float" office:value="40.2958199356913">
            <text:p>40,2958199357</text:p>
          </table:table-cell>
          <table:table-cell office:value-type="float" office:value="0.334405144694534">
            <text:p>0,3344051447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65853658536585">
            <text:p>0,8658536585</text:p>
          </table:table-cell>
          <table:table-cell office:value-type="float" office:value="42.3014084507042">
            <text:p>42,3014084507</text:p>
          </table:table-cell>
          <table:table-cell office:value-type="float" office:value="0.926760563380281">
            <text:p>0,9267605634</text:p>
          </table:table-cell>
          <table:table-cell office:value-type="float" office:value="0.25">
            <text:p>0,25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68292682926829">
            <text:p>0,9682926829</text:p>
          </table:table-cell>
          <table:table-cell office:value-type="float" office:value="40.5591939546599">
            <text:p>40,5591939547</text:p>
          </table:table-cell>
          <table:table-cell office:value-type="float" office:value="0.413098236775819">
            <text:p>0,4130982368</text:p>
          </table:table-cell>
          <table:table-cell office:value-type="float" office:value="0.027027027027027">
            <text:p>0,027027027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07317073170732">
            <text:p>0,9073170732</text:p>
          </table:table-cell>
          <table:table-cell office:value-type="float" office:value="41.3924731182796">
            <text:p>41,3924731183</text:p>
          </table:table-cell>
          <table:table-cell office:value-type="float" office:value="0.451612903225806">
            <text:p>0,4516129032</text:p>
          </table:table-cell>
          <table:table-cell office:value-type="float" office:value="0.0285714285714286">
            <text:p>0,0285714286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80487804878049">
            <text:p>0,7804878049</text:p>
          </table:table-cell>
          <table:table-cell office:value-type="float" office:value="41.95625">
            <text:p>41,95625</text:p>
          </table:table-cell>
          <table:table-cell office:value-type="float" office:value="0.346875">
            <text:p>0,34687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38.75">
            <text:p>38,75</text:p>
          </table:table-cell>
          <table:table-cell office:value-type="float" office:value="0.0104166666666667">
            <text:p>0,010416666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63414634146341">
            <text:p>0,2634146341</text:p>
          </table:table-cell>
          <table:table-cell office:value-type="float" office:value="39.5462962962963">
            <text:p>39,5462962963</text:p>
          </table:table-cell>
          <table:table-cell office:value-type="float" office:value="0.0277777777777778">
            <text:p>0,027777777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37.5454545454545">
            <text:p>37,5454545455</text:p>
          </table:table-cell>
          <table:table-cell office:value-type="float" office:value="0.0113636363636364">
            <text:p>0,01136363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37.390243902439">
            <text:p>37,3902439024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1.0515463917526">
            <text:p>41,0515463918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07317073170732">
            <text:p>0,2073170732</text:p>
          </table:table-cell>
          <table:table-cell office:value-type="float" office:value="37.8705882352941">
            <text:p>37,8705882353</text:p>
          </table:table-cell>
          <table:table-cell office:value-type="float" office:value="0.0588235294117647">
            <text:p>0,058823529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38.96">
            <text:p>38,96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,090909090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70731707317073">
            <text:p>0,2707317073</text:p>
          </table:table-cell>
          <table:table-cell office:value-type="float" office:value="39.3423423423423">
            <text:p>39,3423423423</text:p>
          </table:table-cell>
          <table:table-cell office:value-type="float" office:value="0.018018018018018">
            <text:p>0,01801801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609756097561">
            <text:p>0,256097561</text:p>
          </table:table-cell>
          <table:table-cell office:value-type="float" office:value="37.6857142857143">
            <text:p>37,68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6341463414634">
            <text:p>0,2463414634</text:p>
          </table:table-cell>
          <table:table-cell office:value-type="float" office:value="39.3762376237624">
            <text:p>39,3762376238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9.258064516129">
            <text:p>39,258064516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3.979381443299">
            <text:p>43,9793814433</text:p>
          </table:table-cell>
          <table:table-cell office:value-type="float" office:value="0.0103092783505155">
            <text:p>0,010309278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41.2790697674419">
            <text:p>41,279069767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41.1808510638298">
            <text:p>41,1808510638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36.7604166666667">
            <text:p>36,76041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36">
            <text:p>36</text:p>
          </table:table-cell>
          <table:table-cell office:value-type="float" office:value="0.00943396226415094">
            <text:p>0,009433962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8292682926829">
            <text:p>0,1682926829</text:p>
          </table:table-cell>
          <table:table-cell office:value-type="float" office:value="38.1159420289855">
            <text:p>38,115942029</text:p>
          </table:table-cell>
          <table:table-cell office:value-type="float" office:value="0.0144927536231884">
            <text:p>0,014492753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65853658536585">
            <text:p>0,2658536585</text:p>
          </table:table-cell>
          <table:table-cell office:value-type="float" office:value="39.6146788990826">
            <text:p>39,614678899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41.4408602150538">
            <text:p>41,440860215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0.125">
            <text:p>40,125</text:p>
          </table:table-cell>
          <table:table-cell office:value-type="float" office:value="0.0113636363636364">
            <text:p>0,01136363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04878048780488">
            <text:p>0,6048780488</text:p>
          </table:table-cell>
          <table:table-cell office:value-type="float" office:value="42.7903225806452">
            <text:p>42,7903225806</text:p>
          </table:table-cell>
          <table:table-cell office:value-type="float" office:value="0.0161290322580645">
            <text:p>0,0161290323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29268292682927">
            <text:p>0,6292682927</text:p>
          </table:table-cell>
          <table:table-cell office:value-type="float" office:value="42.8333333333333">
            <text:p>42,8333333333</text:p>
          </table:table-cell>
          <table:table-cell office:value-type="float" office:value="0.0736434108527132">
            <text:p>0,0736434109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1951219512195">
            <text:p>0,5219512195</text:p>
          </table:table-cell>
          <table:table-cell office:value-type="float" office:value="40.303738317757">
            <text:p>40,3037383178</text:p>
          </table:table-cell>
          <table:table-cell office:value-type="float" office:value="0.088785046728972">
            <text:p>0,0887850467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3.4837209302326">
            <text:p>43,4837209302</text:p>
          </table:table-cell>
          <table:table-cell office:value-type="float" office:value="0.153488372093023">
            <text:p>0,1534883721</text:p>
          </table:table-cell>
          <table:table-cell office:value-type="float" office:value="0.0454545454545455">
            <text:p>0,0454545455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0975609756098">
            <text:p>0,5609756098</text:p>
          </table:table-cell>
          <table:table-cell office:value-type="float" office:value="44.7347826086957">
            <text:p>44,7347826087</text:p>
          </table:table-cell>
          <table:table-cell office:value-type="float" office:value="0.0478260869565217">
            <text:p>0,047826087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3.4093023255814">
            <text:p>43,4093023256</text:p>
          </table:table-cell>
          <table:table-cell office:value-type="float" office:value="0.0604651162790698">
            <text:p>0,0604651163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39.3711790393013">
            <text:p>39,3711790393</text:p>
          </table:table-cell>
          <table:table-cell office:value-type="float" office:value="0.00873362445414847">
            <text:p>0,008733624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41.1777777777778">
            <text:p>41,1777777778</text:p>
          </table:table-cell>
          <table:table-cell office:value-type="float" office:value="0.435555555555556">
            <text:p>0,4355555556</text:p>
          </table:table-cell>
          <table:table-cell office:value-type="float" office:value="0.314285714285714">
            <text:p>0,3142857143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31707317073171">
            <text:p>0,6317073171</text:p>
          </table:table-cell>
          <table:table-cell office:value-type="float" office:value="41.3320463320463">
            <text:p>41,332046332</text:p>
          </table:table-cell>
          <table:table-cell office:value-type="float" office:value="0.0617760617760618">
            <text:p>0,0617760618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39024390243903">
            <text:p>0,5390243902</text:p>
          </table:table-cell>
          <table:table-cell office:value-type="float" office:value="40.9230769230769">
            <text:p>40,9230769231</text:p>
          </table:table-cell>
          <table:table-cell office:value-type="float" office:value="0.144796380090498">
            <text:p>0,1447963801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40.7705627705628">
            <text:p>40,7705627706</text:p>
          </table:table-cell>
          <table:table-cell office:value-type="float" office:value="0.0303030303030303">
            <text:p>0,030303030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75609756097561">
            <text:p>0,5756097561</text:p>
          </table:table-cell>
          <table:table-cell office:value-type="float" office:value="39.1101694915254">
            <text:p>39,1101694915</text:p>
          </table:table-cell>
          <table:table-cell office:value-type="float" office:value="0.0423728813559322">
            <text:p>0,042372881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9268292682927">
            <text:p>0,5292682927</text:p>
          </table:table-cell>
          <table:table-cell office:value-type="float" office:value="41.8018433179724">
            <text:p>41,801843318</text:p>
          </table:table-cell>
          <table:table-cell office:value-type="float" office:value="0.0414746543778802">
            <text:p>0,0414746544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85365853658537">
            <text:p>0,4853658537</text:p>
          </table:table-cell>
          <table:table-cell office:value-type="float" office:value="38.964824120603">
            <text:p>38,9648241206</text:p>
          </table:table-cell>
          <table:table-cell office:value-type="float" office:value="0.0050251256281407">
            <text:p>0,0050251256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43.6266666666667">
            <text:p>43,6266666667</text:p>
          </table:table-cell>
          <table:table-cell office:value-type="float" office:value="0.0177777777777778">
            <text:p>0,0177777778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1.8558139534884">
            <text:p>41,8558139535</text:p>
          </table:table-cell>
          <table:table-cell office:value-type="float" office:value="0.0372093023255814">
            <text:p>0,0372093023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8292682926829">
            <text:p>0,5682926829</text:p>
          </table:table-cell>
          <table:table-cell office:value-type="float" office:value="37.4420600858369">
            <text:p>37,4420600858</text:p>
          </table:table-cell>
          <table:table-cell office:value-type="float" office:value="0.0171673819742489">
            <text:p>0,01716738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390243902439">
            <text:p>0,443902439</text:p>
          </table:table-cell>
          <table:table-cell office:value-type="float" office:value="42.043956043956">
            <text:p>42,043956044</text:p>
          </table:table-cell>
          <table:table-cell office:value-type="float" office:value="0.0164835164835165">
            <text:p>0,016483516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1.2715517241379">
            <text:p>41,2715517241</text:p>
          </table:table-cell>
          <table:table-cell office:value-type="float" office:value="0.107758620689655">
            <text:p>0,1077586207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80487804878049">
            <text:p>0,4804878049</text:p>
          </table:table-cell>
          <table:table-cell office:value-type="float" office:value="42.5482233502538">
            <text:p>42,5482233503</text:p>
          </table:table-cell>
          <table:table-cell office:value-type="float" office:value="0.0203045685279188">
            <text:p>0,020304568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90243902439024">
            <text:p>0,6902439024</text:p>
          </table:table-cell>
          <table:table-cell office:value-type="float" office:value="42.7420494699647">
            <text:p>42,74204947</text:p>
          </table:table-cell>
          <table:table-cell office:value-type="float" office:value="1.30388692579505">
            <text:p>1,3038869258</text:p>
          </table:table-cell>
          <table:table-cell office:value-type="float" office:value="0.666666666666667">
            <text:p>0,6666666667</text:p>
          </table:table-cell>
          <table:table-cell office:value-type="float" office:value="283">
            <text:p>28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68292682926829">
            <text:p>0,8682926829</text:p>
          </table:table-cell>
          <table:table-cell office:value-type="float" office:value="44.0870786516854">
            <text:p>44,0870786517</text:p>
          </table:table-cell>
          <table:table-cell office:value-type="float" office:value="0.575842696629213">
            <text:p>0,5758426966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43.7630662020906">
            <text:p>43,7630662021</text:p>
          </table:table-cell>
          <table:table-cell office:value-type="float" office:value="1.90940766550523">
            <text:p>1,9094076655</text:p>
          </table:table-cell>
          <table:table-cell office:value-type="float" office:value="0.796052631578947">
            <text:p>0,7960526316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90243902439024">
            <text:p>0,8902439024</text:p>
          </table:table-cell>
          <table:table-cell office:value-type="float" office:value="42.6657534246575">
            <text:p>42,6657534247</text:p>
          </table:table-cell>
          <table:table-cell office:value-type="float" office:value="0.317808219178082">
            <text:p>0,3178082192</text:p>
          </table:table-cell>
          <table:table-cell office:value-type="float" office:value="0.0285714285714286">
            <text:p>0,0285714286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36585365853659">
            <text:p>0,9365853659</text:p>
          </table:table-cell>
          <table:table-cell office:value-type="float" office:value="43.1588541666667">
            <text:p>43,1588541667</text:p>
          </table:table-cell>
          <table:table-cell office:value-type="float" office:value="0.330729166666667">
            <text:p>0,3307291667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60975609756097">
            <text:p>0,8609756098</text:p>
          </table:table-cell>
          <table:table-cell office:value-type="float" office:value="41.8130311614731">
            <text:p>41,8130311615</text:p>
          </table:table-cell>
          <table:table-cell office:value-type="float" office:value="0.121813031161473">
            <text:p>0,1218130312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92682926829268">
            <text:p>0,8926829268</text:p>
          </table:table-cell>
          <table:table-cell office:value-type="float" office:value="42.3306010928962">
            <text:p>42,3306010929</text:p>
          </table:table-cell>
          <table:table-cell office:value-type="float" office:value="0.224043715846995">
            <text:p>0,2240437158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92682926829268">
            <text:p>0,8926829268</text:p>
          </table:table-cell>
          <table:table-cell office:value-type="float" office:value="39.7950819672131">
            <text:p>39,7950819672</text:p>
          </table:table-cell>
          <table:table-cell office:value-type="float" office:value="0.177595628415301">
            <text:p>0,1775956284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41463414634146">
            <text:p>0,8414634146</text:p>
          </table:table-cell>
          <table:table-cell office:value-type="float" office:value="40.7710144927536">
            <text:p>40,7710144928</text:p>
          </table:table-cell>
          <table:table-cell office:value-type="float" office:value="0.139130434782609">
            <text:p>0,139130434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24390243902439">
            <text:p>0,4243902439</text:p>
          </table:table-cell>
          <table:table-cell office:value-type="float" office:value="40.3908045977011">
            <text:p>40,3908045977</text:p>
          </table:table-cell>
          <table:table-cell office:value-type="float" office:value="1.12068965517241">
            <text:p>1,1206896552</text:p>
          </table:table-cell>
          <table:table-cell office:value-type="float" office:value="0.878378378378378">
            <text:p>0,878378378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04878048780488">
            <text:p>0,6048780488</text:p>
          </table:table-cell>
          <table:table-cell office:value-type="float" office:value="43.3508064516129">
            <text:p>43,3508064516</text:p>
          </table:table-cell>
          <table:table-cell office:value-type="float" office:value="1.15725806451613">
            <text:p>1,1572580645</text:p>
          </table:table-cell>
          <table:table-cell office:value-type="float" office:value="0.745945945945946">
            <text:p>0,7459459459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5609756097561">
            <text:p>0,856097561</text:p>
          </table:table-cell>
          <table:table-cell office:value-type="float" office:value="39.7179487179487">
            <text:p>39,7179487179</text:p>
          </table:table-cell>
          <table:table-cell office:value-type="float" office:value="0.133903133903134">
            <text:p>0,1339031339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39024390243902">
            <text:p>0,9390243902</text:p>
          </table:table-cell>
          <table:table-cell office:value-type="float" office:value="43.4337662337662">
            <text:p>43,4337662338</text:p>
          </table:table-cell>
          <table:table-cell office:value-type="float" office:value="0.176623376623377">
            <text:p>0,1766233766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12195121951219">
            <text:p>0,912195122</text:p>
          </table:table-cell>
          <table:table-cell office:value-type="float" office:value="44.7299465240642">
            <text:p>44,7299465241</text:p>
          </table:table-cell>
          <table:table-cell office:value-type="float" office:value="0.508021390374332">
            <text:p>0,5080213904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92682926829268">
            <text:p>0,8926829268</text:p>
          </table:table-cell>
          <table:table-cell office:value-type="float" office:value="42.7185792349727">
            <text:p>42,718579235</text:p>
          </table:table-cell>
          <table:table-cell office:value-type="float" office:value="1.16939890710383">
            <text:p>1,1693989071</text:p>
          </table:table-cell>
          <table:table-cell office:value-type="float" office:value="0.186440677966102">
            <text:p>0,186440678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41463414634146">
            <text:p>0,9414634146</text:p>
          </table:table-cell>
          <table:table-cell office:value-type="float" office:value="42.3471502590674">
            <text:p>42,3471502591</text:p>
          </table:table-cell>
          <table:table-cell office:value-type="float" office:value="0.326424870466321">
            <text:p>0,3264248705</text:p>
          </table:table-cell>
          <table:table-cell office:value-type="float" office:value="0.269230769230769">
            <text:p>0,2692307692</text:p>
          </table:table-cell>
          <table:table-cell office:value-type="float" office:value="386">
            <text:p>38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17073170731707">
            <text:p>0,8170731707</text:p>
          </table:table-cell>
          <table:table-cell office:value-type="float" office:value="42.6059701492537">
            <text:p>42,6059701493</text:p>
          </table:table-cell>
          <table:table-cell office:value-type="float" office:value="0.253731343283582">
            <text:p>0,2537313433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21951219512195">
            <text:p>0,9219512195</text:p>
          </table:table-cell>
          <table:table-cell office:value-type="float" office:value="42.515873015873">
            <text:p>42,5158730159</text:p>
          </table:table-cell>
          <table:table-cell office:value-type="float" office:value="0.301587301587302">
            <text:p>0,3015873016</text:p>
          </table:table-cell>
          <table:table-cell office:value-type="float" office:value="0.032258064516129">
            <text:p>0,0322580645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58536585365854">
            <text:p>0,8585365854</text:p>
          </table:table-cell>
          <table:table-cell office:value-type="float" office:value="41.0625">
            <text:p>41,0625</text:p>
          </table:table-cell>
          <table:table-cell office:value-type="float" office:value="0.0681818181818182">
            <text:p>0,0681818182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40.6463414634146">
            <text:p>40,6463414634</text:p>
          </table:table-cell>
          <table:table-cell office:value-type="float" office:value="0.509146341463415">
            <text:p>0,5091463415</text:p>
          </table:table-cell>
          <table:table-cell office:value-type="float" office:value="0.025">
            <text:p>0,025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12195121951219">
            <text:p>0,212195122</text:p>
          </table:table-cell>
          <table:table-cell office:value-type="float" office:value="39.6781609195402">
            <text:p>39,6781609195</text:p>
          </table:table-cell>
          <table:table-cell office:value-type="float" office:value="0.597701149425287">
            <text:p>0,5977011494</text:p>
          </table:table-cell>
          <table:table-cell office:value-type="float" office:value="0.125">
            <text:p>0,12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29268292682927">
            <text:p>0,2292682927</text:p>
          </table:table-cell>
          <table:table-cell office:value-type="float" office:value="36.8829787234043">
            <text:p>36,8829787234</text:p>
          </table:table-cell>
          <table:table-cell office:value-type="float" office:value="0.638297872340426">
            <text:p>0,638297872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14634146341463">
            <text:p>0,2146341463</text:p>
          </table:table-cell>
          <table:table-cell office:value-type="float" office:value="37.6818181818182">
            <text:p>37,6818181818</text:p>
          </table:table-cell>
          <table:table-cell office:value-type="float" office:value="0.613636363636364">
            <text:p>0,6136363636</text:p>
          </table:table-cell>
          <table:table-cell office:value-type="float" office:value="0.111111111111111">
            <text:p>0,1111111111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90243902439024">
            <text:p>0,1902439024</text:p>
          </table:table-cell>
          <table:table-cell office:value-type="float" office:value="37.0769230769231">
            <text:p>37,0769230769</text:p>
          </table:table-cell>
          <table:table-cell office:value-type="float" office:value="0.705128205128205">
            <text:p>0,705128205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6585365853658">
            <text:p>0,2365853659</text:p>
          </table:table-cell>
          <table:table-cell office:value-type="float" office:value="41.4329896907216">
            <text:p>41,4329896907</text:p>
          </table:table-cell>
          <table:table-cell office:value-type="float" office:value="0.628865979381443">
            <text:p>0,628865979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6585365853658">
            <text:p>0,2365853659</text:p>
          </table:table-cell>
          <table:table-cell office:value-type="float" office:value="42.9484536082474">
            <text:p>42,9484536082</text:p>
          </table:table-cell>
          <table:table-cell office:value-type="float" office:value="0.597938144329897">
            <text:p>0,597938144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26829268292683">
            <text:p>0,2268292683</text:p>
          </table:table-cell>
          <table:table-cell office:value-type="float" office:value="38.4731182795699">
            <text:p>38,4731182796</text:p>
          </table:table-cell>
          <table:table-cell office:value-type="float" office:value="0.430107526881721">
            <text:p>0,4301075269</text:p>
          </table:table-cell>
          <table:table-cell office:value-type="float" office:value="0.125">
            <text:p>0,12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97560975609756">
            <text:p>0,1975609756</text:p>
          </table:table-cell>
          <table:table-cell office:value-type="float" office:value="35.9753086419753">
            <text:p>35,975308642</text:p>
          </table:table-cell>
          <table:table-cell office:value-type="float" office:value="0.82716049382716">
            <text:p>0,827160493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4146341463415">
            <text:p>0,2341463415</text:p>
          </table:table-cell>
          <table:table-cell office:value-type="float" office:value="42.2916666666667">
            <text:p>42,2916666667</text:p>
          </table:table-cell>
          <table:table-cell office:value-type="float" office:value="0.6875">
            <text:p>0,687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29268292682927">
            <text:p>0,2292682927</text:p>
          </table:table-cell>
          <table:table-cell office:value-type="float" office:value="46.2553191489362">
            <text:p>46,2553191489</text:p>
          </table:table-cell>
          <table:table-cell office:value-type="float" office:value="0.468085106382979">
            <text:p>0,468085106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24390243902439">
            <text:p>0,2243902439</text:p>
          </table:table-cell>
          <table:table-cell office:value-type="float" office:value="38.8586956521739">
            <text:p>38,8586956522</text:p>
          </table:table-cell>
          <table:table-cell office:value-type="float" office:value="0.663043478260869">
            <text:p>0,663043478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6585365853658">
            <text:p>0,2365853659</text:p>
          </table:table-cell>
          <table:table-cell office:value-type="float" office:value="38.3917525773196">
            <text:p>38,3917525773</text:p>
          </table:table-cell>
          <table:table-cell office:value-type="float" office:value="0.577319587628866">
            <text:p>0,577319587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9024390243902">
            <text:p>0,2390243902</text:p>
          </table:table-cell>
          <table:table-cell office:value-type="float" office:value="38.8979591836735">
            <text:p>38,8979591837</text:p>
          </table:table-cell>
          <table:table-cell office:value-type="float" office:value="0.653061224489796">
            <text:p>0,6530612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17073170731707">
            <text:p>0,2170731707</text:p>
          </table:table-cell>
          <table:table-cell office:value-type="float" office:value="41.0112359550562">
            <text:p>41,0112359551</text:p>
          </table:table-cell>
          <table:table-cell office:value-type="float" office:value="0.685393258426966">
            <text:p>0,685393258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53658536585366">
            <text:p>0,2536585366</text:p>
          </table:table-cell>
          <table:table-cell office:value-type="float" office:value="38.75">
            <text:p>38,75</text:p>
          </table:table-cell>
          <table:table-cell office:value-type="float" office:value="0.538461538461538">
            <text:p>0,538461538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73170731707317">
            <text:p>0,2731707317</text:p>
          </table:table-cell>
          <table:table-cell office:value-type="float" office:value="39.6517857142857">
            <text:p>39,6517857143</text:p>
          </table:table-cell>
          <table:table-cell office:value-type="float" office:value="0.473214285714286">
            <text:p>0,4732142857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1707317073171">
            <text:p>0,2317073171</text:p>
          </table:table-cell>
          <table:table-cell office:value-type="float" office:value="40.0315789473684">
            <text:p>40,0315789474</text:p>
          </table:table-cell>
          <table:table-cell office:value-type="float" office:value="0.631578947368421">
            <text:p>0,631578947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51219512195122">
            <text:p>0,2512195122</text:p>
          </table:table-cell>
          <table:table-cell office:value-type="float" office:value="38.7281553398058">
            <text:p>38,7281553398</text:p>
          </table:table-cell>
          <table:table-cell office:value-type="float" office:value="0.485436893203883">
            <text:p>0,4854368932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36585365853658">
            <text:p>0,2365853659</text:p>
          </table:table-cell>
          <table:table-cell office:value-type="float" office:value="39.2886597938144">
            <text:p>39,2886597938</text:p>
          </table:table-cell>
          <table:table-cell office:value-type="float" office:value="0.628865979381443">
            <text:p>0,628865979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97560975609756">
            <text:p>0,1975609756</text:p>
          </table:table-cell>
          <table:table-cell office:value-type="float" office:value="41.6543209876543">
            <text:p>41,6543209877</text:p>
          </table:table-cell>
          <table:table-cell office:value-type="float" office:value="0.864197530864197">
            <text:p>0,864197530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02439024390244">
            <text:p>0,6024390244</text:p>
          </table:table-cell>
          <table:table-cell office:value-type="float" office:value="43.3076923076923">
            <text:p>43,3076923077</text:p>
          </table:table-cell>
          <table:table-cell office:value-type="float" office:value="0.153846153846154">
            <text:p>0,15384615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2926829268293">
            <text:p>0,5829268293</text:p>
          </table:table-cell>
          <table:table-cell office:value-type="float" office:value="39.4476987447699">
            <text:p>39,4476987448</text:p>
          </table:table-cell>
          <table:table-cell office:value-type="float" office:value="0.146443514644351">
            <text:p>0,1464435146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26829268292683">
            <text:p>0,5268292683</text:p>
          </table:table-cell>
          <table:table-cell office:value-type="float" office:value="41.3888888888889">
            <text:p>41,3888888889</text:p>
          </table:table-cell>
          <table:table-cell office:value-type="float" office:value="0.157407407407407">
            <text:p>0,1574074074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68292682926829">
            <text:p>0,5682926829</text:p>
          </table:table-cell>
          <table:table-cell office:value-type="float" office:value="43.3218884120172">
            <text:p>43,321888412</text:p>
          </table:table-cell>
          <table:table-cell office:value-type="float" office:value="0.171673819742489">
            <text:p>0,1716738197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2682926829268">
            <text:p>0,5926829268</text:p>
          </table:table-cell>
          <table:table-cell office:value-type="float" office:value="40.1893004115226">
            <text:p>40,1893004115</text:p>
          </table:table-cell>
          <table:table-cell office:value-type="float" office:value="0.11522633744856">
            <text:p>0,115226337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21951219512195">
            <text:p>0,5219512195</text:p>
          </table:table-cell>
          <table:table-cell office:value-type="float" office:value="44.4299065420561">
            <text:p>44,4299065421</text:p>
          </table:table-cell>
          <table:table-cell office:value-type="float" office:value="0.200934579439252">
            <text:p>0,2009345794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5365853658537">
            <text:p>0,5853658537</text:p>
          </table:table-cell>
          <table:table-cell office:value-type="float" office:value="41.4708333333333">
            <text:p>41,4708333333</text:p>
          </table:table-cell>
          <table:table-cell office:value-type="float" office:value="0.170833333333333">
            <text:p>0,170833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70731707317073">
            <text:p>0,5707317073</text:p>
          </table:table-cell>
          <table:table-cell office:value-type="float" office:value="38.025641025641">
            <text:p>38,0256410256</text:p>
          </table:table-cell>
          <table:table-cell office:value-type="float" office:value="0.14957264957265">
            <text:p>0,149572649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5121951219512">
            <text:p>0,5951219512</text:p>
          </table:table-cell>
          <table:table-cell office:value-type="float" office:value="40.5286885245902">
            <text:p>40,5286885246</text:p>
          </table:table-cell>
          <table:table-cell office:value-type="float" office:value="0.102459016393443">
            <text:p>0,102459016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,5609756098</text:p>
          </table:table-cell>
          <table:table-cell office:value-type="float" office:value="39.7217391304348">
            <text:p>39,7217391304</text:p>
          </table:table-cell>
          <table:table-cell office:value-type="float" office:value="0.147826086956522">
            <text:p>0,147826087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2926829268293">
            <text:p>0,5829268293</text:p>
          </table:table-cell>
          <table:table-cell office:value-type="float" office:value="40.9456066945607">
            <text:p>40,9456066946</text:p>
          </table:table-cell>
          <table:table-cell office:value-type="float" office:value="0.129707112970711">
            <text:p>0,129707113</text:p>
          </table:table-cell>
          <table:table-cell office:value-type="float" office:value="0.0769230769230769">
            <text:p>0,0769230769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07317073170732">
            <text:p>0,5073170732</text:p>
          </table:table-cell>
          <table:table-cell office:value-type="float" office:value="39.7403846153846">
            <text:p>39,7403846154</text:p>
          </table:table-cell>
          <table:table-cell office:value-type="float" office:value="0.158653846153846">
            <text:p>0,158653846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482926829268293">
            <text:p>0,4829268293</text:p>
          </table:table-cell>
          <table:table-cell office:value-type="float" office:value="40.7929292929293">
            <text:p>40,7929292929</text:p>
          </table:table-cell>
          <table:table-cell office:value-type="float" office:value="1.4949494949495">
            <text:p>1,4949494949</text:p>
          </table:table-cell>
          <table:table-cell office:value-type="float" office:value="0.814814814814815">
            <text:p>0,8148148148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73170731707317">
            <text:p>0,5731707317</text:p>
          </table:table-cell>
          <table:table-cell office:value-type="float" office:value="40.8042553191489">
            <text:p>40,8042553191</text:p>
          </table:table-cell>
          <table:table-cell office:value-type="float" office:value="0.195744680851064">
            <text:p>0,1957446809</text:p>
          </table:table-cell>
          <table:table-cell office:value-type="float" office:value="0.0476190476190476">
            <text:p>0,0476190476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26829268292683">
            <text:p>0,5268292683</text:p>
          </table:table-cell>
          <table:table-cell office:value-type="float" office:value="42.6851851851852">
            <text:p>42,6851851852</text:p>
          </table:table-cell>
          <table:table-cell office:value-type="float" office:value="0.148148148148148">
            <text:p>0,1481481481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4390243902439">
            <text:p>0,543902439</text:p>
          </table:table-cell>
          <table:table-cell office:value-type="float" office:value="40.4170403587444">
            <text:p>40,4170403587</text:p>
          </table:table-cell>
          <table:table-cell office:value-type="float" office:value="0.174887892376682">
            <text:p>0,1748878924</text:p>
          </table:table-cell>
          <table:table-cell office:value-type="float" office:value="0.032258064516129">
            <text:p>0,0322580645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58536585365854">
            <text:p>0,5585365854</text:p>
          </table:table-cell>
          <table:table-cell office:value-type="float" office:value="41.8471615720524">
            <text:p>41,8471615721</text:p>
          </table:table-cell>
          <table:table-cell office:value-type="float" office:value="0.192139737991266">
            <text:p>0,19213973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5121951219512">
            <text:p>0,5951219512</text:p>
          </table:table-cell>
          <table:table-cell office:value-type="float" office:value="38.7172131147541">
            <text:p>38,7172131148</text:p>
          </table:table-cell>
          <table:table-cell office:value-type="float" office:value="0.118852459016393">
            <text:p>0,11885245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0487804878049">
            <text:p>0,5804878049</text:p>
          </table:table-cell>
          <table:table-cell office:value-type="float" office:value="40.7731092436975">
            <text:p>40,7731092437</text:p>
          </table:table-cell>
          <table:table-cell office:value-type="float" office:value="0.235294117647059">
            <text:p>0,2352941176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780487804878">
            <text:p>0,587804878</text:p>
          </table:table-cell>
          <table:table-cell office:value-type="float" office:value="44.2738589211618">
            <text:p>44,2738589212</text:p>
          </table:table-cell>
          <table:table-cell office:value-type="float" office:value="0.190871369294606">
            <text:p>0,190871369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44.344512195122">
            <text:p>44,3445121951</text:p>
          </table:table-cell>
          <table:table-cell office:value-type="float" office:value="0.23780487804878">
            <text:p>0,237804878</text:p>
          </table:table-cell>
          <table:table-cell office:value-type="float" office:value="0.466666666666667">
            <text:p>0,4666666667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51219512195122">
            <text:p>0,7512195122</text:p>
          </table:table-cell>
          <table:table-cell office:value-type="float" office:value="41.9383116883117">
            <text:p>41,9383116883</text:p>
          </table:table-cell>
          <table:table-cell office:value-type="float" office:value="1.06168831168831">
            <text:p>1,0616883117</text:p>
          </table:table-cell>
          <table:table-cell office:value-type="float" office:value="0.785714285714286">
            <text:p>0,7857142857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904878048780488">
            <text:p>0,9048780488</text:p>
          </table:table-cell>
          <table:table-cell office:value-type="float" office:value="39.2749326145553">
            <text:p>39,2749326146</text:p>
          </table:table-cell>
          <table:table-cell office:value-type="float" office:value="0.129380053908356">
            <text:p>0,1293800539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78048780487805">
            <text:p>0,8780487805</text:p>
          </table:table-cell>
          <table:table-cell office:value-type="float" office:value="42.0694444444444">
            <text:p>42,0694444444</text:p>
          </table:table-cell>
          <table:table-cell office:value-type="float" office:value="0.205555555555556">
            <text:p>0,2055555556</text:p>
          </table:table-cell>
          <table:table-cell office:value-type="float" office:value="0.0227272727272727">
            <text:p>0,0227272727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82926829268293">
            <text:p>0,8829268293</text:p>
          </table:table-cell>
          <table:table-cell office:value-type="float" office:value="43.8093922651934">
            <text:p>43,8093922652</text:p>
          </table:table-cell>
          <table:table-cell office:value-type="float" office:value="0.790055248618785">
            <text:p>0,7900552486</text:p>
          </table:table-cell>
          <table:table-cell office:value-type="float" office:value="0.0169491525423729">
            <text:p>0,0169491525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68292682926829">
            <text:p>0,7682926829</text:p>
          </table:table-cell>
          <table:table-cell office:value-type="float" office:value="42.3238095238095">
            <text:p>42,3238095238</text:p>
          </table:table-cell>
          <table:table-cell office:value-type="float" office:value="0.701587301587302">
            <text:p>0,7015873016</text:p>
          </table:table-cell>
          <table:table-cell office:value-type="float" office:value="0.705882352941176">
            <text:p>0,7058823529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78048780487805">
            <text:p>0,7780487805</text:p>
          </table:table-cell>
          <table:table-cell office:value-type="float" office:value="39.4858934169279">
            <text:p>39,4858934169</text:p>
          </table:table-cell>
          <table:table-cell office:value-type="float" office:value="0.247648902821317">
            <text:p>0,2476489028</text:p>
          </table:table-cell>
          <table:table-cell office:value-type="float" office:value="0.0810810810810811">
            <text:p>0,0810810811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914634146341463">
            <text:p>0,9146341463</text:p>
          </table:table-cell>
          <table:table-cell office:value-type="float" office:value="43.848">
            <text:p>43,848</text:p>
          </table:table-cell>
          <table:table-cell office:value-type="float" office:value="0.472">
            <text:p>0,472</text:p>
          </table:table-cell>
          <table:table-cell office:value-type="float" office:value="0.0238095238095238">
            <text:p>0,0238095238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4390243902439">
            <text:p>0,843902439</text:p>
          </table:table-cell>
          <table:table-cell office:value-type="float" office:value="46.5433526011561">
            <text:p>46,5433526012</text:p>
          </table:table-cell>
          <table:table-cell office:value-type="float" office:value="0.540462427745665">
            <text:p>0,5404624277</text:p>
          </table:table-cell>
          <table:table-cell office:value-type="float" office:value="0.72972972972973">
            <text:p>0,7297297297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78048780487805">
            <text:p>0,8780487805</text:p>
          </table:table-cell>
          <table:table-cell office:value-type="float" office:value="42.1805555555556">
            <text:p>42,1805555556</text:p>
          </table:table-cell>
          <table:table-cell office:value-type="float" office:value="0.161111111111111">
            <text:p>0,1611111111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939024390243902">
            <text:p>0,9390243902</text:p>
          </table:table-cell>
          <table:table-cell office:value-type="float" office:value="44.4155844155844">
            <text:p>44,4155844156</text:p>
          </table:table-cell>
          <table:table-cell office:value-type="float" office:value="1.08571428571429">
            <text:p>1,0857142857</text:p>
          </table:table-cell>
          <table:table-cell office:value-type="float" office:value="0.179487179487179">
            <text:p>0,1794871795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92682926829268">
            <text:p>0,8926829268</text:p>
          </table:table-cell>
          <table:table-cell office:value-type="float" office:value="42.2131147540984">
            <text:p>42,2131147541</text:p>
          </table:table-cell>
          <table:table-cell office:value-type="float" office:value="1.11748633879781">
            <text:p>1,1174863388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19512195121951">
            <text:p>0,8195121951</text:p>
          </table:table-cell>
          <table:table-cell office:value-type="float" office:value="39.6726190476191">
            <text:p>39,6726190476</text:p>
          </table:table-cell>
          <table:table-cell office:value-type="float" office:value="0.0863095238095238">
            <text:p>0,0863095238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75609756097561">
            <text:p>0,8756097561</text:p>
          </table:table-cell>
          <table:table-cell office:value-type="float" office:value="45.6768802228412">
            <text:p>45,6768802228</text:p>
          </table:table-cell>
          <table:table-cell office:value-type="float" office:value="0.710306406685237">
            <text:p>0,7103064067</text:p>
          </table:table-cell>
          <table:table-cell office:value-type="float" office:value="0.207547169811321">
            <text:p>0,2075471698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63414634146341">
            <text:p>0,7634146341</text:p>
          </table:table-cell>
          <table:table-cell office:value-type="float" office:value="45.702875399361">
            <text:p>45,7028753994</text:p>
          </table:table-cell>
          <table:table-cell office:value-type="float" office:value="1.53354632587859">
            <text:p>1,5335463259</text:p>
          </table:table-cell>
          <table:table-cell office:value-type="float" office:value="0.581196581196581">
            <text:p>0,5811965812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17073170731707">
            <text:p>0,8170731707</text:p>
          </table:table-cell>
          <table:table-cell office:value-type="float" office:value="42.9850746268657">
            <text:p>42,9850746269</text:p>
          </table:table-cell>
          <table:table-cell office:value-type="float" office:value="0.119402985074627">
            <text:p>0,1194029851</text:p>
          </table:table-cell>
          <table:table-cell office:value-type="float" office:value="0.0217391304347826">
            <text:p>0,0217391304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60975609756097">
            <text:p>0,8609756098</text:p>
          </table:table-cell>
          <table:table-cell office:value-type="float" office:value="44.628895184136">
            <text:p>44,6288951841</text:p>
          </table:table-cell>
          <table:table-cell office:value-type="float" office:value="0.688385269121813">
            <text:p>0,6883852691</text:p>
          </table:table-cell>
          <table:table-cell office:value-type="float" office:value="0.153846153846154">
            <text:p>0,1538461538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8780487804878">
            <text:p>0,887804878</text:p>
          </table:table-cell>
          <table:table-cell office:value-type="float" office:value="44.0384615384615">
            <text:p>44,0384615385</text:p>
          </table:table-cell>
          <table:table-cell office:value-type="float" office:value="0.252747252747253">
            <text:p>0,2527472527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419512195121951">
            <text:p>0,4195121951</text:p>
          </table:table-cell>
          <table:table-cell office:value-type="float" office:value="41.953488372093">
            <text:p>41,9534883721</text:p>
          </table:table-cell>
          <table:table-cell office:value-type="float" office:value="2.47093023255814">
            <text:p>2,4709302326</text:p>
          </table:table-cell>
          <table:table-cell office:value-type="float" office:value="0.893536121673004">
            <text:p>0,8935361217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5609756097561">
            <text:p>0,756097561</text:p>
          </table:table-cell>
          <table:table-cell office:value-type="float" office:value="42.3677419354839">
            <text:p>42,3677419355</text:p>
          </table:table-cell>
          <table:table-cell office:value-type="float" office:value="0.738709677419355">
            <text:p>0,7387096774</text:p>
          </table:table-cell>
          <table:table-cell office:value-type="float" office:value="0.642857142857143">
            <text:p>0,6428571429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29268292682927">
            <text:p>0,2292682927</text:p>
          </table:table-cell>
          <table:table-cell office:value-type="float" office:value="39.0531914893617">
            <text:p>39,0531914894</text:p>
          </table:table-cell>
          <table:table-cell office:value-type="float" office:value="0.51063829787234">
            <text:p>0,510638297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2195121951219">
            <text:p>0,212195122</text:p>
          </table:table-cell>
          <table:table-cell office:value-type="float" office:value="39.448275862069">
            <text:p>39,4482758621</text:p>
          </table:table-cell>
          <table:table-cell office:value-type="float" office:value="0.471264367816092">
            <text:p>0,471264367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6341463414634">
            <text:p>0,2463414634</text:p>
          </table:table-cell>
          <table:table-cell office:value-type="float" office:value="36.7425742574257">
            <text:p>36,7425742574</text:p>
          </table:table-cell>
          <table:table-cell office:value-type="float" office:value="0.425742574257426">
            <text:p>0,425742574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609756097561">
            <text:p>0,256097561</text:p>
          </table:table-cell>
          <table:table-cell office:value-type="float" office:value="39.1428571428571">
            <text:p>39,1428571429</text:p>
          </table:table-cell>
          <table:table-cell office:value-type="float" office:value="0.257142857142857">
            <text:p>0,257142857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36585365853658">
            <text:p>0,2365853659</text:p>
          </table:table-cell>
          <table:table-cell office:value-type="float" office:value="42.1340206185567">
            <text:p>42,1340206186</text:p>
          </table:table-cell>
          <table:table-cell office:value-type="float" office:value="0.402061855670103">
            <text:p>0,402061855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1463414634146">
            <text:p>0,2414634146</text:p>
          </table:table-cell>
          <table:table-cell office:value-type="float" office:value="39.2727272727273">
            <text:p>39,2727272727</text:p>
          </table:table-cell>
          <table:table-cell office:value-type="float" office:value="0.454545454545455">
            <text:p>0,454545454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1219512195122">
            <text:p>0,2512195122</text:p>
          </table:table-cell>
          <table:table-cell office:value-type="float" office:value="38.4466019417476">
            <text:p>38,4466019417</text:p>
          </table:table-cell>
          <table:table-cell office:value-type="float" office:value="0.339805825242719">
            <text:p>0,3398058252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1463414634146">
            <text:p>0,2414634146</text:p>
          </table:table-cell>
          <table:table-cell office:value-type="float" office:value="39.0707070707071">
            <text:p>39,0707070707</text:p>
          </table:table-cell>
          <table:table-cell office:value-type="float" office:value="0.404040404040404">
            <text:p>0,4040404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2195121951219">
            <text:p>0,212195122</text:p>
          </table:table-cell>
          <table:table-cell office:value-type="float" office:value="43.7816091954023">
            <text:p>43,7816091954</text:p>
          </table:table-cell>
          <table:table-cell office:value-type="float" office:value="0.436781609195402">
            <text:p>0,436781609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8780487804878">
            <text:p>0,2487804878</text:p>
          </table:table-cell>
          <table:table-cell office:value-type="float" office:value="39.2058823529412">
            <text:p>39,2058823529</text:p>
          </table:table-cell>
          <table:table-cell office:value-type="float" office:value="0.352941176470588">
            <text:p>0,3529411765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197560975609756">
            <text:p>0,1975609756</text:p>
          </table:table-cell>
          <table:table-cell office:value-type="float" office:value="38.3703703703704">
            <text:p>38,3703703704</text:p>
          </table:table-cell>
          <table:table-cell office:value-type="float" office:value="0.530864197530864">
            <text:p>0,530864197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1219512195122">
            <text:p>0,2512195122</text:p>
          </table:table-cell>
          <table:table-cell office:value-type="float" office:value="40.1941747572816">
            <text:p>40,1941747573</text:p>
          </table:table-cell>
          <table:table-cell office:value-type="float" office:value="0.330097087378641">
            <text:p>0,330097087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26829268292683">
            <text:p>0,2268292683</text:p>
          </table:table-cell>
          <table:table-cell office:value-type="float" office:value="39.258064516129">
            <text:p>39,2580645161</text:p>
          </table:table-cell>
          <table:table-cell office:value-type="float" office:value="0.365591397849462">
            <text:p>0,3655913978</text:p>
          </table:table-cell>
          <table:table-cell office:value-type="float" office:value="0.0909090909090909">
            <text:p>0,0909090909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192682926829268">
            <text:p>0,1926829268</text:p>
          </table:table-cell>
          <table:table-cell office:value-type="float" office:value="45.4177215189873">
            <text:p>45,417721519</text:p>
          </table:table-cell>
          <table:table-cell office:value-type="float" office:value="0.392405063291139">
            <text:p>0,392405063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9756097560976">
            <text:p>0,2097560976</text:p>
          </table:table-cell>
          <table:table-cell office:value-type="float" office:value="45.7558139534884">
            <text:p>45,7558139535</text:p>
          </table:table-cell>
          <table:table-cell office:value-type="float" office:value="0.488372093023256">
            <text:p>0,488372093</text:p>
          </table:table-cell>
          <table:table-cell office:value-type="float" office:value="0.125">
            <text:p>0,12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3658536585366">
            <text:p>0,2536585366</text:p>
          </table:table-cell>
          <table:table-cell office:value-type="float" office:value="38.6346153846154">
            <text:p>38,6346153846</text:p>
          </table:table-cell>
          <table:table-cell office:value-type="float" office:value="0.346153846153846">
            <text:p>0,3461538462</text:p>
          </table:table-cell>
          <table:table-cell office:value-type="float" office:value="0.2">
            <text:p>0,2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9756097560976">
            <text:p>0,2097560976</text:p>
          </table:table-cell>
          <table:table-cell office:value-type="float" office:value="49.3720930232558">
            <text:p>49,3720930233</text:p>
          </table:table-cell>
          <table:table-cell office:value-type="float" office:value="0.441860465116279">
            <text:p>0,441860465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7317073170732">
            <text:p>0,2073170732</text:p>
          </table:table-cell>
          <table:table-cell office:value-type="float" office:value="36.9058823529412">
            <text:p>36,9058823529</text:p>
          </table:table-cell>
          <table:table-cell office:value-type="float" office:value="0.517647058823529">
            <text:p>0,517647058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24390243902439">
            <text:p>0,2243902439</text:p>
          </table:table-cell>
          <table:table-cell office:value-type="float" office:value="41.0217391304348">
            <text:p>41,0217391304</text:p>
          </table:table-cell>
          <table:table-cell office:value-type="float" office:value="0.445652173913043">
            <text:p>0,4456521739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39024390243902">
            <text:p>0,2390243902</text:p>
          </table:table-cell>
          <table:table-cell office:value-type="float" office:value="43.7551020408163">
            <text:p>43,7551020408</text:p>
          </table:table-cell>
          <table:table-cell office:value-type="float" office:value="0.255102040816327">
            <text:p>0,255102040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63414634146341">
            <text:p>0,5634146341</text:p>
          </table:table-cell>
          <table:table-cell office:value-type="float" office:value="42.5021645021645">
            <text:p>42,5021645022</text:p>
          </table:table-cell>
          <table:table-cell office:value-type="float" office:value="0.134199134199134">
            <text:p>0,13419913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48780487804878">
            <text:p>0,5487804878</text:p>
          </table:table-cell>
          <table:table-cell office:value-type="float" office:value="43.4844444444444">
            <text:p>43,4844444444</text:p>
          </table:table-cell>
          <table:table-cell office:value-type="float" office:value="0.0711111111111111">
            <text:p>0,071111111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4390243902439">
            <text:p>0,543902439</text:p>
          </table:table-cell>
          <table:table-cell office:value-type="float" office:value="42.6188340807175">
            <text:p>42,6188340807</text:p>
          </table:table-cell>
          <table:table-cell office:value-type="float" office:value="0.112107623318386">
            <text:p>0,112107623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14634146341463">
            <text:p>0,6146341463</text:p>
          </table:table-cell>
          <table:table-cell office:value-type="float" office:value="41.1666666666667">
            <text:p>41,1666666667</text:p>
          </table:table-cell>
          <table:table-cell office:value-type="float" office:value="0.111111111111111">
            <text:p>0,1111111111</text:p>
          </table:table-cell>
          <table:table-cell office:value-type="float" office:value="0.0357142857142857">
            <text:p>0,0357142857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39024390243903">
            <text:p>0,5390243902</text:p>
          </table:table-cell>
          <table:table-cell office:value-type="float" office:value="40.3303167420815">
            <text:p>40,3303167421</text:p>
          </table:table-cell>
          <table:table-cell office:value-type="float" office:value="0.0723981900452489">
            <text:p>0,07239819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65853658536585">
            <text:p>0,5658536585</text:p>
          </table:table-cell>
          <table:table-cell office:value-type="float" office:value="42.2974137931034">
            <text:p>42,2974137931</text:p>
          </table:table-cell>
          <table:table-cell office:value-type="float" office:value="0.129310344827586">
            <text:p>0,1293103448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48780487804878">
            <text:p>0,5487804878</text:p>
          </table:table-cell>
          <table:table-cell office:value-type="float" office:value="41.1466666666667">
            <text:p>41,1466666667</text:p>
          </table:table-cell>
          <table:table-cell office:value-type="float" office:value="0.146666666666667">
            <text:p>0,146666666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85365853658537">
            <text:p>0,5853658537</text:p>
          </table:table-cell>
          <table:table-cell office:value-type="float" office:value="39.4208333333333">
            <text:p>39,4208333333</text:p>
          </table:table-cell>
          <table:table-cell office:value-type="float" office:value="0.0958333333333334">
            <text:p>0,095833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80487804878049">
            <text:p>0,5804878049</text:p>
          </table:table-cell>
          <table:table-cell office:value-type="float" office:value="40.2352941176471">
            <text:p>40,2352941176</text:p>
          </table:table-cell>
          <table:table-cell office:value-type="float" office:value="0.197478991596639">
            <text:p>0,1974789916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09756097560976">
            <text:p>0,6097560976</text:p>
          </table:table-cell>
          <table:table-cell office:value-type="float" office:value="39.492">
            <text:p>39,492</text:p>
          </table:table-cell>
          <table:table-cell office:value-type="float" office:value="0.14">
            <text:p>0,14</text:p>
          </table:table-cell>
          <table:table-cell office:value-type="float" office:value="0.0333333333333333">
            <text:p>0,0333333333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70731707317073">
            <text:p>0,5707317073</text:p>
          </table:table-cell>
          <table:table-cell office:value-type="float" office:value="38.034188034188">
            <text:p>38,0341880342</text:p>
          </table:table-cell>
          <table:table-cell office:value-type="float" office:value="0.0769230769230769">
            <text:p>0,076923076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63414634146341">
            <text:p>0,5634146341</text:p>
          </table:table-cell>
          <table:table-cell office:value-type="float" office:value="40.6839826839827">
            <text:p>40,683982684</text:p>
          </table:table-cell>
          <table:table-cell office:value-type="float" office:value="0.108225108225108">
            <text:p>0,108225108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36585365853659">
            <text:p>0,5365853659</text:p>
          </table:table-cell>
          <table:table-cell office:value-type="float" office:value="38.2772727272727">
            <text:p>38,2772727273</text:p>
          </table:table-cell>
          <table:table-cell office:value-type="float" office:value="0.0545454545454545">
            <text:p>0,0545454545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21951219512195">
            <text:p>0,5219512195</text:p>
          </table:table-cell>
          <table:table-cell office:value-type="float" office:value="40.3831775700935">
            <text:p>40,3831775701</text:p>
          </table:table-cell>
          <table:table-cell office:value-type="float" office:value="0.121495327102804">
            <text:p>0,121495327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19512195121951">
            <text:p>0,5195121951</text:p>
          </table:table-cell>
          <table:table-cell office:value-type="float" office:value="41.4929577464789">
            <text:p>41,4929577465</text:p>
          </table:table-cell>
          <table:table-cell office:value-type="float" office:value="0.103286384976526">
            <text:p>0,10328638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78048780487805">
            <text:p>0,5780487805</text:p>
          </table:table-cell>
          <table:table-cell office:value-type="float" office:value="39.3248945147679">
            <text:p>39,3248945148</text:p>
          </table:table-cell>
          <table:table-cell office:value-type="float" office:value="0.147679324894515">
            <text:p>0,1476793249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58536585365854">
            <text:p>0,5585365854</text:p>
          </table:table-cell>
          <table:table-cell office:value-type="float" office:value="38.0742358078603">
            <text:p>38,0742358079</text:p>
          </table:table-cell>
          <table:table-cell office:value-type="float" office:value="0.0611353711790393">
            <text:p>0,061135371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75609756097561">
            <text:p>0,5756097561</text:p>
          </table:table-cell>
          <table:table-cell office:value-type="float" office:value="41.1186440677966">
            <text:p>41,1186440678</text:p>
          </table:table-cell>
          <table:table-cell office:value-type="float" office:value="0.0805084745762712">
            <text:p>0,080508474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41463414634146">
            <text:p>0,5414634146</text:p>
          </table:table-cell>
          <table:table-cell office:value-type="float" office:value="43.4684684684685">
            <text:p>43,4684684685</text:p>
          </table:table-cell>
          <table:table-cell office:value-type="float" office:value="0.148648648648649">
            <text:p>0,148648648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78048780487805">
            <text:p>0,5780487805</text:p>
          </table:table-cell>
          <table:table-cell office:value-type="float" office:value="40.8396624472574">
            <text:p>40,8396624473</text:p>
          </table:table-cell>
          <table:table-cell office:value-type="float" office:value="0.080168776371308">
            <text:p>0,0801687764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65853658536585">
            <text:p>0,6658536585</text:p>
          </table:table-cell>
          <table:table-cell office:value-type="float" office:value="39.5714285714286">
            <text:p>39,5714285714</text:p>
          </table:table-cell>
          <table:table-cell office:value-type="float" office:value="0.915750915750916">
            <text:p>0,9157509158</text:p>
          </table:table-cell>
          <table:table-cell office:value-type="float" office:value="0.697841726618705">
            <text:p>0,6978417266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765853658536585">
            <text:p>0,7658536585</text:p>
          </table:table-cell>
          <table:table-cell office:value-type="float" office:value="41.0222929936306">
            <text:p>41,0222929936</text:p>
          </table:table-cell>
          <table:table-cell office:value-type="float" office:value="0.318471337579618">
            <text:p>0,3184713376</text:p>
          </table:table-cell>
          <table:table-cell office:value-type="float" office:value="0.467741935483871">
            <text:p>0,4677419355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365853658536585">
            <text:p>0,3658536585</text:p>
          </table:table-cell>
          <table:table-cell office:value-type="float" office:value="41.4866666666667">
            <text:p>41,4866666667</text:p>
          </table:table-cell>
          <table:table-cell office:value-type="float" office:value="3.19333333333333">
            <text:p>3,1933333333</text:p>
          </table:table-cell>
          <table:table-cell office:value-type="float" office:value="0.871621621621622">
            <text:p>0,871621621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760975609756098">
            <text:p>0,7609756098</text:p>
          </table:table-cell>
          <table:table-cell office:value-type="float" office:value="42.6378205128205">
            <text:p>42,6378205128</text:p>
          </table:table-cell>
          <table:table-cell office:value-type="float" office:value="0.0897435897435897">
            <text:p>0,0897435897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78048780487805">
            <text:p>0,8780487805</text:p>
          </table:table-cell>
          <table:table-cell office:value-type="float" office:value="45.8805555555556">
            <text:p>45,8805555556</text:p>
          </table:table-cell>
          <table:table-cell office:value-type="float" office:value="1.10277777777778">
            <text:p>1,1027777778</text:p>
          </table:table-cell>
          <table:table-cell office:value-type="float" office:value="0.703703703703704">
            <text:p>0,7037037037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41463414634146">
            <text:p>0,8414634146</text:p>
          </table:table-cell>
          <table:table-cell office:value-type="float" office:value="41.9942028985507">
            <text:p>41,9942028986</text:p>
          </table:table-cell>
          <table:table-cell office:value-type="float" office:value="0.136231884057971">
            <text:p>0,1362318841</text:p>
          </table:table-cell>
          <table:table-cell office:value-type="float" office:value="0.0454545454545455">
            <text:p>0,0454545455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63414634146341">
            <text:p>0,5634146341</text:p>
          </table:table-cell>
          <table:table-cell office:value-type="float" office:value="42.1991341991342">
            <text:p>42,1991341991</text:p>
          </table:table-cell>
          <table:table-cell office:value-type="float" office:value="1.41991341991342">
            <text:p>1,4199134199</text:p>
          </table:table-cell>
          <table:table-cell office:value-type="float" office:value="0.789808917197452">
            <text:p>0,789808917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44.2752613240418">
            <text:p>44,275261324</text:p>
          </table:table-cell>
          <table:table-cell office:value-type="float" office:value="1.78048780487805">
            <text:p>1,7804878049</text:p>
          </table:table-cell>
          <table:table-cell office:value-type="float" office:value="0.728155339805825">
            <text:p>0,7281553398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45609756097561">
            <text:p>0,456097561</text:p>
          </table:table-cell>
          <table:table-cell office:value-type="float" office:value="41.9465240641711">
            <text:p>41,9465240642</text:p>
          </table:table-cell>
          <table:table-cell office:value-type="float" office:value="2.47593582887701">
            <text:p>2,4759358289</text:p>
          </table:table-cell>
          <table:table-cell office:value-type="float" office:value="0.913636363636364">
            <text:p>0,9136363636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60975609756098">
            <text:p>0,6609756098</text:p>
          </table:table-cell>
          <table:table-cell office:value-type="float" office:value="41.619926199262">
            <text:p>41,6199261993</text:p>
          </table:table-cell>
          <table:table-cell office:value-type="float" office:value="0.763837638376384">
            <text:p>0,7638376384</text:p>
          </table:table-cell>
          <table:table-cell office:value-type="float" office:value="0.740740740740741">
            <text:p>0,7407407407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495121951219512">
            <text:p>0,4951219512</text:p>
          </table:table-cell>
          <table:table-cell office:value-type="float" office:value="39.8374384236453">
            <text:p>39,8374384236</text:p>
          </table:table-cell>
          <table:table-cell office:value-type="float" office:value="1.82758620689655">
            <text:p>1,8275862069</text:p>
          </table:table-cell>
          <table:table-cell office:value-type="float" office:value="0.861471861471861">
            <text:p>0,861471861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07317073170732">
            <text:p>0,6073170732</text:p>
          </table:table-cell>
          <table:table-cell office:value-type="float" office:value="40.1646586345382">
            <text:p>40,1646586345</text:p>
          </table:table-cell>
          <table:table-cell office:value-type="float" office:value="2.00803212851406">
            <text:p>2,0080321285</text:p>
          </table:table-cell>
          <table:table-cell office:value-type="float" office:value="0.872222222222222">
            <text:p>0,8722222222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85365853658537">
            <text:p>0,8853658537</text:p>
          </table:table-cell>
          <table:table-cell office:value-type="float" office:value="42.870523415978">
            <text:p>42,870523416</text:p>
          </table:table-cell>
          <table:table-cell office:value-type="float" office:value="0.62534435261708">
            <text:p>0,6253443526</text:p>
          </table:table-cell>
          <table:table-cell office:value-type="float" office:value="0.617283950617284">
            <text:p>0,6172839506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09756097560976">
            <text:p>0,8097560976</text:p>
          </table:table-cell>
          <table:table-cell office:value-type="float" office:value="39.8524096385542">
            <text:p>39,8524096386</text:p>
          </table:table-cell>
          <table:table-cell office:value-type="float" office:value="0.725903614457831">
            <text:p>0,7259036145</text:p>
          </table:table-cell>
          <table:table-cell office:value-type="float" office:value="0.68">
            <text:p>0,68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85365853658537">
            <text:p>0,8853658537</text:p>
          </table:table-cell>
          <table:table-cell office:value-type="float" office:value="40.5068870523416">
            <text:p>40,5068870523</text:p>
          </table:table-cell>
          <table:table-cell office:value-type="float" office:value="0.267217630853994">
            <text:p>0,2672176309</text:p>
          </table:table-cell>
          <table:table-cell office:value-type="float" office:value="0.025">
            <text:p>0,025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917073170731707">
            <text:p>0,9170731707</text:p>
          </table:table-cell>
          <table:table-cell office:value-type="float" office:value="41.1170212765957">
            <text:p>41,1170212766</text:p>
          </table:table-cell>
          <table:table-cell office:value-type="float" office:value="0.252659574468085">
            <text:p>0,2526595745</text:p>
          </table:table-cell>
          <table:table-cell office:value-type="float" office:value="0.0204081632653061">
            <text:p>0,0204081633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912195121951219">
            <text:p>0,912195122</text:p>
          </table:table-cell>
          <table:table-cell office:value-type="float" office:value="41.3342245989305">
            <text:p>41,3342245989</text:p>
          </table:table-cell>
          <table:table-cell office:value-type="float" office:value="0.18716577540107">
            <text:p>0,1871657754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5609756097561">
            <text:p>0,856097561</text:p>
          </table:table-cell>
          <table:table-cell office:value-type="float" office:value="41.3703703703704">
            <text:p>41,3703703704</text:p>
          </table:table-cell>
          <table:table-cell office:value-type="float" office:value="0.193732193732194">
            <text:p>0,1937321937</text:p>
          </table:table-cell>
          <table:table-cell office:value-type="float" office:value="0.0232558139534884">
            <text:p>0,023255814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29268292682927">
            <text:p>0,8292682927</text:p>
          </table:table-cell>
          <table:table-cell office:value-type="float" office:value="39.3352941176471">
            <text:p>39,3352941176</text:p>
          </table:table-cell>
          <table:table-cell office:value-type="float" office:value="0.170588235294118">
            <text:p>0,1705882353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48780487804878">
            <text:p>0,8487804878</text:p>
          </table:table-cell>
          <table:table-cell office:value-type="float" office:value="41.2442528735632">
            <text:p>41,2442528736</text:p>
          </table:table-cell>
          <table:table-cell office:value-type="float" office:value="0.114942528735632">
            <text:p>0,1149425287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40.6382978723404">
            <text:p>40,6382978723</text:p>
          </table:table-cell>
          <table:table-cell office:value-type="float" office:value="0.595744680851064">
            <text:p>0,595744680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36.6172839506173">
            <text:p>36,6172839506</text:p>
          </table:table-cell>
          <table:table-cell office:value-type="float" office:value="0.876543209876543">
            <text:p>0,876543209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39.0515463917526">
            <text:p>39,0515463918</text:p>
          </table:table-cell>
          <table:table-cell office:value-type="float" office:value="0.639175257731959">
            <text:p>0,639175257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780487804878">
            <text:p>0,187804878</text:p>
          </table:table-cell>
          <table:table-cell office:value-type="float" office:value="39.7142857142857">
            <text:p>39,7142857143</text:p>
          </table:table-cell>
          <table:table-cell office:value-type="float" office:value="0.649350649350649">
            <text:p>0,649350649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2682926829268">
            <text:p>0,1926829268</text:p>
          </table:table-cell>
          <table:table-cell office:value-type="float" office:value="40.5696202531646">
            <text:p>40,5696202532</text:p>
          </table:table-cell>
          <table:table-cell office:value-type="float" office:value="0.89873417721519">
            <text:p>0,898734177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40.936170212766">
            <text:p>40,9361702128</text:p>
          </table:table-cell>
          <table:table-cell office:value-type="float" office:value="0.574468085106383">
            <text:p>0,574468085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2195121951219">
            <text:p>0,212195122</text:p>
          </table:table-cell>
          <table:table-cell office:value-type="float" office:value="40.3908045977011">
            <text:p>40,3908045977</text:p>
          </table:table-cell>
          <table:table-cell office:value-type="float" office:value="0.597701149425287">
            <text:p>0,597701149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8780487804878">
            <text:p>0,2487804878</text:p>
          </table:table-cell>
          <table:table-cell office:value-type="float" office:value="37.3235294117647">
            <text:p>37,3235294118</text:p>
          </table:table-cell>
          <table:table-cell office:value-type="float" office:value="0.656862745098039">
            <text:p>0,656862745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38.0566037735849">
            <text:p>38,0566037736</text:p>
          </table:table-cell>
          <table:table-cell office:value-type="float" office:value="0.367924528301887">
            <text:p>0,367924528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4390243902439">
            <text:p>0,2243902439</text:p>
          </table:table-cell>
          <table:table-cell office:value-type="float" office:value="39.4130434782609">
            <text:p>39,4130434783</text:p>
          </table:table-cell>
          <table:table-cell office:value-type="float" office:value="0.510869565217391">
            <text:p>0,510869565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45.3932584269663">
            <text:p>45,393258427</text:p>
          </table:table-cell>
          <table:table-cell office:value-type="float" office:value="0.561797752808989">
            <text:p>0,5617977528</text:p>
          </table:table-cell>
          <table:table-cell office:value-type="float" office:value="0.166666666666667">
            <text:p>0,1666666667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39.5825242718447">
            <text:p>39,5825242718</text:p>
          </table:table-cell>
          <table:table-cell office:value-type="float" office:value="0.475728155339806">
            <text:p>0,475728155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35.8928571428571">
            <text:p>35,8928571429</text:p>
          </table:table-cell>
          <table:table-cell office:value-type="float" office:value="0.571428571428571">
            <text:p>0,571428571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44.1808510638298">
            <text:p>44,1808510638</text:p>
          </table:table-cell>
          <table:table-cell office:value-type="float" office:value="0.542553191489362">
            <text:p>0,542553191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42.28125">
            <text:p>42,28125</text:p>
          </table:table-cell>
          <table:table-cell office:value-type="float" office:value="0.510416666666667">
            <text:p>0,510416666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6.433734939759">
            <text:p>46,4337349398</text:p>
          </table:table-cell>
          <table:table-cell office:value-type="float" office:value="0.614457831325301">
            <text:p>0,614457831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38.5243902439024">
            <text:p>38,5243902439</text:p>
          </table:table-cell>
          <table:table-cell office:value-type="float" office:value="0.695121951219512">
            <text:p>0,695121951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1.8666666666667">
            <text:p>41,8666666667</text:p>
          </table:table-cell>
          <table:table-cell office:value-type="float" office:value="0.633333333333333">
            <text:p>0,633333333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4390243902439">
            <text:p>0,2243902439</text:p>
          </table:table-cell>
          <table:table-cell office:value-type="float" office:value="36.25">
            <text:p>36,25</text:p>
          </table:table-cell>
          <table:table-cell office:value-type="float" office:value="0.619565217391304">
            <text:p>0,6195652174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40.6785714285714">
            <text:p>40,6785714286</text:p>
          </table:table-cell>
          <table:table-cell office:value-type="float" office:value="0.642857142857143">
            <text:p>0,642857142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2.0801687763713">
            <text:p>42,0801687764</text:p>
          </table:table-cell>
          <table:table-cell office:value-type="float" office:value="0.118143459915612">
            <text:p>0,1181434599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390243902439">
            <text:p>0,543902439</text:p>
          </table:table-cell>
          <table:table-cell office:value-type="float" office:value="40.6905829596413">
            <text:p>40,6905829596</text:p>
          </table:table-cell>
          <table:table-cell office:value-type="float" office:value="0.15695067264574">
            <text:p>0,1569506726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44.4583333333333">
            <text:p>44,4583333333</text:p>
          </table:table-cell>
          <table:table-cell office:value-type="float" office:value="0.25">
            <text:p>0,25</text:p>
          </table:table-cell>
          <table:table-cell office:value-type="float" office:value="0.0303030303030303">
            <text:p>0,0303030303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19512195121951">
            <text:p>0,5195121951</text:p>
          </table:table-cell>
          <table:table-cell office:value-type="float" office:value="47">
            <text:p>47</text:p>
          </table:table-cell>
          <table:table-cell office:value-type="float" office:value="0.122065727699531">
            <text:p>0,1220657277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39.9831223628692">
            <text:p>39,9831223629</text:p>
          </table:table-cell>
          <table:table-cell office:value-type="float" office:value="0.181434599156118">
            <text:p>0,181434599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9024390243903">
            <text:p>0,5390243902</text:p>
          </table:table-cell>
          <table:table-cell office:value-type="float" office:value="40.9954751131222">
            <text:p>40,9954751131</text:p>
          </table:table-cell>
          <table:table-cell office:value-type="float" office:value="0.131221719457014">
            <text:p>0,1312217195</text:p>
          </table:table-cell>
          <table:table-cell office:value-type="float" office:value="0.0285714285714286">
            <text:p>0,0285714286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1463414634146">
            <text:p>0,5414634146</text:p>
          </table:table-cell>
          <table:table-cell office:value-type="float" office:value="40.8288288288288">
            <text:p>40,8288288288</text:p>
          </table:table-cell>
          <table:table-cell office:value-type="float" office:value="0.225225225225225">
            <text:p>0,225225225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41.4508928571429">
            <text:p>41,4508928571</text:p>
          </table:table-cell>
          <table:table-cell office:value-type="float" office:value="0.183035714285714">
            <text:p>0,1830357143</text:p>
          </table:table-cell>
          <table:table-cell office:value-type="float" office:value="0.0625">
            <text:p>0,062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41.2044444444445">
            <text:p>41,2044444444</text:p>
          </table:table-cell>
          <table:table-cell office:value-type="float" office:value="0.0888888888888889">
            <text:p>0,088888888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07317073170732">
            <text:p>0,6073170732</text:p>
          </table:table-cell>
          <table:table-cell office:value-type="float" office:value="41.3413654618474">
            <text:p>41,3413654618</text:p>
          </table:table-cell>
          <table:table-cell office:value-type="float" office:value="0.176706827309237">
            <text:p>0,1767068273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6.7606837606838">
            <text:p>46,7606837607</text:p>
          </table:table-cell>
          <table:table-cell office:value-type="float" office:value="0.192307692307692">
            <text:p>0,1923076923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95121951219512">
            <text:p>0,4951219512</text:p>
          </table:table-cell>
          <table:table-cell office:value-type="float" office:value="43.3004926108374">
            <text:p>43,3004926108</text:p>
          </table:table-cell>
          <table:table-cell office:value-type="float" office:value="0.305418719211823">
            <text:p>0,3054187192</text:p>
          </table:table-cell>
          <table:table-cell office:value-type="float" office:value="0.0333333333333333">
            <text:p>0,0333333333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82926829268293">
            <text:p>0,4829268293</text:p>
          </table:table-cell>
          <table:table-cell office:value-type="float" office:value="38.5050505050505">
            <text:p>38,5050505051</text:p>
          </table:table-cell>
          <table:table-cell office:value-type="float" office:value="0.146464646464646">
            <text:p>0,1464646465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51219512195122">
            <text:p>0,4512195122</text:p>
          </table:table-cell>
          <table:table-cell office:value-type="float" office:value="40.0054054054054">
            <text:p>40,0054054054</text:p>
          </table:table-cell>
          <table:table-cell office:value-type="float" office:value="0.394594594594595">
            <text:p>0,3945945946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9268292682927">
            <text:p>0,5292682927</text:p>
          </table:table-cell>
          <table:table-cell office:value-type="float" office:value="39.6543778801843">
            <text:p>39,6543778802</text:p>
          </table:table-cell>
          <table:table-cell office:value-type="float" office:value="0.147465437788018">
            <text:p>0,1474654378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07317073170732">
            <text:p>0,5073170732</text:p>
          </table:table-cell>
          <table:table-cell office:value-type="float" office:value="38.9663461538462">
            <text:p>38,9663461538</text:p>
          </table:table-cell>
          <table:table-cell office:value-type="float" office:value="0.163461538461538">
            <text:p>0,163461538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95121951219512">
            <text:p>0,4951219512</text:p>
          </table:table-cell>
          <table:table-cell office:value-type="float" office:value="37.5320197044335">
            <text:p>37,5320197044</text:p>
          </table:table-cell>
          <table:table-cell office:value-type="float" office:value="1.63546798029557">
            <text:p>1,6354679803</text:p>
          </table:table-cell>
          <table:table-cell office:value-type="float" office:value="0.027027027027027">
            <text:p>0,027027027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0731707317073">
            <text:p>0,5707317073</text:p>
          </table:table-cell>
          <table:table-cell office:value-type="float" office:value="44.6153846153846">
            <text:p>44,6153846154</text:p>
          </table:table-cell>
          <table:table-cell office:value-type="float" office:value="0.209401709401709">
            <text:p>0,2094017094</text:p>
          </table:table-cell>
          <table:table-cell office:value-type="float" office:value="0.0454545454545455">
            <text:p>0,0454545455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8292682926829">
            <text:p>0,5682926829</text:p>
          </table:table-cell>
          <table:table-cell office:value-type="float" office:value="41.4721030042919">
            <text:p>41,4721030043</text:p>
          </table:table-cell>
          <table:table-cell office:value-type="float" office:value="0.184549356223176">
            <text:p>0,184549356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0.0511627906977">
            <text:p>40,0511627907</text:p>
          </table:table-cell>
          <table:table-cell office:value-type="float" office:value="0.395348837209302">
            <text:p>0,3953488372</text:p>
          </table:table-cell>
          <table:table-cell office:value-type="float" office:value="0.0888888888888889">
            <text:p>0,0888888889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21951219512195">
            <text:p>0,8219512195</text:p>
          </table:table-cell>
          <table:table-cell office:value-type="float" office:value="41.406528189911">
            <text:p>41,4065281899</text:p>
          </table:table-cell>
          <table:table-cell office:value-type="float" office:value="0.228486646884273">
            <text:p>0,228486646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60975609756098">
            <text:p>0,9609756098</text:p>
          </table:table-cell>
          <table:table-cell office:value-type="float" office:value="42.9365482233503">
            <text:p>42,9365482234</text:p>
          </table:table-cell>
          <table:table-cell office:value-type="float" office:value="0.246192893401015">
            <text:p>0,2461928934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95121951219512">
            <text:p>0,7951219512</text:p>
          </table:table-cell>
          <table:table-cell office:value-type="float" office:value="41.9938650306749">
            <text:p>41,9938650307</text:p>
          </table:table-cell>
          <table:table-cell office:value-type="float" office:value="1.17177914110429">
            <text:p>1,1717791411</text:p>
          </table:table-cell>
          <table:table-cell office:value-type="float" office:value="0.68595041322314">
            <text:p>0,6859504132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0975609756097">
            <text:p>0,8609756098</text:p>
          </table:table-cell>
          <table:table-cell office:value-type="float" office:value="44.0396600566572">
            <text:p>44,0396600567</text:p>
          </table:table-cell>
          <table:table-cell office:value-type="float" office:value="0.371104815864023">
            <text:p>0,3711048159</text:p>
          </table:table-cell>
          <table:table-cell office:value-type="float" office:value="0.0727272727272727">
            <text:p>0,0727272727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12195121951219">
            <text:p>0,612195122</text:p>
          </table:table-cell>
          <table:table-cell office:value-type="float" office:value="41.5697211155378">
            <text:p>41,5697211155</text:p>
          </table:table-cell>
          <table:table-cell office:value-type="float" office:value="0.948207171314741">
            <text:p>0,9482071713</text:p>
          </table:table-cell>
          <table:table-cell office:value-type="float" office:value="0.761194029850746">
            <text:p>0,7611940299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04878048780488">
            <text:p>0,7048780488</text:p>
          </table:table-cell>
          <table:table-cell office:value-type="float" office:value="45.0726643598616">
            <text:p>45,0726643599</text:p>
          </table:table-cell>
          <table:table-cell office:value-type="float" office:value="1.34256055363322">
            <text:p>1,3425605536</text:p>
          </table:table-cell>
          <table:table-cell office:value-type="float" office:value="0.761538461538462">
            <text:p>0,7615384615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78048780487805">
            <text:p>0,7780487805</text:p>
          </table:table-cell>
          <table:table-cell office:value-type="float" office:value="41.7617554858934">
            <text:p>41,7617554859</text:p>
          </table:table-cell>
          <table:table-cell office:value-type="float" office:value="0.206896551724138">
            <text:p>0,2068965517</text:p>
          </table:table-cell>
          <table:table-cell office:value-type="float" office:value="0.0307692307692308">
            <text:p>0,0307692308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7317073170732">
            <text:p>0,9073170732</text:p>
          </table:table-cell>
          <table:table-cell office:value-type="float" office:value="40.2123655913979">
            <text:p>40,2123655914</text:p>
          </table:table-cell>
          <table:table-cell office:value-type="float" office:value="0.206989247311828">
            <text:p>0,206989247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780487804878">
            <text:p>0,687804878</text:p>
          </table:table-cell>
          <table:table-cell office:value-type="float" office:value="42.9645390070922">
            <text:p>42,9645390071</text:p>
          </table:table-cell>
          <table:table-cell office:value-type="float" office:value="2.67021276595745">
            <text:p>2,670212766</text:p>
          </table:table-cell>
          <table:table-cell office:value-type="float" office:value="0.71875">
            <text:p>0,7187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70731707317073">
            <text:p>0,7707317073</text:p>
          </table:table-cell>
          <table:table-cell office:value-type="float" office:value="45.5158227848101">
            <text:p>45,5158227848</text:p>
          </table:table-cell>
          <table:table-cell office:value-type="float" office:value="0.79746835443038">
            <text:p>0,7974683544</text:p>
          </table:table-cell>
          <table:table-cell office:value-type="float" office:value="0.697674418604651">
            <text:p>0,6976744186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31707317073171">
            <text:p>0,8317073171</text:p>
          </table:table-cell>
          <table:table-cell office:value-type="float" office:value="39.1935483870968">
            <text:p>39,1935483871</text:p>
          </table:table-cell>
          <table:table-cell office:value-type="float" office:value="0.131964809384164">
            <text:p>0,1319648094</text:p>
          </table:table-cell>
          <table:table-cell office:value-type="float" office:value="0.0263157894736842">
            <text:p>0,0263157895</text:p>
          </table:table-cell>
          <table:table-cell office:value-type="float" office:value="341">
            <text:p>34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75609756097561">
            <text:p>0,9756097561</text:p>
          </table:table-cell>
          <table:table-cell office:value-type="float" office:value="44.0925">
            <text:p>44,0925</text:p>
          </table:table-cell>
          <table:table-cell office:value-type="float" office:value="0.215">
            <text:p>0,21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60975609756098">
            <text:p>0,7609756098</text:p>
          </table:table-cell>
          <table:table-cell office:value-type="float" office:value="43.400641025641">
            <text:p>43,4006410256</text:p>
          </table:table-cell>
          <table:table-cell office:value-type="float" office:value="0.605769230769231">
            <text:p>0,6057692308</text:p>
          </table:table-cell>
          <table:table-cell office:value-type="float" office:value="0.657142857142857">
            <text:p>0,6571428571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12195121951219">
            <text:p>0,912195122</text:p>
          </table:table-cell>
          <table:table-cell office:value-type="float" office:value="43.4385026737968">
            <text:p>43,4385026738</text:p>
          </table:table-cell>
          <table:table-cell office:value-type="float" office:value="0.454545454545455">
            <text:p>0,4545454545</text:p>
          </table:table-cell>
          <table:table-cell office:value-type="float" office:value="0.0196078431372549">
            <text:p>0,0196078431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39.1206434316354">
            <text:p>39,1206434316</text:p>
          </table:table-cell>
          <table:table-cell office:value-type="float" office:value="0.18230563002681">
            <text:p>0,1823056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97560975609756">
            <text:p>0,7975609756</text:p>
          </table:table-cell>
          <table:table-cell office:value-type="float" office:value="44.0978593272171">
            <text:p>44,0978593272</text:p>
          </table:table-cell>
          <table:table-cell office:value-type="float" office:value="0.840978593272171">
            <text:p>0,8409785933</text:p>
          </table:table-cell>
          <table:table-cell office:value-type="float" office:value="0.792">
            <text:p>0,792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43.7750677506775">
            <text:p>43,7750677507</text:p>
          </table:table-cell>
          <table:table-cell office:value-type="float" office:value="0.517615176151762">
            <text:p>0,5176151762</text:p>
          </table:table-cell>
          <table:table-cell office:value-type="float" office:value="0.0222222222222222">
            <text:p>0,0222222222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48780487804878">
            <text:p>0,6487804878</text:p>
          </table:table-cell>
          <table:table-cell office:value-type="float" office:value="39.7932330827068">
            <text:p>39,7932330827</text:p>
          </table:table-cell>
          <table:table-cell office:value-type="float" office:value="1.6015037593985">
            <text:p>1,6015037594</text:p>
          </table:table-cell>
          <table:table-cell office:value-type="float" office:value="0.781818181818182">
            <text:p>0,7818181818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2.1715039577836">
            <text:p>42,1715039578</text:p>
          </table:table-cell>
          <table:table-cell office:value-type="float" office:value="0.137203166226913">
            <text:p>0,1372031662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53658536585366">
            <text:p>0,8536585366</text:p>
          </table:table-cell>
          <table:table-cell office:value-type="float" office:value="44.3657142857143">
            <text:p>44,3657142857</text:p>
          </table:table-cell>
          <table:table-cell office:value-type="float" office:value="0.342857142857143">
            <text:p>0,3428571429</text:p>
          </table:table-cell>
          <table:table-cell office:value-type="float" office:value="0.104166666666667">
            <text:p>0,1041666667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36.8058252427184">
            <text:p>36,8058252427</text:p>
          </table:table-cell>
          <table:table-cell office:value-type="float" office:value="0.368932038834951">
            <text:p>0,3689320388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2.2048192771084">
            <text:p>42,2048192771</text:p>
          </table:table-cell>
          <table:table-cell office:value-type="float" office:value="0.481927710843373">
            <text:p>0,481927710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38.0412371134021">
            <text:p>38,0412371134</text:p>
          </table:table-cell>
          <table:table-cell office:value-type="float" office:value="0.45360824742268">
            <text:p>0,453608247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4390243902439">
            <text:p>0,2243902439</text:p>
          </table:table-cell>
          <table:table-cell office:value-type="float" office:value="40.7173913043478">
            <text:p>40,7173913043</text:p>
          </table:table-cell>
          <table:table-cell office:value-type="float" office:value="0.576086956521739">
            <text:p>0,576086956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2.5227272727273">
            <text:p>42,522727272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41.9506172839506">
            <text:p>41,950617284</text:p>
          </table:table-cell>
          <table:table-cell office:value-type="float" office:value="0.518518518518518">
            <text:p>0,518518518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9.7865168539326">
            <text:p>39,7865168539</text:p>
          </table:table-cell>
          <table:table-cell office:value-type="float" office:value="0.685393258426966">
            <text:p>0,685393258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1951219512195">
            <text:p>0,2219512195</text:p>
          </table:table-cell>
          <table:table-cell office:value-type="float" office:value="43.1758241758242">
            <text:p>43,1758241758</text:p>
          </table:table-cell>
          <table:table-cell office:value-type="float" office:value="0.483516483516483">
            <text:p>0,4835164835</text:p>
          </table:table-cell>
          <table:table-cell office:value-type="float" office:value="0.0909090909090909">
            <text:p>0,0909090909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38.126213592233">
            <text:p>38,1262135922</text:p>
          </table:table-cell>
          <table:table-cell office:value-type="float" office:value="0.427184466019418">
            <text:p>0,427184466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1.1030927835052">
            <text:p>41,1030927835</text:p>
          </table:table-cell>
          <table:table-cell office:value-type="float" office:value="0.391752577319588">
            <text:p>0,391752577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1.2666666666667">
            <text:p>41,2666666667</text:p>
          </table:table-cell>
          <table:table-cell office:value-type="float" office:value="0.344444444444444">
            <text:p>0,344444444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7317073170732">
            <text:p>0,2073170732</text:p>
          </table:table-cell>
          <table:table-cell office:value-type="float" office:value="40.0117647058824">
            <text:p>40,0117647059</text:p>
          </table:table-cell>
          <table:table-cell office:value-type="float" office:value="0.552941176470588">
            <text:p>0,552941176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8.8089887640449">
            <text:p>38,808988764</text:p>
          </table:table-cell>
          <table:table-cell office:value-type="float" office:value="0.48314606741573">
            <text:p>0,483146067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38.8433734939759">
            <text:p>38,843373494</text:p>
          </table:table-cell>
          <table:table-cell office:value-type="float" office:value="0.542168674698795">
            <text:p>0,542168674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02439024390244">
            <text:p>0,3024390244</text:p>
          </table:table-cell>
          <table:table-cell office:value-type="float" office:value="38.4516129032258">
            <text:p>38,4516129032</text:p>
          </table:table-cell>
          <table:table-cell office:value-type="float" office:value="0.32258064516129">
            <text:p>0,3225806452</text:p>
          </table:table-cell>
          <table:table-cell office:value-type="float" office:value="0.142857142857143">
            <text:p>0,142857142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8.0752688172043">
            <text:p>38,0752688172</text:p>
          </table:table-cell>
          <table:table-cell office:value-type="float" office:value="0.419354838709678">
            <text:p>0,419354838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40.6451612903226">
            <text:p>40,6451612903</text:p>
          </table:table-cell>
          <table:table-cell office:value-type="float" office:value="0.580645161290323">
            <text:p>0,580645161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39.8396226415094">
            <text:p>39,8396226415</text:p>
          </table:table-cell>
          <table:table-cell office:value-type="float" office:value="0.443396226415094">
            <text:p>0,4433962264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9024390243902">
            <text:p>0,2390243902</text:p>
          </table:table-cell>
          <table:table-cell office:value-type="float" office:value="40.8571428571429">
            <text:p>40,8571428571</text:p>
          </table:table-cell>
          <table:table-cell office:value-type="float" office:value="0.36734693877551">
            <text:p>0,367346938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42.8375">
            <text:p>42,8375</text:p>
          </table:table-cell>
          <table:table-cell office:value-type="float" office:value="0.6625">
            <text:p>0,662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390243902439">
            <text:p>0,543902439</text:p>
          </table:table-cell>
          <table:table-cell office:value-type="float" office:value="39.0224215246637">
            <text:p>39,0224215247</text:p>
          </table:table-cell>
          <table:table-cell office:value-type="float" office:value="0.147982062780269">
            <text:p>0,147982062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9268292682927">
            <text:p>0,5292682927</text:p>
          </table:table-cell>
          <table:table-cell office:value-type="float" office:value="39.852534562212">
            <text:p>39,8525345622</text:p>
          </table:table-cell>
          <table:table-cell office:value-type="float" office:value="0.0967741935483871">
            <text:p>0,0967741935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24390243902439">
            <text:p>0,6243902439</text:p>
          </table:table-cell>
          <table:table-cell office:value-type="float" office:value="41.6875">
            <text:p>41,6875</text:p>
          </table:table-cell>
          <table:table-cell office:value-type="float" office:value="0.15234375">
            <text:p>0,15234375</text:p>
          </table:table-cell>
          <table:table-cell office:value-type="float" office:value="0.0454545454545455">
            <text:p>0,045454545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39.004329004329">
            <text:p>39,0043290043</text:p>
          </table:table-cell>
          <table:table-cell office:value-type="float" office:value="0.125541125541126">
            <text:p>0,125541125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19512195121951">
            <text:p>0,5195121951</text:p>
          </table:table-cell>
          <table:table-cell office:value-type="float" office:value="42.8262910798122">
            <text:p>42,8262910798</text:p>
          </table:table-cell>
          <table:table-cell office:value-type="float" office:value="0.126760563380282">
            <text:p>0,1267605634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3170731707317">
            <text:p>0,5731707317</text:p>
          </table:table-cell>
          <table:table-cell office:value-type="float" office:value="40.9191489361702">
            <text:p>40,9191489362</text:p>
          </table:table-cell>
          <table:table-cell office:value-type="float" office:value="0.0808510638297872">
            <text:p>0,0808510638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1707317073171">
            <text:p>0,5317073171</text:p>
          </table:table-cell>
          <table:table-cell office:value-type="float" office:value="42">
            <text:p>42</text:p>
          </table:table-cell>
          <table:table-cell office:value-type="float" office:value="0.128440366972477">
            <text:p>0,128440367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2.8602620087336">
            <text:p>42,8602620087</text:p>
          </table:table-cell>
          <table:table-cell office:value-type="float" office:value="0.152838427947598">
            <text:p>0,152838427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3170731707317">
            <text:p>0,5731707317</text:p>
          </table:table-cell>
          <table:table-cell office:value-type="float" office:value="38.7531914893617">
            <text:p>38,7531914894</text:p>
          </table:table-cell>
          <table:table-cell office:value-type="float" office:value="0.153191489361702">
            <text:p>0,1531914894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0.707423580786">
            <text:p>40,7074235808</text:p>
          </table:table-cell>
          <table:table-cell office:value-type="float" office:value="0.091703056768559">
            <text:p>0,091703056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19512195121951">
            <text:p>0,5195121951</text:p>
          </table:table-cell>
          <table:table-cell office:value-type="float" office:value="39.3333333333333">
            <text:p>39,3333333333</text:p>
          </table:table-cell>
          <table:table-cell office:value-type="float" office:value="0.0892018779342723">
            <text:p>0,089201877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80487804878049">
            <text:p>0,4804878049</text:p>
          </table:table-cell>
          <table:table-cell office:value-type="float" office:value="41.5279187817259">
            <text:p>41,5279187817</text:p>
          </table:table-cell>
          <table:table-cell office:value-type="float" office:value="0.065989847715736">
            <text:p>0,065989847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1219512195122">
            <text:p>0,5512195122</text:p>
          </table:table-cell>
          <table:table-cell office:value-type="float" office:value="39.3053097345133">
            <text:p>39,3053097345</text:p>
          </table:table-cell>
          <table:table-cell office:value-type="float" office:value="0.13716814159292">
            <text:p>0,137168141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3.1814345991561">
            <text:p>43,1814345992</text:p>
          </table:table-cell>
          <table:table-cell office:value-type="float" office:value="0.0886075949367089">
            <text:p>0,0886075949</text:p>
          </table:table-cell>
          <table:table-cell office:value-type="float" office:value="0.0454545454545455">
            <text:p>0,0454545455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80487804878049">
            <text:p>0,5804878049</text:p>
          </table:table-cell>
          <table:table-cell office:value-type="float" office:value="40.6176470588235">
            <text:p>40,6176470588</text:p>
          </table:table-cell>
          <table:table-cell office:value-type="float" office:value="0.15546218487395">
            <text:p>0,155462184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29268292682927">
            <text:p>0,6292682927</text:p>
          </table:table-cell>
          <table:table-cell office:value-type="float" office:value="40.0348837209302">
            <text:p>40,0348837209</text:p>
          </table:table-cell>
          <table:table-cell office:value-type="float" office:value="0.0930232558139535">
            <text:p>0,0930232558</text:p>
          </table:table-cell>
          <table:table-cell office:value-type="float" office:value="0.0714285714285714">
            <text:p>0,0714285714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80487804878049">
            <text:p>0,5804878049</text:p>
          </table:table-cell>
          <table:table-cell office:value-type="float" office:value="42.6302521008403">
            <text:p>42,6302521008</text:p>
          </table:table-cell>
          <table:table-cell office:value-type="float" office:value="0.15546218487395">
            <text:p>0,155462184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0.0801687763713">
            <text:p>40,0801687764</text:p>
          </table:table-cell>
          <table:table-cell office:value-type="float" office:value="0.151898734177215">
            <text:p>0,15189873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39.7901785714286">
            <text:p>39,7901785714</text:p>
          </table:table-cell>
          <table:table-cell office:value-type="float" office:value="0.09375">
            <text:p>0,0937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92682926829268">
            <text:p>0,4926829268</text:p>
          </table:table-cell>
          <table:table-cell office:value-type="float" office:value="41.3514851485149">
            <text:p>41,3514851485</text:p>
          </table:table-cell>
          <table:table-cell office:value-type="float" office:value="0.0891089108910891">
            <text:p>0,0891089109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39024390243902">
            <text:p>0,4390243902</text:p>
          </table:table-cell>
          <table:table-cell office:value-type="float" office:value="44.45">
            <text:p>44,45</text:p>
          </table:table-cell>
          <table:table-cell office:value-type="float" office:value="0.905555555555556">
            <text:p>0,9055555556</text:p>
          </table:table-cell>
          <table:table-cell office:value-type="float" office:value="0.907317073170732">
            <text:p>0,9073170732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02439024390244">
            <text:p>0,7024390244</text:p>
          </table:table-cell>
          <table:table-cell office:value-type="float" office:value="41.96875">
            <text:p>41,96875</text:p>
          </table:table-cell>
          <table:table-cell office:value-type="float" office:value="0.961805555555556">
            <text:p>0,9618055556</text:p>
          </table:table-cell>
          <table:table-cell office:value-type="float" office:value="0.69047619047619">
            <text:p>0,6904761905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48780487804878">
            <text:p>0,7487804878</text:p>
          </table:table-cell>
          <table:table-cell office:value-type="float" office:value="41.8110749185668">
            <text:p>41,8110749186</text:p>
          </table:table-cell>
          <table:table-cell office:value-type="float" office:value="1.48208469055375">
            <text:p>1,4820846906</text:p>
          </table:table-cell>
          <table:table-cell office:value-type="float" office:value="0.700934579439252">
            <text:p>0,7009345794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31707317073171">
            <text:p>0,9317073171</text:p>
          </table:table-cell>
          <table:table-cell office:value-type="float" office:value="43.2486910994764">
            <text:p>43,2486910995</text:p>
          </table:table-cell>
          <table:table-cell office:value-type="float" office:value="0.659685863874346">
            <text:p>0,6596858639</text:p>
          </table:table-cell>
          <table:table-cell office:value-type="float" office:value="0.0652173913043478">
            <text:p>0,0652173913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53658536585366">
            <text:p>0,7536585366</text:p>
          </table:table-cell>
          <table:table-cell office:value-type="float" office:value="43.2880258899676">
            <text:p>43,28802589</text:p>
          </table:table-cell>
          <table:table-cell office:value-type="float" office:value="0.770226537216828">
            <text:p>0,7702265372</text:p>
          </table:table-cell>
          <table:table-cell office:value-type="float" office:value="0.617021276595745">
            <text:p>0,6170212766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2.6218487394958">
            <text:p>42,6218487395</text:p>
          </table:table-cell>
          <table:table-cell office:value-type="float" office:value="0.212885154061625">
            <text:p>0,2128851541</text:p>
          </table:table-cell>
          <table:table-cell office:value-type="float" office:value="0.142857142857143">
            <text:p>0,1428571429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04878048780488">
            <text:p>0,7048780488</text:p>
          </table:table-cell>
          <table:table-cell office:value-type="float" office:value="40.6782006920415">
            <text:p>40,678200692</text:p>
          </table:table-cell>
          <table:table-cell office:value-type="float" office:value="0.640138408304498">
            <text:p>0,6401384083</text:p>
          </table:table-cell>
          <table:table-cell office:value-type="float" office:value="0.700854700854701">
            <text:p>0,7008547009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51219512195122">
            <text:p>0,9512195122</text:p>
          </table:table-cell>
          <table:table-cell office:value-type="float" office:value="41.0974358974359">
            <text:p>41,0974358974</text:p>
          </table:table-cell>
          <table:table-cell office:value-type="float" office:value="0.81025641025641">
            <text:p>0,8102564103</text:p>
          </table:table-cell>
          <table:table-cell office:value-type="float" office:value="0.371428571428571">
            <text:p>0,3714285714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5.7203166226913">
            <text:p>45,7203166227</text:p>
          </table:table-cell>
          <table:table-cell office:value-type="float" office:value="0.95778364116095">
            <text:p>0,9577836412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07317073170732">
            <text:p>0,4073170732</text:p>
          </table:table-cell>
          <table:table-cell office:value-type="float" office:value="44.1497005988024">
            <text:p>44,1497005988</text:p>
          </table:table-cell>
          <table:table-cell office:value-type="float" office:value="2.17365269461078">
            <text:p>2,1736526946</text:p>
          </table:table-cell>
          <table:table-cell office:value-type="float" office:value="0.926229508196721">
            <text:p>0,9262295082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14634146341463">
            <text:p>0,8146341463</text:p>
          </table:table-cell>
          <table:table-cell office:value-type="float" office:value="45.6976047904192">
            <text:p>45,6976047904</text:p>
          </table:table-cell>
          <table:table-cell office:value-type="float" office:value="1.30239520958084">
            <text:p>1,3023952096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4146341463415">
            <text:p>0,5341463415</text:p>
          </table:table-cell>
          <table:table-cell office:value-type="float" office:value="43.8127853881279">
            <text:p>43,8127853881</text:p>
          </table:table-cell>
          <table:table-cell office:value-type="float" office:value="2.10958904109589">
            <text:p>2,1095890411</text:p>
          </table:table-cell>
          <table:table-cell office:value-type="float" office:value="0.784090909090909">
            <text:p>0,7840909091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21951219512195">
            <text:p>0,8219512195</text:p>
          </table:table-cell>
          <table:table-cell office:value-type="float" office:value="41.1839762611276">
            <text:p>41,1839762611</text:p>
          </table:table-cell>
          <table:table-cell office:value-type="float" office:value="0.305637982195846">
            <text:p>0,3056379822</text:p>
          </table:table-cell>
          <table:table-cell office:value-type="float" office:value="0.0425531914893617">
            <text:p>0,0425531915</text:p>
          </table:table-cell>
          <table:table-cell office:value-type="float" office:value="337">
            <text:p>33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34146341463415">
            <text:p>0,7341463415</text:p>
          </table:table-cell>
          <table:table-cell office:value-type="float" office:value="41.4817275747508">
            <text:p>41,4817275748</text:p>
          </table:table-cell>
          <table:table-cell office:value-type="float" office:value="0.790697674418605">
            <text:p>0,7906976744</text:p>
          </table:table-cell>
          <table:table-cell office:value-type="float" office:value="0.7">
            <text:p>0,7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829268292683">
            <text:p>0,7268292683</text:p>
          </table:table-cell>
          <table:table-cell office:value-type="float" office:value="40.5872483221477">
            <text:p>40,5872483221</text:p>
          </table:table-cell>
          <table:table-cell office:value-type="float" office:value="1.1510067114094">
            <text:p>1,1510067114</text:p>
          </table:table-cell>
          <table:table-cell office:value-type="float" office:value="0.688073394495413">
            <text:p>0,6880733945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4146341463415">
            <text:p>0,5341463415</text:p>
          </table:table-cell>
          <table:table-cell office:value-type="float" office:value="40.3881278538813">
            <text:p>40,3881278539</text:p>
          </table:table-cell>
          <table:table-cell office:value-type="float" office:value="1.45662100456621">
            <text:p>1,4566210046</text:p>
          </table:table-cell>
          <table:table-cell office:value-type="float" office:value="0.82741116751269">
            <text:p>0,827411167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3170731707317">
            <text:p>0,8731707317</text:p>
          </table:table-cell>
          <table:table-cell office:value-type="float" office:value="39.8016759776536">
            <text:p>39,8016759777</text:p>
          </table:table-cell>
          <table:table-cell office:value-type="float" office:value="0.103351955307263">
            <text:p>0,1033519553</text:p>
          </table:table-cell>
          <table:table-cell office:value-type="float" office:value="0.0212765957446808">
            <text:p>0,0212765957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80487804878049">
            <text:p>0,7804878049</text:p>
          </table:table-cell>
          <table:table-cell office:value-type="float" office:value="42.665625">
            <text:p>42,665625</text:p>
          </table:table-cell>
          <table:table-cell office:value-type="float" office:value="0.240625">
            <text:p>0,240625</text:p>
          </table:table-cell>
          <table:table-cell office:value-type="float" office:value="0.453333333333333">
            <text:p>0,4533333333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63414634146341">
            <text:p>0,4634146341</text:p>
          </table:table-cell>
          <table:table-cell office:value-type="float" office:value="45.3684210526316">
            <text:p>45,3684210526</text:p>
          </table:table-cell>
          <table:table-cell office:value-type="float" office:value="1.98421052631579">
            <text:p>1,9842105263</text:p>
          </table:table-cell>
          <table:table-cell office:value-type="float" office:value="0.935222672064777">
            <text:p>0,935222672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07317073170732">
            <text:p>0,6073170732</text:p>
          </table:table-cell>
          <table:table-cell office:value-type="float" office:value="43.8714859437751">
            <text:p>43,8714859438</text:p>
          </table:table-cell>
          <table:table-cell office:value-type="float" office:value="0.811244979919679">
            <text:p>0,8112449799</text:p>
          </table:table-cell>
          <table:table-cell office:value-type="float" office:value="0.794701986754967">
            <text:p>0,7947019868</text:p>
          </table:table-cell>
          <table:table-cell office:value-type="float" office:value="249">
            <text:p>249</text:p>
          </table:table-cell>
        </table:table-row>
      </table:table>
      <table:table table:name="formatted data" table:style-name="ta1">
        <office:forms form:automatic-focus="false" form:apply-design-mode="false"/>
        <table:shapes>
          <draw:frame draw:z-index="0" draw:style-name="gr1" svg:width="16.006cm" svg:height="8.996cm" svg:x="28.253cm" svg:y="0.134cm">
            <draw:object draw:notify-on-update-of-ranges="'formatted data'.C1:'formatted data'.C1 'formatted data'.C3:'formatted data'.C11 'standard deviation'.C3:'standard deviation'.C11 'standard deviation'.C3:'standard deviation'.C11 'formatted data'.D1:'formatted data'.D1 'formatted data'.D3:'formatted data'.D11 'standard deviation'.D3:'standard deviation'.D11 'standard deviation'.D3:'standard deviation'.D11 'formatted data'.E1:'formatted data'.E1 'formatted data'.E3:'formatted data'.E11 'standard deviation'.E3:'standard deviation'.E11 'standard deviation'.E3:'standard deviation'.E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006cm" svg:height="8.995cm" svg:x="45.79cm" svg:y="0.295cm">
            <draw:object draw:notify-on-update-of-ranges="'formatted data'.C1:'formatted data'.C1 'formatted data'.C14:'formatted data'.C22 'standard deviation'.C14:'standard deviation'.C22 'standard deviation'.C14:'standard deviation'.C22 'formatted data'.D1:'formatted data'.D1 'formatted data'.D14:'formatted data'.D22 'standard deviation'.D14:'standard deviation'.D22 'standard deviation'.D14:'standard deviation'.D22 'formatted data'.E1:'formatted data'.E1 'formatted data'.E14:'formatted data'.E22 'standard deviation'.E14:'standard deviation'.E22 'standard deviation'.E14:'standard deviation'.E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006cm" svg:height="8.996cm" svg:x="28.309cm" svg:y="10.709cm">
            <draw:object draw:notify-on-update-of-ranges="'formatted data'.C1:'formatted data'.C1 'formatted data'.C25:'formatted data'.C33 'standard deviation'.C25:'standard deviation'.C33 'standard deviation'.C25:'standard deviation'.C33 'formatted data'.D1:'formatted data'.D1 'formatted data'.D25:'formatted data'.D33 'standard deviation'.D25:'standard deviation'.D33 'standard deviation'.D25:'standard deviation'.D33 'formatted data'.E1:'formatted data'.E1 'formatted data'.E25:'formatted data'.E33 'standard deviation'.E25:'standard deviation'.E33 'standard deviation'.E25:'standard deviation'.E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6.006cm" svg:height="8.996cm" svg:x="45.957cm" svg:y="10.897cm">
            <draw:object draw:notify-on-update-of-ranges="'formatted data'.C1:'formatted data'.C1 'formatted data'.C36:'formatted data'.C44 'standard deviation'.C36:'standard deviation'.C44 'standard deviation'.C36:'standard deviation'.C44 'formatted data'.D1:'formatted data'.D1 'formatted data'.D36:'formatted data'.D44 'standard deviation'.D36:'standard deviation'.D44 'standard deviation'.D36:'standard deviation'.D44 'formatted data'.E1:'formatted data'.E1 'formatted data'.E36:'formatted data'.E44 'standard deviation'.E36:'standard deviation'.E44 'standard deviation'.E36:'standard deviation'.E4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6.006cm" svg:height="8.995cm" svg:x="64.564cm" svg:y="0.456cm">
            <draw:object draw:notify-on-update-of-ranges="'formatted data'.C1:'formatted data'.C1 'formatted data'.C14:'formatted data'.C22 'standard deviation'.C14:'standard deviation'.C22 'standard deviation'.C14:'standard deviation'.C22 'formatted data'.D1:'formatted data'.D1 'formatted data'.D14:'formatted data'.D22 'standard deviation'.D14:'standard deviation'.D22 'standard deviation'.D14:'standard deviation'.D22 'formatted data'.E1:'formatted data'.E1 'formatted data'.E14:'formatted data'.E22 'standard deviation'.E14:'standard deviation'.E22 'standard deviation'.E14:'standard deviation'.E2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4" office:value-type="string">
            <text:p>Pedestrian density 0,25</text:p>
          </table:table-cell>
          <table:table-cell table:style-name="ce4" office:value-type="string">
            <text:p>Pedestrian density 0,625</text:p>
          </table:table-cell>
          <table:table-cell table:style-name="ce4" office:value-type="string">
            <text:p>Pedestrian density 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Average-exits, density 0,25</text:p>
          </table:table-cell>
          <table:table-cell table:style-name="ce1" office:value-type="string">
            <text:p>Average-exits, density 0,625</text:p>
          </table:table-cell>
          <table:table-cell table:style-name="ce1" office:value-type="string">
            <text:p>Average-exits, density 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AVERAGE(['raw data'.$F$2:.$F$21])" office:value-type="float" office:value="0.224146341463415">
            <text:p>0,2241463415</text:p>
          </table:table-cell>
          <table:table-cell table:formula="of:=AVERAGE(['raw data'.$F$22:.$F$41])" office:value-type="float" office:value="0.553414634146341">
            <text:p>0,5534146341</text:p>
          </table:table-cell>
          <table:table-cell table:formula="of:=AVERAGE(['raw data'.$F$42:.$F$61])" office:value-type="float" office:value="0.766585365853658">
            <text:p>0,766585365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AVERAGE(['raw data'.$F$62:.$F$81])" office:value-type="float" office:value="0.213292682926829">
            <text:p>0,2132926829</text:p>
          </table:table-cell>
          <table:table-cell table:formula="of:=AVERAGE(['raw data'.$F$82:.$F$101])" office:value-type="float" office:value="0.554756097560976">
            <text:p>0,5547560976</text:p>
          </table:table-cell>
          <table:table-cell table:formula="of:=AVERAGE(['raw data'.$F$102:.$F$121])" office:value-type="float" office:value="0.875487804878049">
            <text:p>0,875487804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AVERAGE(['raw data'.$F$122:.$F$141])" office:value-type="float" office:value="0.229512195121951">
            <text:p>0,2295121951</text:p>
          </table:table-cell>
          <table:table-cell table:formula="of:=AVERAGE(['raw data'.$F$142:.$F$161])" office:value-type="float" office:value="0.542926829268293">
            <text:p>0,5429268293</text:p>
          </table:table-cell>
          <table:table-cell table:formula="of:=AVERAGE(['raw data'.$F$162:.$F$181])" office:value-type="float" office:value="0.884146341463415">
            <text:p>0,884146341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AVERAGE(['raw data'.$F$182:.$F$201])" office:value-type="float" office:value="0.219390243902439">
            <text:p>0,2193902439</text:p>
          </table:table-cell>
          <table:table-cell table:formula="of:=AVERAGE(['raw data'.$F$202:.$F$221])" office:value-type="float" office:value="0.549390243902439">
            <text:p>0,5493902439</text:p>
          </table:table-cell>
          <table:table-cell table:formula="of:=AVERAGE(['raw data'.$F$222:.$F$241])" office:value-type="float" office:value="0.787073170731707">
            <text:p>0,7870731707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AVERAGE(['raw data'.$F$242:.$F$261])" office:value-type="float" office:value="0.23219512195122">
            <text:p>0,232195122</text:p>
          </table:table-cell>
          <table:table-cell table:formula="of:=AVERAGE(['raw data'.$F$262:.$F$281])" office:value-type="float" office:value="0.546463414634146">
            <text:p>0,5464634146</text:p>
          </table:table-cell>
          <table:table-cell table:formula="of:=AVERAGE(['raw data'.$F$282:.$F$301])" office:value-type="float" office:value="0.827073170731707">
            <text:p>0,8270731707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AVERAGE(['raw data'.$F$302:.$F$321])" office:value-type="float" office:value="0.228414634146341">
            <text:p>0,2284146341</text:p>
          </table:table-cell>
          <table:table-cell table:formula="of:=AVERAGE(['raw data'.$F$322:.$F$341])" office:value-type="float" office:value="0.562317073170732">
            <text:p>0,5623170732</text:p>
          </table:table-cell>
          <table:table-cell table:formula="of:=AVERAGE(['raw data'.$F$342:.$F$361])" office:value-type="float" office:value="0.821585365853659">
            <text:p>0,821585365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AVERAGE(['raw data'.$F$362:.$F$381])" office:value-type="float" office:value="0.229390243902439">
            <text:p>0,2293902439</text:p>
          </table:table-cell>
          <table:table-cell table:formula="of:=AVERAGE(['raw data'.$F$382:.$F$401])" office:value-type="float" office:value="0.562195121951219">
            <text:p>0,562195122</text:p>
          </table:table-cell>
          <table:table-cell table:formula="of:=AVERAGE(['raw data'.$F$402:.$F$421])" office:value-type="float" office:value="0.735243902439025">
            <text:p>0,7352439024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AVERAGE(['raw data'.$F$422:.$F$441])" office:value-type="float" office:value="0.220243902439024">
            <text:p>0,2202439024</text:p>
          </table:table-cell>
          <table:table-cell table:formula="of:=AVERAGE(['raw data'.$F$442:.$F$461])" office:value-type="float" office:value="0.536219512195122">
            <text:p>0,5362195122</text:p>
          </table:table-cell>
          <table:table-cell table:formula="of:=AVERAGE(['raw data'.$F$462:.$F$481])" office:value-type="float" office:value="0.820731707317073">
            <text:p>0,820731707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AVERAGE(['raw data'.$F$482:.$F$501])" office:value-type="float" office:value="0.227439024390244">
            <text:p>0,2274390244</text:p>
          </table:table-cell>
          <table:table-cell table:formula="of:=AVERAGE(['raw data'.$F$502:.$F$521])" office:value-type="float" office:value="0.555609756097561">
            <text:p>0,5556097561</text:p>
          </table:table-cell>
          <table:table-cell table:formula="of:=AVERAGE(['raw data'.$F$522:.$F$541])" office:value-type="float" office:value="0.716219512195122">
            <text:p>0,716219512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Average-age, density 0,25</text:p>
          </table:table-cell>
          <table:table-cell table:style-name="ce1" office:value-type="string">
            <text:p>Average-age, density 0,625</text:p>
          </table:table-cell>
          <table:table-cell table:style-name="ce1" office:value-type="string">
            <text:p>Average-age, density 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formula="of:=AVERAGE(['raw data'.$G$2:.$G$21])" office:value-type="float" office:value="40.7851378531083">
            <text:p>40,7851378531</text:p>
          </table:table-cell>
          <table:table-cell table:formula="of:=AVERAGE(['raw data'.$G$22:.$G$41])" office:value-type="float" office:value="41.2056116081884">
            <text:p>41,2056116082</text:p>
          </table:table-cell>
          <table:table-cell table:style-name="ce6" table:formula="of:=AVERAGE(['raw data'.$G$42:.$G$61])" office:value-type="float" office:value="42.7373907327449">
            <text:p>42,7373907327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formula="of:=AVERAGE(['raw data'.$G$62:.$G$81])" office:value-type="float" office:value="40.4155836043124">
            <text:p>40,4155836043</text:p>
          </table:table-cell>
          <table:table-cell table:formula="of:=AVERAGE(['raw data'.$G$82:.$G$101])" office:value-type="float" office:value="39.9767938182228">
            <text:p>39,9767938182</text:p>
          </table:table-cell>
          <table:table-cell table:style-name="ce6" table:formula="of:=AVERAGE(['raw data'.$G$102:.$G$121])" office:value-type="float" office:value="41.9721843068912">
            <text:p>41,972184306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formula="of:=AVERAGE(['raw data'.$G$122:.$G$141])" office:value-type="float" office:value="40.5489782387849">
            <text:p>40,5489782388</text:p>
          </table:table-cell>
          <table:table-cell table:formula="of:=AVERAGE(['raw data'.$G$142:.$G$161])" office:value-type="float" office:value="41.5241804134629">
            <text:p>41,5241804135</text:p>
          </table:table-cell>
          <table:table-cell table:style-name="ce6" table:formula="of:=AVERAGE(['raw data'.$G$162:.$G$181])" office:value-type="float" office:value="41.2427977581671">
            <text:p>41,2427977582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formula="of:=AVERAGE(['raw data'.$G$182:.$G$201])" office:value-type="float" office:value="41.6143485481242">
            <text:p>41,6143485481</text:p>
          </table:table-cell>
          <table:table-cell table:formula="of:=AVERAGE(['raw data'.$G$202:.$G$221])" office:value-type="float" office:value="40.9011476703045">
            <text:p>40,9011476703</text:p>
          </table:table-cell>
          <table:table-cell table:style-name="ce6" table:formula="of:=AVERAGE(['raw data'.$G$222:.$G$241])" office:value-type="float" office:value="42.3484680939002">
            <text:p>42,348468093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formula="of:=AVERAGE(['raw data'.$G$242:.$G$261])" office:value-type="float" office:value="39.2636344111772">
            <text:p>39,2636344112</text:p>
          </table:table-cell>
          <table:table-cell table:formula="of:=AVERAGE(['raw data'.$G$262:.$G$281])" office:value-type="float" office:value="41.4897475846725">
            <text:p>41,4897475847</text:p>
          </table:table-cell>
          <table:table-cell table:style-name="ce6" table:formula="of:=AVERAGE(['raw data'.$G$282:.$G$301])" office:value-type="float" office:value="42.2323108638538">
            <text:p>42,232310863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formula="of:=AVERAGE(['raw data'.$G$302:.$G$321])" office:value-type="float" office:value="39.6980440544477">
            <text:p>39,6980440544</text:p>
          </table:table-cell>
          <table:table-cell table:formula="of:=AVERAGE(['raw data'.$G$322:.$G$341])" office:value-type="float" office:value="41.1414510819283">
            <text:p>41,1414510819</text:p>
          </table:table-cell>
          <table:table-cell table:style-name="ce6" table:formula="of:=AVERAGE(['raw data'.$G$342:.$G$361])" office:value-type="float" office:value="42.973646990081">
            <text:p>42,973646990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formula="of:=AVERAGE(['raw data'.$G$362:.$G$381])" office:value-type="float" office:value="40.7492012126058">
            <text:p>40,7492012126</text:p>
          </table:table-cell>
          <table:table-cell table:formula="of:=AVERAGE(['raw data'.$G$382:.$G$401])" office:value-type="float" office:value="40.7196059207496">
            <text:p>40,7196059207</text:p>
          </table:table-cell>
          <table:table-cell table:style-name="ce6" table:formula="of:=AVERAGE(['raw data'.$G$402:.$G$421])" office:value-type="float" office:value="41.5133446693713">
            <text:p>41,513344669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formula="of:=AVERAGE(['raw data'.$G$422:.$G$441])" office:value-type="float" office:value="40.1897644920318">
            <text:p>40,189764492</text:p>
          </table:table-cell>
          <table:table-cell table:formula="of:=AVERAGE(['raw data'.$G$442:.$G$461])" office:value-type="float" office:value="41.5448120284208">
            <text:p>41,5448120284</text:p>
          </table:table-cell>
          <table:table-cell table:style-name="ce6" table:formula="of:=AVERAGE(['raw data'.$G$462:.$G$481])" office:value-type="float" office:value="42.5461341883728">
            <text:p>42,546134188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formula="of:=AVERAGE(['raw data'.$G$482:.$G$501])" office:value-type="float" office:value="40.2035683519862">
            <text:p>40,203568352</text:p>
          </table:table-cell>
          <table:table-cell table:formula="of:=AVERAGE(['raw data'.$G$502:.$G$521])" office:value-type="float" office:value="40.7742857005853">
            <text:p>40,7742857006</text:p>
          </table:table-cell>
          <table:table-cell table:style-name="ce6" table:formula="of:=AVERAGE(['raw data'.$G$522:.$G$541])" office:value-type="float" office:value="42.6946361311496">
            <text:p>42,694636131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Average-waiting-time, density 0,25</text:p>
          </table:table-cell>
          <table:table-cell table:style-name="ce1" office:value-type="string">
            <text:p>Average-waiting-time, density 0,625</text:p>
          </table:table-cell>
          <table:table-cell table:style-name="ce1" office:value-type="string">
            <text:p>Average-waiting-time, density 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formula="of:=AVERAGE(['raw data'.$H$2:.$H$21])" office:value-type="float" office:value="0.763398493047376">
            <text:p>0,763398493</text:p>
          </table:table-cell>
          <table:table-cell table:formula="of:=AVERAGE(['raw data'.$H$22:.$H$41])" office:value-type="float" office:value="0.263110815395564">
            <text:p>0,2631108154</text:p>
          </table:table-cell>
          <table:table-cell table:style-name="ce6" table:formula="of:=AVERAGE(['raw data'.$H$42:.$H$61])" office:value-type="float" office:value="0.852456665603495">
            <text:p>0,852456665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formula="of:=AVERAGE(['raw data'.$H$62:.$H$81])" office:value-type="float" office:value="0.608887344405686">
            <text:p>0,6088873444</text:p>
          </table:table-cell>
          <table:table-cell table:formula="of:=AVERAGE(['raw data'.$H$82:.$H$101])" office:value-type="float" office:value="0.14762892658073">
            <text:p>0,1476289266</text:p>
          </table:table-cell>
          <table:table-cell table:style-name="ce6" table:formula="of:=AVERAGE(['raw data'.$H$102:.$H$121])" office:value-type="float" office:value="0.301582960381194">
            <text:p>0,301582960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formula="of:=AVERAGE(['raw data'.$H$122:.$H$141])" office:value-type="float" office:value="0.411400629704268">
            <text:p>0,4114006297</text:p>
          </table:table-cell>
          <table:table-cell table:formula="of:=AVERAGE(['raw data'.$H$142:.$H$161])" office:value-type="float" office:value="0.097259590309315">
            <text:p>0,0972595903</text:p>
          </table:table-cell>
          <table:table-cell table:style-name="ce6" table:formula="of:=AVERAGE(['raw data'.$H$162:.$H$181])" office:value-type="float" office:value="0.10725762939327">
            <text:p>0,107257629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formula="of:=AVERAGE(['raw data'.$H$182:.$H$201])" office:value-type="float" office:value="1.08922325706592">
            <text:p>1,0892232571</text:p>
          </table:table-cell>
          <table:table-cell table:formula="of:=AVERAGE(['raw data'.$H$202:.$H$221])" office:value-type="float" office:value="0.487361248826472">
            <text:p>0,4873612488</text:p>
          </table:table-cell>
          <table:table-cell table:style-name="ce6" table:formula="of:=AVERAGE(['raw data'.$H$222:.$H$241])" office:value-type="float" office:value="0.932751818393427">
            <text:p>0,932751818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formula="of:=AVERAGE(['raw data'.$H$242:.$H$261])" office:value-type="float" office:value="0.00859996294196774">
            <text:p>0,0085999629</text:p>
          </table:table-cell>
          <table:table-cell table:formula="of:=AVERAGE(['raw data'.$H$262:.$H$281])" office:value-type="float" office:value="0.0713537773244155">
            <text:p>0,0713537773</text:p>
          </table:table-cell>
          <table:table-cell table:style-name="ce6" table:formula="of:=AVERAGE(['raw data'.$H$282:.$H$301])" office:value-type="float" office:value="0.541261184332813">
            <text:p>0,5412611843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formula="of:=AVERAGE(['raw data'.$H$302:.$H$321])" office:value-type="float" office:value="0.619749678256687">
            <text:p>0,6197496783</text:p>
          </table:table-cell>
          <table:table-cell table:formula="of:=AVERAGE(['raw data'.$H$322:.$H$341])" office:value-type="float" office:value="0.227773587909172">
            <text:p>0,2277735879</text:p>
          </table:table-cell>
          <table:table-cell table:style-name="ce6" table:formula="of:=AVERAGE(['raw data'.$H$342:.$H$361])" office:value-type="float" office:value="0.667541604444591">
            <text:p>0,667541604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formula="of:=AVERAGE(['raw data'.$H$362:.$H$381])" office:value-type="float" office:value="0.408435492307489">
            <text:p>0,4084354923</text:p>
          </table:table-cell>
          <table:table-cell table:formula="of:=AVERAGE(['raw data'.$H$382:.$H$401])" office:value-type="float" office:value="0.109641622682598">
            <text:p>0,1096416227</text:p>
          </table:table-cell>
          <table:table-cell table:style-name="ce6" table:formula="of:=AVERAGE(['raw data'.$H$402:.$H$421])" office:value-type="float" office:value="0.928482788562934">
            <text:p>0,928482788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formula="of:=AVERAGE(['raw data'.$H$422:.$H$441])" office:value-type="float" office:value="0.611731693101719">
            <text:p>0,6117316931</text:p>
          </table:table-cell>
          <table:table-cell table:formula="of:=AVERAGE(['raw data'.$H$442:.$H$461])" office:value-type="float" office:value="0.270407667327057">
            <text:p>0,2704076673</text:p>
          </table:table-cell>
          <table:table-cell table:style-name="ce6" table:formula="of:=AVERAGE(['raw data'.$H$462:.$H$481])" office:value-type="float" office:value="0.660982055212875">
            <text:p>0,6609820552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formula="of:=AVERAGE(['raw data'.$H$482:.$H$501])" office:value-type="float" office:value="0.480272221540259">
            <text:p>0,4802722215</text:p>
          </table:table-cell>
          <table:table-cell table:formula="of:=AVERAGE(['raw data'.$H$502:.$H$521])" office:value-type="float" office:value="0.118804941646999">
            <text:p>0,1188049416</text:p>
          </table:table-cell>
          <table:table-cell table:style-name="ce6" table:formula="of:=AVERAGE(['raw data'.$H$522:.$H$541])" office:value-type="float" office:value="0.99147272979799">
            <text:p>0,991472729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Exits-count-cumulative, density 0,25</text:p>
          </table:table-cell>
          <table:table-cell table:style-name="ce1" office:value-type="string">
            <text:p>Exits-count-cumulative, density 0,625</text:p>
          </table:table-cell>
          <table:table-cell table:style-name="ce1" office:value-type="string">
            <text:p>Exits-count-cumulative, density 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AVERAGE(['raw data'.$J$2:.$J$21])" office:value-type="float" office:value="91.9">
            <text:p>91,9</text:p>
          </table:table-cell>
          <table:table-cell table:formula="of:=AVERAGE(['raw data'.$J$22:.$J$41])" office:value-type="float" office:value="226.9">
            <text:p>226,9</text:p>
          </table:table-cell>
          <table:table-cell table:formula="of:=AVERAGE(['raw data'.$J$42:.$J$61])" office:value-type="float" office:value="314.3">
            <text:p>314,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AVERAGE(['raw data'.$J$62:.$J$81])" office:value-type="float" office:value="87.45">
            <text:p>87,45</text:p>
          </table:table-cell>
          <table:table-cell table:formula="of:=AVERAGE(['raw data'.$J$82:.$J$101])" office:value-type="float" office:value="227.45">
            <text:p>227,45</text:p>
          </table:table-cell>
          <table:table-cell table:formula="of:=AVERAGE(['raw data'.$J$102:.$J$121])" office:value-type="float" office:value="358.95">
            <text:p>358,9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AVERAGE(['raw data'.$J$122:.$J$141])" office:value-type="float" office:value="94.1">
            <text:p>94,1</text:p>
          </table:table-cell>
          <table:table-cell table:formula="of:=AVERAGE(['raw data'.$J$142:.$J$161])" office:value-type="float" office:value="222.6">
            <text:p>222,6</text:p>
          </table:table-cell>
          <table:table-cell table:formula="of:=AVERAGE(['raw data'.$J$162:.$J$181])" office:value-type="float" office:value="362.5">
            <text:p>362,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AVERAGE(['raw data'.$J$182:.$J$201])" office:value-type="float" office:value="89.95">
            <text:p>89,95</text:p>
          </table:table-cell>
          <table:table-cell table:formula="of:=AVERAGE(['raw data'.$J$202:.$J$221])" office:value-type="float" office:value="225.25">
            <text:p>225,25</text:p>
          </table:table-cell>
          <table:table-cell table:formula="of:=AVERAGE(['raw data'.$J$222:.$J$241])" office:value-type="float" office:value="322.7">
            <text:p>322,7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AVERAGE(['raw data'.$J$242:.$J$261])" office:value-type="float" office:value="95.2">
            <text:p>95,2</text:p>
          </table:table-cell>
          <table:table-cell table:formula="of:=AVERAGE(['raw data'.$J$262:.$J$281])" office:value-type="float" office:value="224.05">
            <text:p>224,05</text:p>
          </table:table-cell>
          <table:table-cell table:formula="of:=AVERAGE(['raw data'.$J$282:.$J$301])" office:value-type="float" office:value="339.1">
            <text:p>339,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AVERAGE(['raw data'.$J$302:.$J$321])" office:value-type="float" office:value="93.65">
            <text:p>93,65</text:p>
          </table:table-cell>
          <table:table-cell table:formula="of:=AVERAGE(['raw data'.$J$322:.$J$341])" office:value-type="float" office:value="230.55">
            <text:p>230,55</text:p>
          </table:table-cell>
          <table:table-cell table:formula="of:=AVERAGE(['raw data'.$J$342:.$J$361])" office:value-type="float" office:value="336.85">
            <text:p>336,8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AVERAGE(['raw data'.$J$362:.$J$381])" office:value-type="float" office:value="94.05">
            <text:p>94,05</text:p>
          </table:table-cell>
          <table:table-cell table:formula="of:=AVERAGE(['raw data'.$J$382:.$J$401])" office:value-type="float" office:value="230.5">
            <text:p>230,5</text:p>
          </table:table-cell>
          <table:table-cell table:formula="of:=AVERAGE(['raw data'.$J$402:.$J$421])" office:value-type="float" office:value="301.45">
            <text:p>301,4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AVERAGE(['raw data'.$J$422:.$J$441])" office:value-type="float" office:value="90.3">
            <text:p>90,3</text:p>
          </table:table-cell>
          <table:table-cell table:formula="of:=AVERAGE(['raw data'.$J$442:.$J$461])" office:value-type="float" office:value="219.85">
            <text:p>219,85</text:p>
          </table:table-cell>
          <table:table-cell table:formula="of:=AVERAGE(['raw data'.$J$462:.$J$481])" office:value-type="float" office:value="336.5">
            <text:p>336,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AVERAGE(['raw data'.$J$482:.$J$501])" office:value-type="float" office:value="93.25">
            <text:p>93,25</text:p>
          </table:table-cell>
          <table:table-cell table:formula="of:=AVERAGE(['raw data'.$J$502:.$J$521])" office:value-type="float" office:value="227.8">
            <text:p>227,8</text:p>
          </table:table-cell>
          <table:table-cell table:formula="of:=AVERAGE(['raw data'.$J$522:.$J$541])" office:value-type="float" office:value="293.65">
            <text:p>293,65</text:p>
          </table:table-cell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7" office:value-type="string">
            <text:p>setup/variable</text:p>
          </table:table-cell>
          <table:table-cell table:style-name="ce7" office:value-type="string">
            <text:p>Door-width</text:p>
          </table:table-cell>
          <table:table-cell table:style-name="ce7" office:value-type="string">
            <text:p>Sensor-range</text:p>
          </table:table-cell>
          <table:table-cell table:style-name="ce7" office:value-type="string">
            <text:p>Time-to-close</text:p>
          </table:table-cell>
          <table:table-cell table:style-name="ce7" office:value-type="string">
            <text:p>Delay-before-closing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1">
            <text:p>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3">
            <text:p>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4">
            <text:p>4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5">
            <text:p>5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6">
            <text:p>6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7">
            <text:p>7</text:p>
          </table:table-cell>
          <table:table-cell table:number-columns-repeated="2" table:style-name="ce9" office:value-type="float" office:value="12">
            <text:p>12</text:p>
          </table:table-cell>
          <table:table-cell table:number-columns-repeated="2" table:style-name="ce9" office:value-type="float" office:value="6">
            <text:p>6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8">
            <text:p>8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9">
            <text:p>9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</table:table>
      <table:table table:name="standard deviation" table:style-name="ta1">
        <office:forms form:automatic-focus="false" form:apply-design-mode="false"/>
        <table:shapes>
          <draw:frame draw:z-index="0" draw:style-name="gr1" svg:width="16.006cm" svg:height="8.996cm" svg:x="28.253cm" svg:y="0.134cm">
            <draw:object draw:notify-on-update-of-ranges="'standard deviation'.C1:'standard deviation'.C1 'standard deviation'.C3:'standard deviation'.C11 'standard deviation'.D1:'standard deviation'.D1 'standard deviation'.D3:'standard deviation'.D11 'standard deviation'.E1:'standard deviation'.E1 'standard deviation'.E3:'standard deviation'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6cm" svg:height="8.995cm" svg:x="45.79cm" svg:y="0.295cm">
            <draw:object draw:notify-on-update-of-ranges="'standard deviation'.C1:'standard deviation'.C1 'standard deviation'.C14:'standard deviation'.C22 'standard deviation'.D1:'standard deviation'.D1 'standard deviation'.D14:'standard deviation'.D22 'standard deviation'.E1:'standard deviation'.E1 'standard deviation'.E14:'standard deviation'.E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6.006cm" svg:height="8.996cm" svg:x="28.309cm" svg:y="10.709cm">
            <draw:object draw:notify-on-update-of-ranges="'standard deviation'.C1:'standard deviation'.C1 'standard deviation'.C25:'standard deviation'.C33 'standard deviation'.D1:'standard deviation'.D1 'standard deviation'.D25:'standard deviation'.D33 'standard deviation'.E1:'standard deviation'.E1 'standard deviation'.E25:'standard deviation'.E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6.006cm" svg:height="8.996cm" svg:x="45.957cm" svg:y="10.897cm">
            <draw:object draw:notify-on-update-of-ranges="'standard deviation'.C1:'standard deviation'.C1 'standard deviation'.C36:'standard deviation'.C44 'standard deviation'.D1:'standard deviation'.D1 'standard deviation'.D36:'standard deviation'.D44 'standard deviation'.E1:'standard deviation'.E1 'standard deviation'.E36:'standard deviation'.E4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4" office:value-type="string">
            <text:p>Pedestrian density 0,25</text:p>
          </table:table-cell>
          <table:table-cell table:style-name="ce4" office:value-type="string">
            <text:p>Pedestrian density 0,625</text:p>
          </table:table-cell>
          <table:table-cell table:style-name="ce4" office:value-type="string">
            <text:p>Pedestrian density 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STDEV average-exits, density 0,25</text:p>
          </table:table-cell>
          <table:table-cell table:style-name="ce1" office:value-type="string">
            <text:p>STDEV average-exits, density 0,625</text:p>
          </table:table-cell>
          <table:table-cell table:style-name="ce1" office:value-type="string">
            <text:p>STDEV average-exits, density 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STDEV(['raw data'.$F$2:.$F$21])" office:value-type="float" office:value="0.0246443756643663">
            <text:p>0,0246443757</text:p>
          </table:table-cell>
          <table:table-cell table:formula="of:=STDEV(['raw data'.$F$22:.$F$41])" office:value-type="float" office:value="0.0497144228803315">
            <text:p>0,0497144229</text:p>
          </table:table-cell>
          <table:table-cell table:formula="of:=STDEV(['raw data'.$F$42:.$F$61])" office:value-type="float" office:value="0.137654216890672">
            <text:p>0,137654216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STDEV(['raw data'.$F$62:.$F$81])" office:value-type="float" office:value="0.0257694149061811">
            <text:p>0,0257694149</text:p>
          </table:table-cell>
          <table:table-cell table:formula="of:=STDEV(['raw data'.$F$82:.$F$101])" office:value-type="float" office:value="0.0339760562364514">
            <text:p>0,0339760562</text:p>
          </table:table-cell>
          <table:table-cell table:formula="of:=STDEV(['raw data'.$F$102:.$F$121])" office:value-type="float" office:value="0.0547186388192726">
            <text:p>0,0547186388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STDEV(['raw data'.$F$122:.$F$141])" office:value-type="float" office:value="0.0261124931787333">
            <text:p>0,0261124932</text:p>
          </table:table-cell>
          <table:table-cell table:formula="of:=STDEV(['raw data'.$F$142:.$F$161])" office:value-type="float" office:value="0.0469048918696652">
            <text:p>0,0469048919</text:p>
          </table:table-cell>
          <table:table-cell table:formula="of:=STDEV(['raw data'.$F$162:.$F$181])" office:value-type="float" office:value="0.0431071890809621">
            <text:p>0,043107189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STDEV(['raw data'.$F$182:.$F$201])" office:value-type="float" office:value="0.0217358569650462">
            <text:p>0,021735857</text:p>
          </table:table-cell>
          <table:table-cell table:formula="of:=STDEV(['raw data'.$F$202:.$F$221])" office:value-type="float" office:value="0.0313135917987859">
            <text:p>0,0313135918</text:p>
          </table:table-cell>
          <table:table-cell table:formula="of:=STDEV(['raw data'.$F$222:.$F$241])" office:value-type="float" office:value="0.137059282344754">
            <text:p>0,137059282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STDEV(['raw data'.$F$242:.$F$261])" office:value-type="float" office:value="0.025305052043264">
            <text:p>0,025305052</text:p>
          </table:table-cell>
          <table:table-cell table:formula="of:=STDEV(['raw data'.$F$262:.$F$281])" office:value-type="float" office:value="0.0464020615889335">
            <text:p>0,0464020616</text:p>
          </table:table-cell>
          <table:table-cell table:formula="of:=STDEV(['raw data'.$F$282:.$F$301])" office:value-type="float" office:value="0.13035943201304">
            <text:p>0,130359432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STDEV(['raw data'.$F$302:.$F$321])" office:value-type="float" office:value="0.0199293501515708">
            <text:p>0,0199293502</text:p>
          </table:table-cell>
          <table:table-cell table:formula="of:=STDEV(['raw data'.$F$322:.$F$341])" office:value-type="float" office:value="0.0333247481560342">
            <text:p>0,0333247482</text:p>
          </table:table-cell>
          <table:table-cell table:formula="of:=STDEV(['raw data'.$F$342:.$F$361])" office:value-type="float" office:value="0.110845470958497">
            <text:p>0,11084547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STDEV(['raw data'.$F$362:.$F$381])" office:value-type="float" office:value="0.0199952247030905">
            <text:p>0,0199952247</text:p>
          </table:table-cell>
          <table:table-cell table:formula="of:=STDEV(['raw data'.$F$382:.$F$401])" office:value-type="float" office:value="0.0255745830961456">
            <text:p>0,0255745831</text:p>
          </table:table-cell>
          <table:table-cell table:formula="of:=STDEV(['raw data'.$F$402:.$F$421])" office:value-type="float" office:value="0.164493545248755">
            <text:p>0,1644935452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STDEV(['raw data'.$F$422:.$F$441])" office:value-type="float" office:value="0.0199736825501642">
            <text:p>0,0199736826</text:p>
          </table:table-cell>
          <table:table-cell table:formula="of:=STDEV(['raw data'.$F$442:.$F$461])" office:value-type="float" office:value="0.0378040498480651">
            <text:p>0,0378040498</text:p>
          </table:table-cell>
          <table:table-cell table:formula="of:=STDEV(['raw data'.$F$462:.$F$481])" office:value-type="float" office:value="0.102733545681581">
            <text:p>0,1027335457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STDEV(['raw data'.$F$482:.$F$501])" office:value-type="float" office:value="0.0252341177790018">
            <text:p>0,0252341178</text:p>
          </table:table-cell>
          <table:table-cell table:formula="of:=STDEV(['raw data'.$F$502:.$F$521])" office:value-type="float" office:value="0.0375658100018099">
            <text:p>0,03756581</text:p>
          </table:table-cell>
          <table:table-cell table:formula="of:=STDEV(['raw data'.$F$522:.$F$541])" office:value-type="float" office:value="0.167966372642959">
            <text:p>0,167966372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STDEV average-age, density 0,25</text:p>
          </table:table-cell>
          <table:table-cell table:style-name="ce1" office:value-type="string">
            <text:p>STDEV average-age, density 0,625</text:p>
          </table:table-cell>
          <table:table-cell table:style-name="ce1" office:value-type="string">
            <text:p>STDEV average-age, density 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formula="of:=STDEV(['raw data'.$G$2:.$G$21])" office:value-type="float" office:value="2.62902068219367">
            <text:p>2,6290206822</text:p>
          </table:table-cell>
          <table:table-cell table:formula="of:=STDEV(['raw data'.$G$22:.$G$41])" office:value-type="float" office:value="1.59518956511953">
            <text:p>1,5951895651</text:p>
          </table:table-cell>
          <table:table-cell table:style-name="ce6" table:formula="of:=STDEV(['raw data'.$G$42:.$G$61])" office:value-type="float" office:value="1.66968061292311">
            <text:p>1,669680612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formula="of:=STDEV(['raw data'.$G$62:.$G$81])" office:value-type="float" office:value="3.22940232523548">
            <text:p>3,2294023252</text:p>
          </table:table-cell>
          <table:table-cell table:formula="of:=STDEV(['raw data'.$G$82:.$G$101])" office:value-type="float" office:value="1.70278060309226">
            <text:p>1,7027806031</text:p>
          </table:table-cell>
          <table:table-cell table:style-name="ce6" table:formula="of:=STDEV(['raw data'.$G$102:.$G$121])" office:value-type="float" office:value="1.05127384359143">
            <text:p>1,051273843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formula="of:=STDEV(['raw data'.$G$122:.$G$141])" office:value-type="float" office:value="2.93249206747444">
            <text:p>2,9324920675</text:p>
          </table:table-cell>
          <table:table-cell table:formula="of:=STDEV(['raw data'.$G$142:.$G$161])" office:value-type="float" office:value="1.52652969441232">
            <text:p>1,5265296944</text:p>
          </table:table-cell>
          <table:table-cell table:style-name="ce6" table:formula="of:=STDEV(['raw data'.$G$162:.$G$181])" office:value-type="float" office:value="1.68615181051523">
            <text:p>1,6861518105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formula="of:=STDEV(['raw data'.$G$182:.$G$201])" office:value-type="float" office:value="2.82029270449436">
            <text:p>2,8202927045</text:p>
          </table:table-cell>
          <table:table-cell table:formula="of:=STDEV(['raw data'.$G$202:.$G$221])" office:value-type="float" office:value="1.91015066081077">
            <text:p>1,9101506608</text:p>
          </table:table-cell>
          <table:table-cell table:style-name="ce6" table:formula="of:=STDEV(['raw data'.$G$222:.$G$241])" office:value-type="float" office:value="1.52575409317478">
            <text:p>1,5257540932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formula="of:=STDEV(['raw data'.$G$242:.$G$261])" office:value-type="float" office:value="1.89680702930399">
            <text:p>1,8968070293</text:p>
          </table:table-cell>
          <table:table-cell table:formula="of:=STDEV(['raw data'.$G$262:.$G$281])" office:value-type="float" office:value="1.82435917692956">
            <text:p>1,8243591769</text:p>
          </table:table-cell>
          <table:table-cell table:style-name="ce6" table:formula="of:=STDEV(['raw data'.$G$282:.$G$301])" office:value-type="float" office:value="1.4207076782634">
            <text:p>1,4207076783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formula="of:=STDEV(['raw data'.$G$302:.$G$321])" office:value-type="float" office:value="2.38683394797828">
            <text:p>2,386833948</text:p>
          </table:table-cell>
          <table:table-cell table:formula="of:=STDEV(['raw data'.$G$322:.$G$341])" office:value-type="float" office:value="1.74374511919667">
            <text:p>1,7437451192</text:p>
          </table:table-cell>
          <table:table-cell table:style-name="ce6" table:formula="of:=STDEV(['raw data'.$G$342:.$G$361])" office:value-type="float" office:value="2.0321484323817">
            <text:p>2,032148432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formula="of:=STDEV(['raw data'.$G$362:.$G$381])" office:value-type="float" office:value="3.28276824025804">
            <text:p>3,2827682403</text:p>
          </table:table-cell>
          <table:table-cell table:formula="of:=STDEV(['raw data'.$G$382:.$G$401])" office:value-type="float" office:value="1.64545062075625">
            <text:p>1,6454506208</text:p>
          </table:table-cell>
          <table:table-cell table:style-name="ce6" table:formula="of:=STDEV(['raw data'.$G$402:.$G$421])" office:value-type="float" office:value="1.59184934629526">
            <text:p>1,5918493463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formula="of:=STDEV(['raw data'.$G$422:.$G$441])" office:value-type="float" office:value="2.85750281686162">
            <text:p>2,8575028169</text:p>
          </table:table-cell>
          <table:table-cell table:formula="of:=STDEV(['raw data'.$G$442:.$G$461])" office:value-type="float" office:value="2.53989650527113">
            <text:p>2,5398965053</text:p>
          </table:table-cell>
          <table:table-cell table:style-name="ce6" table:formula="of:=STDEV(['raw data'.$G$462:.$G$481])" office:value-type="float" office:value="1.89485041001292">
            <text:p>1,8948504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formula="of:=STDEV(['raw data'.$G$482:.$G$501])" office:value-type="float" office:value="1.82534766307867">
            <text:p>1,8253476631</text:p>
          </table:table-cell>
          <table:table-cell table:formula="of:=STDEV(['raw data'.$G$502:.$G$521])" office:value-type="float" office:value="1.42267143334903">
            <text:p>1,4226714333</text:p>
          </table:table-cell>
          <table:table-cell table:style-name="ce6" table:formula="of:=STDEV(['raw data'.$G$522:.$G$541])" office:value-type="float" office:value="1.82999625198109">
            <text:p>1,82999625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STDEV average-waiting-time, density 0,25</text:p>
          </table:table-cell>
          <table:table-cell table:style-name="ce1" office:value-type="string">
            <text:p>STDEV average-waiting-time, density 0,625</text:p>
          </table:table-cell>
          <table:table-cell table:style-name="ce1" office:value-type="string">
            <text:p>STDEV average-waiting-time, density 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formula="of:=STDEV(['raw data'.$H$2:.$H$21])" office:value-type="float" office:value="0.13365130807823">
            <text:p>0,1336513081</text:p>
          </table:table-cell>
          <table:table-cell table:formula="of:=STDEV(['raw data'.$H$22:.$H$41])" office:value-type="float" office:value="0.125807760860752">
            <text:p>0,1258077609</text:p>
          </table:table-cell>
          <table:table-cell table:style-name="ce6" table:formula="of:=STDEV(['raw data'.$H$42:.$H$61])" office:value-type="float" office:value="0.559244697859332">
            <text:p>0,559244697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formula="of:=STDEV(['raw data'.$H$62:.$H$81])" office:value-type="float" office:value="0.117070345892437">
            <text:p>0,1170703459</text:p>
          </table:table-cell>
          <table:table-cell table:formula="of:=STDEV(['raw data'.$H$82:.$H$101])" office:value-type="float" office:value="0.0280916396319755">
            <text:p>0,0280916396</text:p>
          </table:table-cell>
          <table:table-cell table:style-name="ce6" table:formula="of:=STDEV(['raw data'.$H$102:.$H$121])" office:value-type="float" office:value="0.31809515463159">
            <text:p>0,318095154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formula="of:=STDEV(['raw data'.$H$122:.$H$141])" office:value-type="float" office:value="0.0943175210623139">
            <text:p>0,0943175211</text:p>
          </table:table-cell>
          <table:table-cell table:formula="of:=STDEV(['raw data'.$H$142:.$H$161])" office:value-type="float" office:value="0.0228875843076508">
            <text:p>0,0228875843</text:p>
          </table:table-cell>
          <table:table-cell table:style-name="ce6" table:formula="of:=STDEV(['raw data'.$H$162:.$H$181])" office:value-type="float" office:value="0.0597943566972432">
            <text:p>0,0597943567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formula="of:=STDEV(['raw data'.$H$182:.$H$201])" office:value-type="float" office:value="0.113524407806936">
            <text:p>0,1135244078</text:p>
          </table:table-cell>
          <table:table-cell table:formula="of:=STDEV(['raw data'.$H$202:.$H$221])" office:value-type="float" office:value="0.0775431752251967">
            <text:p>0,0775431752</text:p>
          </table:table-cell>
          <table:table-cell table:style-name="ce6" table:formula="of:=STDEV(['raw data'.$H$222:.$H$241])" office:value-type="float" office:value="0.967710777832981">
            <text:p>0,9677107778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formula="of:=STDEV(['raw data'.$H$242:.$H$261])" office:value-type="float" office:value="0.0142337006522664">
            <text:p>0,0142337007</text:p>
          </table:table-cell>
          <table:table-cell table:formula="of:=STDEV(['raw data'.$H$262:.$H$281])" office:value-type="float" office:value="0.0958503835737351">
            <text:p>0,0958503836</text:p>
          </table:table-cell>
          <table:table-cell table:style-name="ce6" table:formula="of:=STDEV(['raw data'.$H$282:.$H$301])" office:value-type="float" office:value="0.509915311929327">
            <text:p>0,509915311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formula="of:=STDEV(['raw data'.$H$302:.$H$321])" office:value-type="float" office:value="0.110139392974089">
            <text:p>0,110139393</text:p>
          </table:table-cell>
          <table:table-cell table:formula="of:=STDEV(['raw data'.$H$322:.$H$341])" office:value-type="float" office:value="0.299987964261745">
            <text:p>0,2999879643</text:p>
          </table:table-cell>
          <table:table-cell table:style-name="ce6" table:formula="of:=STDEV(['raw data'.$H$342:.$H$361])" office:value-type="float" office:value="0.586854814773563">
            <text:p>0,5868548148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formula="of:=STDEV(['raw data'.$H$362:.$H$381])" office:value-type="float" office:value="0.0794019988214212">
            <text:p>0,0794019988</text:p>
          </table:table-cell>
          <table:table-cell table:formula="of:=STDEV(['raw data'.$H$382:.$H$401])" office:value-type="float" office:value="0.0365600144520862">
            <text:p>0,0365600145</text:p>
          </table:table-cell>
          <table:table-cell table:style-name="ce6" table:formula="of:=STDEV(['raw data'.$H$402:.$H$421])" office:value-type="float" office:value="0.905506492350644">
            <text:p>0,905506492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formula="of:=STDEV(['raw data'.$H$422:.$H$441])" office:value-type="float" office:value="0.120149049854632">
            <text:p>0,1201490499</text:p>
          </table:table-cell>
          <table:table-cell table:formula="of:=STDEV(['raw data'.$H$442:.$H$461])" office:value-type="float" office:value="0.331815348531678">
            <text:p>0,3318153485</text:p>
          </table:table-cell>
          <table:table-cell table:style-name="ce6" table:formula="of:=STDEV(['raw data'.$H$462:.$H$481])" office:value-type="float" office:value="0.640134383748203">
            <text:p>0,6401343837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formula="of:=STDEV(['raw data'.$H$482:.$H$501])" office:value-type="float" office:value="0.100111142470007">
            <text:p>0,1001111425</text:p>
          </table:table-cell>
          <table:table-cell table:formula="of:=STDEV(['raw data'.$H$502:.$H$521])" office:value-type="float" office:value="0.0308225903301695">
            <text:p>0,0308225903</text:p>
          </table:table-cell>
          <table:table-cell table:style-name="ce6" table:formula="of:=STDEV(['raw data'.$H$522:.$H$541])" office:value-type="float" office:value="0.608667422876099">
            <text:p>0,6086674229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>
            <text:p>Setup</text:p>
          </table:table-cell>
          <table:table-cell table:style-name="ce1" office:value-type="string">
            <text:p>STDEV Exits-count-cumulative, density 0,25</text:p>
          </table:table-cell>
          <table:table-cell table:style-name="ce1" office:value-type="string">
            <text:p>STDEV Exits-count-cumulative, density 0,625</text:p>
          </table:table-cell>
          <table:table-cell table:style-name="ce1" office:value-type="string">
            <text:p>STDEV Exits-count-cumulative, density 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STDEV(['raw data'.$J$2:.$J$21])" office:value-type="float" office:value="10.1041940223902">
            <text:p>10,1041940224</text:p>
          </table:table-cell>
          <table:table-cell table:formula="of:=STDEV(['raw data'.$J$22:.$J$41])" office:value-type="float" office:value="20.3829133809359">
            <text:p>20,3829133809</text:p>
          </table:table-cell>
          <table:table-cell table:formula="of:=STDEV(['raw data'.$J$42:.$J$61])" office:value-type="float" office:value="56.4382289251756">
            <text:p>56,4382289252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STDEV(['raw data'.$J$62:.$J$81])" office:value-type="float" office:value="10.5654601115342">
            <text:p>10,5654601115</text:p>
          </table:table-cell>
          <table:table-cell table:formula="of:=STDEV(['raw data'.$J$82:.$J$101])" office:value-type="float" office:value="13.9301830569451">
            <text:p>13,9301830569</text:p>
          </table:table-cell>
          <table:table-cell table:formula="of:=STDEV(['raw data'.$J$102:.$J$121])" office:value-type="float" office:value="22.4346419159018">
            <text:p>22,434641915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STDEV(['raw data'.$J$122:.$J$141])" office:value-type="float" office:value="10.7061222032807">
            <text:p>10,7061222033</text:p>
          </table:table-cell>
          <table:table-cell table:formula="of:=STDEV(['raw data'.$J$142:.$J$161])" office:value-type="float" office:value="19.2310056665627">
            <text:p>19,2310056666</text:p>
          </table:table-cell>
          <table:table-cell table:formula="of:=STDEV(['raw data'.$J$162:.$J$181])" office:value-type="float" office:value="17.6739475231945">
            <text:p>17,6739475232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STDEV(['raw data'.$J$182:.$J$201])" office:value-type="float" office:value="8.91170135566894">
            <text:p>8,9117013557</text:p>
          </table:table-cell>
          <table:table-cell table:formula="of:=STDEV(['raw data'.$J$202:.$J$221])" office:value-type="float" office:value="12.8385726375022">
            <text:p>12,8385726375</text:p>
          </table:table-cell>
          <table:table-cell table:formula="of:=STDEV(['raw data'.$J$222:.$J$241])" office:value-type="float" office:value="56.1943057613492">
            <text:p>56,194305761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STDEV(['raw data'.$J$242:.$J$261])" office:value-type="float" office:value="10.3750713377383">
            <text:p>10,3750713377</text:p>
          </table:table-cell>
          <table:table-cell table:formula="of:=STDEV(['raw data'.$J$262:.$J$281])" office:value-type="float" office:value="19.0248452514628">
            <text:p>19,0248452515</text:p>
          </table:table-cell>
          <table:table-cell table:formula="of:=STDEV(['raw data'.$J$282:.$J$301])" office:value-type="float" office:value="53.4473671253466">
            <text:p>53,447367125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STDEV(['raw data'.$J$302:.$J$321])" office:value-type="float" office:value="8.17103356214403">
            <text:p>8,1710335621</text:p>
          </table:table-cell>
          <table:table-cell table:formula="of:=STDEV(['raw data'.$J$322:.$J$341])" office:value-type="float" office:value="13.663146743974">
            <text:p>13,663146744</text:p>
          </table:table-cell>
          <table:table-cell table:formula="of:=STDEV(['raw data'.$J$342:.$J$361])" office:value-type="float" office:value="45.4466430929838">
            <text:p>45,446643093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STDEV(['raw data'.$J$362:.$J$381])" office:value-type="float" office:value="8.1980421282671">
            <text:p>8,1980421283</text:p>
          </table:table-cell>
          <table:table-cell table:formula="of:=STDEV(['raw data'.$J$382:.$J$401])" office:value-type="float" office:value="10.4855790694197">
            <text:p>10,4855790694</text:p>
          </table:table-cell>
          <table:table-cell table:formula="of:=STDEV(['raw data'.$J$402:.$J$421])" office:value-type="float" office:value="67.4423535519897">
            <text:p>67,442353552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STDEV(['raw data'.$J$422:.$J$441])" office:value-type="float" office:value="8.18920984556733">
            <text:p>8,1892098456</text:p>
          </table:table-cell>
          <table:table-cell table:formula="of:=STDEV(['raw data'.$J$442:.$J$461])" office:value-type="float" office:value="15.4996604377067">
            <text:p>15,4996604377</text:p>
          </table:table-cell>
          <table:table-cell table:formula="of:=STDEV(['raw data'.$J$462:.$J$481])" office:value-type="float" office:value="42.1207537294484">
            <text:p>42,1207537294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STDEV(['raw data'.$J$482:.$J$501])" office:value-type="float" office:value="10.3459882893908">
            <text:p>10,3459882894</text:p>
          </table:table-cell>
          <table:table-cell table:formula="of:=STDEV(['raw data'.$J$502:.$J$521])" office:value-type="float" office:value="15.4019821007421">
            <text:p>15,4019821007</text:p>
          </table:table-cell>
          <table:table-cell table:formula="of:=STDEV(['raw data'.$J$522:.$J$541])" office:value-type="float" office:value="68.8662127836132">
            <text:p>68,8662127836</text:p>
          </table:table-cell>
          <table:table-cell table:number-columns-repeated="6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7" office:value-type="string">
            <text:p>setup/variable</text:p>
          </table:table-cell>
          <table:table-cell table:style-name="ce7" office:value-type="string">
            <text:p>Door-width</text:p>
          </table:table-cell>
          <table:table-cell table:style-name="ce7" office:value-type="string">
            <text:p>Sensor-range</text:p>
          </table:table-cell>
          <table:table-cell table:style-name="ce7" office:value-type="string">
            <text:p>Time-to-close</text:p>
          </table:table-cell>
          <table:table-cell table:style-name="ce7" office:value-type="string">
            <text:p>Delay-before-closing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1">
            <text:p>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3">
            <text:p>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4">
            <text:p>4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5">
            <text:p>5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6">
            <text:p>6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7">
            <text:p>7</text:p>
          </table:table-cell>
          <table:table-cell table:number-columns-repeated="2" table:style-name="ce9" office:value-type="float" office:value="12">
            <text:p>12</text:p>
          </table:table-cell>
          <table:table-cell table:number-columns-repeated="2" table:style-name="ce9" office:value-type="float" office:value="6">
            <text:p>6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8">
            <text:p>8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8" office:value-type="float" office:value="9">
            <text:p>9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.00.0000</text:date>, <text:time style:data-style-name="N2" text:time-value="0000-00-00T13:18:58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8T14:28:38.57</dc:date>
    <meta:generator>LibreOffice/3.6$Windows_x86 LibreOffice_project/2ef5aff-a6fb0ff-166bdff-cf087ad-0f1389</meta:generator>
    <meta:editing-duration>PT1H2M30S</meta:editing-duration>
    <meta:editing-cycles>8</meta:editing-cycles>
    <meta:document-statistic meta:table-count="3" meta:cell-count="583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aw:opacity-name="ChartTransparencyGradient_20_5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aw:opacity-name="ChartTransparencyGradient_20_5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aw:opacity-name="ChartTransparencyGradient_20_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standard deviation'.C1:'standard deviation'.E1 'standard deviation'.C3:'standard deviation'.E11" chart:data-source-has-labels="row" svg:x="1.358cm" svg:y="0.851cm" svg:width="9.444cm" svg:height="6.959cm">
          <chartooo:coordinate-region svg:x="2.27cm" svg:y="1.063cm" svg:width="8.532cm" svg:height="6.074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5.353cm" chart:style-name="ch7">
              <text:p>Average-exits</text:p>
            </chart:title>
            <chart:grid chart:style-name="ch8" chart:class="major"/>
          </chart:axis>
          <chart:series chart:style-name="ch9" chart:values-cell-range-address="'standard deviation'.C3:'standard deviation'.C11" chart:label-cell-address="'standard deviation'.C1:'standard deviation'.C1" chart:class="chart:bar">
            <chart:data-point chart:repeated="9"/>
          </chart:series>
          <chart:series chart:style-name="ch10" chart:values-cell-range-address="'standard deviation'.D3:'standard deviation'.D11" chart:label-cell-address="'standard deviation'.D1:'standard deviation'.D1" chart:class="chart:bar">
            <chart:data-point chart:repeated="9"/>
          </chart:series>
          <chart:series chart:style-name="ch11" chart:values-cell-range-address="'standard deviation'.E3:'standard deviation'.E11" chart:label-cell-address="'standard deviation'.E1:'standard deviation'.E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standard deviation'.C1:'standard deviation'.C1</svg:desc>
                </draw:g>
              </table:table-cell>
              <table:table-cell office:value-type="string">
                <text:p>Pedestrian density 0,625</text:p>
                <draw:g>
                  <svg:desc>'standard deviation'.D1:'standard deviation'.D1</svg:desc>
                </draw:g>
              </table:table-cell>
              <table:table-cell office:value-type="string">
                <text:p>Pedestrian density 1</text:p>
                <draw:g>
                  <svg:desc>'standard deviation'.E1:'standard devi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6443756643663">
                <text:p>0.0246443756643663</text:p>
                <draw:g>
                  <svg:desc>'standard deviation'.C3:'standard deviation'.C11</svg:desc>
                </draw:g>
              </table:table-cell>
              <table:table-cell office:value-type="float" office:value="0.0497144228803315">
                <text:p>0.0497144228803315</text:p>
                <draw:g>
                  <svg:desc>'standard deviation'.D3:'standard deviation'.D11</svg:desc>
                </draw:g>
              </table:table-cell>
              <table:table-cell office:value-type="float" office:value="0.137654216890672">
                <text:p>0.137654216890672</text:p>
                <draw:g>
                  <svg:desc>'standard deviation'.E3:'standard deviation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694149061811">
                <text:p>0.0257694149061811</text:p>
              </table:table-cell>
              <table:table-cell office:value-type="float" office:value="0.0339760562364514">
                <text:p>0.0339760562364514</text:p>
              </table:table-cell>
              <table:table-cell office:value-type="float" office:value="0.0547186388192726">
                <text:p>0.0547186388192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1124931787333">
                <text:p>0.0261124931787333</text:p>
              </table:table-cell>
              <table:table-cell office:value-type="float" office:value="0.0469048918696652">
                <text:p>0.0469048918696652</text:p>
              </table:table-cell>
              <table:table-cell office:value-type="float" office:value="0.0431071890809621">
                <text:p>0.0431071890809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7358569650462">
                <text:p>0.0217358569650462</text:p>
              </table:table-cell>
              <table:table-cell office:value-type="float" office:value="0.0313135917987859">
                <text:p>0.0313135917987859</text:p>
              </table:table-cell>
              <table:table-cell office:value-type="float" office:value="0.137059282344754">
                <text:p>0.13705928234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305052043264">
                <text:p>0.025305052043264</text:p>
              </table:table-cell>
              <table:table-cell office:value-type="float" office:value="0.0464020615889335">
                <text:p>0.0464020615889335</text:p>
              </table:table-cell>
              <table:table-cell office:value-type="float" office:value="0.13035943201304">
                <text:p>0.13035943201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9293501515708">
                <text:p>0.0199293501515708</text:p>
              </table:table-cell>
              <table:table-cell office:value-type="float" office:value="0.0333247481560342">
                <text:p>0.0333247481560342</text:p>
              </table:table-cell>
              <table:table-cell office:value-type="float" office:value="0.110845470958497">
                <text:p>0.110845470958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9952247030905">
                <text:p>0.0199952247030905</text:p>
              </table:table-cell>
              <table:table-cell office:value-type="float" office:value="0.0255745830961456">
                <text:p>0.0255745830961456</text:p>
              </table:table-cell>
              <table:table-cell office:value-type="float" office:value="0.164493545248755">
                <text:p>0.164493545248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9736825501642">
                <text:p>0.0199736825501642</text:p>
              </table:table-cell>
              <table:table-cell office:value-type="float" office:value="0.0378040498480651">
                <text:p>0.0378040498480651</text:p>
              </table:table-cell>
              <table:table-cell office:value-type="float" office:value="0.102733545681581">
                <text:p>0.102733545681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2341177790018">
                <text:p>0.0252341177790018</text:p>
              </table:table-cell>
              <table:table-cell office:value-type="float" office:value="0.0375658100018099">
                <text:p>0.0375658100018099</text:p>
              </table:table-cell>
              <table:table-cell office:value-type="float" office:value="0.167966372642959">
                <text:p>0.167966372642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0%" draw:angle="900" draw:border="0%"/>
    <draw:opacity draw:name="ChartTransparencyGradient_20_3" draw:display-name="ChartTransparencyGradient 3" draw:style="linear" draw:start="100%" draw:end="60%" draw:angle="900" draw:border="0%"/>
    <draw:opacity draw:name="ChartTransparencyGradient_20_4" draw:display-name="ChartTransparencyGradient 4" draw:style="linear" draw:start="100%" draw:end="80%" draw:angle="900" draw:border="0%"/>
    <draw:opacity draw:name="ChartTransparencyGradient_20_5" draw:display-name="ChartTransparencyGradient 5" draw:style="linear" draw:start="100%" draw:end="7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'standard deviation'.C3:'standard deviation'.C11" chart:error-lower-range="'standard deviation'.C3:'standard deviation'.C11"/>
      <style:graphic-properties draw:stroke="none" draw:fill-color="#004586" draw:opacity-name="ChartTransparencyGradient_20_5" dr3d:edge-rounding="5%"/>
      <style:text-properties fo:font-size="10pt" style:font-size-asian="10pt" style:font-size-complex="10pt"/>
    </style:style>
    <style:style style:name="ch10" style:family="chart">
      <style:chart-properties chart:error-category="cell-range" chart:error-lower-limit="2" chart:error-upper-limit="2"/>
    </style:style>
    <style:style style:name="ch11" style:family="chart" style:data-style-name="N0">
      <style:chart-properties chart:error-upper-indicator="true" chart:error-lower-indicator="true" chart:error-category="cell-range" chart:error-upper-range="'standard deviation'.D3:'standard deviation'.D11" chart:error-lower-range="'standard deviation'.D3:'standard deviation'.D11"/>
      <style:graphic-properties draw:stroke="none" draw:fill-color="#ff420e" draw:opacity-name="ChartTransparencyGradient_20_5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error-upper-indicator="true" chart:error-lower-indicator="true" chart:error-category="cell-range" chart:error-upper-range="'standard deviation'.E3:'standard deviation'.E11" chart:error-lower-range="'standard deviation'.E3:'standard deviation'.E11"/>
      <style:graphic-properties draw:stroke="none" draw:fill-color="#ffd320" draw:opacity-name="ChartTransparencyGradient_20_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formatted data'.C1:'formatted data'.E1 'formatted data'.C3:'formatted data'.E11" chart:data-source-has-labels="row" svg:x="1.358cm" svg:y="0.851cm" svg:width="9.444cm" svg:height="6.959cm">
          <chartooo:coordinate-region svg:x="2.085cm" svg:y="1.063cm" svg:width="8.717cm" svg:height="6.074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5.353cm" chart:style-name="ch7">
              <text:p>Average-exits</text:p>
            </chart:title>
            <chart:grid chart:style-name="ch8" chart:class="major"/>
          </chart:axis>
          <chart:series chart:style-name="ch9" chart:values-cell-range-address="'formatted data'.C3:'formatted data'.C11" chart:label-cell-address="'formatted data'.C1:'formatted data'.C1" chart:class="chart:bar">
            <chart:error-indicator chart:error-upper-range="'standard deviation'.C3:'standard deviation'.C11" chart:error-lower-range="'standard deviation'.C3:'standard deviation'.C11" chart:style-name="ch10" chart:dimension="y"/>
            <chart:data-point chart:repeated="9"/>
          </chart:series>
          <chart:series chart:style-name="ch11" chart:values-cell-range-address="'formatted data'.D3:'formatted data'.D11" chart:label-cell-address="'formatted data'.D1:'formatted data'.D1" chart:class="chart:bar">
            <chart:error-indicator chart:error-upper-range="'standard deviation'.D3:'standard deviation'.D11" chart:error-lower-range="'standard deviation'.D3:'standard deviation'.D11" chart:style-name="ch12" chart:dimension="y"/>
            <chart:data-point chart:repeated="9"/>
          </chart:series>
          <chart:series chart:style-name="ch13" chart:values-cell-range-address="'formatted data'.E3:'formatted data'.E11" chart:label-cell-address="'formatted data'.E1:'formatted data'.E1" chart:class="chart:bar">
            <chart:error-indicator chart:error-upper-range="'standard deviation'.E3:'standard deviation'.E11" chart:error-lower-range="'standard deviation'.E3:'standard deviation'.E11" chart:style-name="ch12" chart:dimension="y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formatted data'.C1:'formatted data'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destrian density 0,625</text:p>
                <draw:g>
                  <svg:desc>'formatted data'.D1:'formatted data'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edestrian density 1</text:p>
                <draw:g>
                  <svg:desc>'formatted data'.E1:'formatted data'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4146341463415">
                <text:p>0.224146341463415</text:p>
                <draw:g>
                  <svg:desc>'formatted data'.C3:'formatted data'.C11</svg:desc>
                </draw:g>
              </table:table-cell>
              <table:table-cell office:value-type="float" office:value="0.0246443756643663">
                <text:p>0.0246443756643663</text:p>
                <draw:g>
                  <svg:desc>'standard deviation'.C3:'standard deviation'.C11</svg:desc>
                </draw:g>
              </table:table-cell>
              <table:table-cell office:value-type="float" office:value="0.0246443756643663">
                <text:p>0.0246443756643663</text:p>
                <draw:g>
                  <svg:desc>'standard deviation'.C3:'standard deviation'.C11</svg:desc>
                </draw:g>
              </table:table-cell>
              <table:table-cell office:value-type="float" office:value="0.553414634146341">
                <text:p>0.553414634146341</text:p>
                <draw:g>
                  <svg:desc>'formatted data'.D3:'formatted data'.D11</svg:desc>
                </draw:g>
              </table:table-cell>
              <table:table-cell office:value-type="float" office:value="0.0497144228803315">
                <text:p>0.0497144228803315</text:p>
                <draw:g>
                  <svg:desc>'standard deviation'.D3:'standard deviation'.D11</svg:desc>
                </draw:g>
              </table:table-cell>
              <table:table-cell office:value-type="float" office:value="0.0497144228803315">
                <text:p>0.0497144228803315</text:p>
                <draw:g>
                  <svg:desc>'standard deviation'.D3:'standard deviation'.D11</svg:desc>
                </draw:g>
              </table:table-cell>
              <table:table-cell office:value-type="float" office:value="0.766585365853658">
                <text:p>0.766585365853658</text:p>
                <draw:g>
                  <svg:desc>'formatted data'.E3:'formatted data'.E11</svg:desc>
                </draw:g>
              </table:table-cell>
              <table:table-cell office:value-type="float" office:value="0.137654216890672">
                <text:p>0.137654216890672</text:p>
                <draw:g>
                  <svg:desc>'standard deviation'.E3:'standard deviation'.E11</svg:desc>
                </draw:g>
              </table:table-cell>
              <table:table-cell office:value-type="float" office:value="0.137654216890672">
                <text:p>0.137654216890672</text:p>
                <draw:g>
                  <svg:desc>'standard deviation'.E3:'standard deviation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292682926829">
                <text:p>0.213292682926829</text:p>
              </table:table-cell>
              <table:table-cell office:value-type="float" office:value="0.0257694149061811">
                <text:p>0.0257694149061811</text:p>
              </table:table-cell>
              <table:table-cell office:value-type="float" office:value="0.0257694149061811">
                <text:p>0.0257694149061811</text:p>
              </table:table-cell>
              <table:table-cell office:value-type="float" office:value="0.554756097560976">
                <text:p>0.554756097560976</text:p>
              </table:table-cell>
              <table:table-cell office:value-type="float" office:value="0.0339760562364514">
                <text:p>0.0339760562364514</text:p>
              </table:table-cell>
              <table:table-cell office:value-type="float" office:value="0.0339760562364514">
                <text:p>0.0339760562364514</text:p>
              </table:table-cell>
              <table:table-cell office:value-type="float" office:value="0.875487804878049">
                <text:p>0.875487804878049</text:p>
              </table:table-cell>
              <table:table-cell office:value-type="float" office:value="0.0547186388192726">
                <text:p>0.0547186388192726</text:p>
              </table:table-cell>
              <table:table-cell office:value-type="float" office:value="0.0547186388192726">
                <text:p>0.0547186388192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9512195121951">
                <text:p>0.229512195121951</text:p>
              </table:table-cell>
              <table:table-cell office:value-type="float" office:value="0.0261124931787333">
                <text:p>0.0261124931787333</text:p>
              </table:table-cell>
              <table:table-cell office:value-type="float" office:value="0.0261124931787333">
                <text:p>0.0261124931787333</text:p>
              </table:table-cell>
              <table:table-cell office:value-type="float" office:value="0.542926829268293">
                <text:p>0.542926829268293</text:p>
              </table:table-cell>
              <table:table-cell office:value-type="float" office:value="0.0469048918696652">
                <text:p>0.0469048918696652</text:p>
              </table:table-cell>
              <table:table-cell office:value-type="float" office:value="0.0469048918696652">
                <text:p>0.0469048918696652</text:p>
              </table:table-cell>
              <table:table-cell office:value-type="float" office:value="0.884146341463415">
                <text:p>0.884146341463415</text:p>
              </table:table-cell>
              <table:table-cell office:value-type="float" office:value="0.0431071890809621">
                <text:p>0.0431071890809621</text:p>
              </table:table-cell>
              <table:table-cell office:value-type="float" office:value="0.0431071890809621">
                <text:p>0.0431071890809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390243902439">
                <text:p>0.219390243902439</text:p>
              </table:table-cell>
              <table:table-cell office:value-type="float" office:value="0.0217358569650462">
                <text:p>0.0217358569650462</text:p>
              </table:table-cell>
              <table:table-cell office:value-type="float" office:value="0.0217358569650462">
                <text:p>0.0217358569650462</text:p>
              </table:table-cell>
              <table:table-cell office:value-type="float" office:value="0.549390243902439">
                <text:p>0.549390243902439</text:p>
              </table:table-cell>
              <table:table-cell office:value-type="float" office:value="0.0313135917987859">
                <text:p>0.0313135917987859</text:p>
              </table:table-cell>
              <table:table-cell office:value-type="float" office:value="0.0313135917987859">
                <text:p>0.0313135917987859</text:p>
              </table:table-cell>
              <table:table-cell office:value-type="float" office:value="0.787073170731707">
                <text:p>0.787073170731707</text:p>
              </table:table-cell>
              <table:table-cell office:value-type="float" office:value="0.137059282344754">
                <text:p>0.137059282344754</text:p>
              </table:table-cell>
              <table:table-cell office:value-type="float" office:value="0.137059282344754">
                <text:p>0.13705928234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19512195122">
                <text:p>0.23219512195122</text:p>
              </table:table-cell>
              <table:table-cell office:value-type="float" office:value="0.025305052043264">
                <text:p>0.025305052043264</text:p>
              </table:table-cell>
              <table:table-cell office:value-type="float" office:value="0.025305052043264">
                <text:p>0.025305052043264</text:p>
              </table:table-cell>
              <table:table-cell office:value-type="float" office:value="0.546463414634146">
                <text:p>0.546463414634146</text:p>
              </table:table-cell>
              <table:table-cell office:value-type="float" office:value="0.0464020615889335">
                <text:p>0.0464020615889335</text:p>
              </table:table-cell>
              <table:table-cell office:value-type="float" office:value="0.0464020615889335">
                <text:p>0.0464020615889335</text:p>
              </table:table-cell>
              <table:table-cell office:value-type="float" office:value="0.827073170731707">
                <text:p>0.827073170731707</text:p>
              </table:table-cell>
              <table:table-cell office:value-type="float" office:value="0.13035943201304">
                <text:p>0.13035943201304</text:p>
              </table:table-cell>
              <table:table-cell office:value-type="float" office:value="0.13035943201304">
                <text:p>0.13035943201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8414634146341">
                <text:p>0.228414634146341</text:p>
              </table:table-cell>
              <table:table-cell office:value-type="float" office:value="0.0199293501515708">
                <text:p>0.0199293501515708</text:p>
              </table:table-cell>
              <table:table-cell office:value-type="float" office:value="0.0199293501515708">
                <text:p>0.0199293501515708</text:p>
              </table:table-cell>
              <table:table-cell office:value-type="float" office:value="0.562317073170732">
                <text:p>0.562317073170732</text:p>
              </table:table-cell>
              <table:table-cell office:value-type="float" office:value="0.0333247481560342">
                <text:p>0.0333247481560342</text:p>
              </table:table-cell>
              <table:table-cell office:value-type="float" office:value="0.0333247481560342">
                <text:p>0.0333247481560342</text:p>
              </table:table-cell>
              <table:table-cell office:value-type="float" office:value="0.821585365853659">
                <text:p>0.821585365853659</text:p>
              </table:table-cell>
              <table:table-cell office:value-type="float" office:value="0.110845470958497">
                <text:p>0.110845470958497</text:p>
              </table:table-cell>
              <table:table-cell office:value-type="float" office:value="0.110845470958497">
                <text:p>0.110845470958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9390243902439">
                <text:p>0.229390243902439</text:p>
              </table:table-cell>
              <table:table-cell office:value-type="float" office:value="0.0199952247030905">
                <text:p>0.0199952247030905</text:p>
              </table:table-cell>
              <table:table-cell office:value-type="float" office:value="0.0199952247030905">
                <text:p>0.0199952247030905</text:p>
              </table:table-cell>
              <table:table-cell office:value-type="float" office:value="0.562195121951219">
                <text:p>0.562195121951219</text:p>
              </table:table-cell>
              <table:table-cell office:value-type="float" office:value="0.0255745830961456">
                <text:p>0.0255745830961456</text:p>
              </table:table-cell>
              <table:table-cell office:value-type="float" office:value="0.0255745830961456">
                <text:p>0.0255745830961456</text:p>
              </table:table-cell>
              <table:table-cell office:value-type="float" office:value="0.735243902439025">
                <text:p>0.735243902439025</text:p>
              </table:table-cell>
              <table:table-cell office:value-type="float" office:value="0.164493545248755">
                <text:p>0.164493545248755</text:p>
              </table:table-cell>
              <table:table-cell office:value-type="float" office:value="0.164493545248755">
                <text:p>0.164493545248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0243902439024">
                <text:p>0.220243902439024</text:p>
              </table:table-cell>
              <table:table-cell office:value-type="float" office:value="0.0199736825501642">
                <text:p>0.0199736825501642</text:p>
              </table:table-cell>
              <table:table-cell office:value-type="float" office:value="0.0199736825501642">
                <text:p>0.0199736825501642</text:p>
              </table:table-cell>
              <table:table-cell office:value-type="float" office:value="0.536219512195122">
                <text:p>0.536219512195122</text:p>
              </table:table-cell>
              <table:table-cell office:value-type="float" office:value="0.0378040498480651">
                <text:p>0.0378040498480651</text:p>
              </table:table-cell>
              <table:table-cell office:value-type="float" office:value="0.0378040498480651">
                <text:p>0.0378040498480651</text:p>
              </table:table-cell>
              <table:table-cell office:value-type="float" office:value="0.820731707317073">
                <text:p>0.820731707317073</text:p>
              </table:table-cell>
              <table:table-cell office:value-type="float" office:value="0.102733545681581">
                <text:p>0.102733545681581</text:p>
              </table:table-cell>
              <table:table-cell office:value-type="float" office:value="0.102733545681581">
                <text:p>0.102733545681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7439024390244">
                <text:p>0.227439024390244</text:p>
              </table:table-cell>
              <table:table-cell office:value-type="float" office:value="0.0252341177790018">
                <text:p>0.0252341177790018</text:p>
              </table:table-cell>
              <table:table-cell office:value-type="float" office:value="0.0252341177790018">
                <text:p>0.0252341177790018</text:p>
              </table:table-cell>
              <table:table-cell office:value-type="float" office:value="0.555609756097561">
                <text:p>0.555609756097561</text:p>
              </table:table-cell>
              <table:table-cell office:value-type="float" office:value="0.0375658100018099">
                <text:p>0.0375658100018099</text:p>
              </table:table-cell>
              <table:table-cell office:value-type="float" office:value="0.0375658100018099">
                <text:p>0.0375658100018099</text:p>
              </table:table-cell>
              <table:table-cell office:value-type="float" office:value="0.716219512195122">
                <text:p>0.716219512195122</text:p>
              </table:table-cell>
              <table:table-cell office:value-type="float" office:value="0.167966372642959">
                <text:p>0.167966372642959</text:p>
              </table:table-cell>
              <table:table-cell office:value-type="float" office:value="0.167966372642959">
                <text:p>0.167966372642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0%" draw:angle="900" draw:border="0%"/>
    <draw:opacity draw:name="ChartTransparencyGradient_20_3" draw:display-name="ChartTransparencyGradient 3" draw:style="linear" draw:start="100%" draw:end="60%" draw:angle="900" draw:border="0%"/>
    <draw:opacity draw:name="ChartTransparencyGradient_20_4" draw:display-name="ChartTransparencyGradient 4" draw:style="linear" draw:start="100%" draw:end="80%" draw:angle="900" draw:border="0%"/>
    <draw:opacity draw:name="ChartTransparencyGradient_20_5" draw:display-name="ChartTransparencyGradient 5" draw:style="linear" draw:start="100%" draw:end="70%" draw:angle="9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'standard deviation'.C14:'standard deviation'.C22" chart:error-lower-range="'standard deviation'.C14:'standard deviation'.C22"/>
      <style:graphic-properties draw:stroke="none" draw:fill-color="#004586" draw:opacity-name="ChartTransparencyGradient_20_1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'standard deviation'.D14:'standard deviation'.D22" chart:error-lower-range="'standard deviation'.D14:'standard deviation'.D22"/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2" style:family="chart" style:data-style-name="N0">
      <style:chart-properties chart:error-upper-indicator="true" chart:error-lower-indicator="true" chart:error-category="cell-range" chart:error-upper-range="'standard deviation'.E14:'standard deviation'.E22" chart:error-lower-range="'standard deviation'.E14:'standard deviation'.E22"/>
      <style:graphic-properties draw:stroke="none" draw:fill-color="#ffd320" draw:opacity-name="ChartTransparencyGradient_20_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formatted data'.C1:'formatted data'.E1 'formatted data'.C14:'formatted data'.E22" chart:data-source-has-labels="row" svg:x="1.358cm" svg:y="0.851cm" svg:width="9.444cm" svg:height="6.958cm">
          <chartooo:coordinate-region svg:x="1.979cm" svg:y="1.063cm" svg:width="8.823cm" svg:height="6.073cm"/>
          <chart:axis chart:dimension="x" chart:name="primary-x" chart:style-name="ch4">
            <chart:title svg:x="5.599cm" svg:y="7.989cm" chart:style-name="ch5">
              <text:p>Setup</text:p>
            </chart:title>
          </chart:axis>
          <chart:axis chart:dimension="y" chart:name="primary-y" chart:style-name="ch6">
            <chart:title svg:x="0.451cm" svg:y="5.3cm" chart:style-name="ch7">
              <text:p>Average-age</text:p>
            </chart:title>
            <chart:grid chart:style-name="ch8" chart:class="major"/>
          </chart:axis>
          <chart:series chart:style-name="ch9" chart:values-cell-range-address="'formatted data'.C14:'formatted data'.C22" chart:label-cell-address="'formatted data'.C1:'formatted data'.C1" chart:class="chart:bar">
            <chart:error-indicator chart:error-upper-range="'standard deviation'.C14:'standard deviation'.C22" chart:error-lower-range="'standard deviation'.C14:'standard deviation'.C22" chart:style-name="ch10" chart:dimension="y"/>
            <chart:data-point chart:repeated="9"/>
          </chart:series>
          <chart:series chart:style-name="ch11" chart:values-cell-range-address="'formatted data'.D14:'formatted data'.D22" chart:label-cell-address="'formatted data'.D1:'formatted data'.D1" chart:class="chart:bar">
            <chart:error-indicator chart:error-upper-range="'standard deviation'.D14:'standard deviation'.D22" chart:error-lower-range="'standard deviation'.D14:'standard deviation'.D22" chart:style-name="ch10" chart:dimension="y"/>
            <chart:data-point chart:repeated="9"/>
          </chart:series>
          <chart:series chart:style-name="ch12" chart:values-cell-range-address="'formatted data'.E14:'formatted data'.E22" chart:label-cell-address="'formatted data'.E1:'formatted data'.E1" chart:class="chart:bar">
            <chart:error-indicator chart:error-upper-range="'standard deviation'.E14:'standard deviation'.E22" chart:error-lower-range="'standard deviation'.E14:'standard deviation'.E22" chart:style-name="ch10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formatted data'.C1:'formatted data'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destrian density 0,625</text:p>
                <draw:g>
                  <svg:desc>'formatted data'.D1:'formatted data'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edestrian density 1</text:p>
                <draw:g>
                  <svg:desc>'formatted data'.E1:'formatted data'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7851378531083">
                <text:p>40.7851378531083</text:p>
                <draw:g>
                  <svg:desc>'formatted data'.C14:'formatted data'.C22</svg:desc>
                </draw:g>
              </table:table-cell>
              <table:table-cell office:value-type="float" office:value="2.62902068219367">
                <text:p>2.62902068219367</text:p>
                <draw:g>
                  <svg:desc>'standard deviation'.C14:'standard deviation'.C22</svg:desc>
                </draw:g>
              </table:table-cell>
              <table:table-cell office:value-type="float" office:value="2.62902068219367">
                <text:p>2.62902068219367</text:p>
                <draw:g>
                  <svg:desc>'standard deviation'.C14:'standard deviation'.C22</svg:desc>
                </draw:g>
              </table:table-cell>
              <table:table-cell office:value-type="float" office:value="41.2056116081884">
                <text:p>41.2056116081884</text:p>
                <draw:g>
                  <svg:desc>'formatted data'.D14:'formatted data'.D22</svg:desc>
                </draw:g>
              </table:table-cell>
              <table:table-cell office:value-type="float" office:value="1.59518956511953">
                <text:p>1.59518956511953</text:p>
                <draw:g>
                  <svg:desc>'standard deviation'.D14:'standard deviation'.D22</svg:desc>
                </draw:g>
              </table:table-cell>
              <table:table-cell office:value-type="float" office:value="1.59518956511953">
                <text:p>1.59518956511953</text:p>
                <draw:g>
                  <svg:desc>'standard deviation'.D14:'standard deviation'.D22</svg:desc>
                </draw:g>
              </table:table-cell>
              <table:table-cell office:value-type="float" office:value="42.7373907327449">
                <text:p>42.7373907327449</text:p>
                <draw:g>
                  <svg:desc>'formatted data'.E14:'formatted data'.E22</svg:desc>
                </draw:g>
              </table:table-cell>
              <table:table-cell office:value-type="float" office:value="1.66968061292311">
                <text:p>1.66968061292311</text:p>
                <draw:g>
                  <svg:desc>'standard deviation'.E14:'standard deviation'.E22</svg:desc>
                </draw:g>
              </table:table-cell>
              <table:table-cell office:value-type="float" office:value="1.66968061292311">
                <text:p>1.66968061292311</text:p>
                <draw:g>
                  <svg:desc>'standard deviation'.E14:'standard deviation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155836043124">
                <text:p>40.4155836043124</text:p>
              </table:table-cell>
              <table:table-cell office:value-type="float" office:value="3.22940232523548">
                <text:p>3.22940232523548</text:p>
              </table:table-cell>
              <table:table-cell office:value-type="float" office:value="3.22940232523548">
                <text:p>3.22940232523548</text:p>
              </table:table-cell>
              <table:table-cell office:value-type="float" office:value="39.9767938182228">
                <text:p>39.9767938182228</text:p>
              </table:table-cell>
              <table:table-cell office:value-type="float" office:value="1.70278060309226">
                <text:p>1.70278060309226</text:p>
              </table:table-cell>
              <table:table-cell office:value-type="float" office:value="1.70278060309226">
                <text:p>1.70278060309226</text:p>
              </table:table-cell>
              <table:table-cell office:value-type="float" office:value="41.9721843068912">
                <text:p>41.9721843068912</text:p>
              </table:table-cell>
              <table:table-cell office:value-type="float" office:value="1.05127384359143">
                <text:p>1.05127384359143</text:p>
              </table:table-cell>
              <table:table-cell office:value-type="float" office:value="1.05127384359143">
                <text:p>1.05127384359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5489782387849">
                <text:p>40.5489782387849</text:p>
              </table:table-cell>
              <table:table-cell office:value-type="float" office:value="2.93249206747444">
                <text:p>2.93249206747444</text:p>
              </table:table-cell>
              <table:table-cell office:value-type="float" office:value="2.93249206747444">
                <text:p>2.93249206747444</text:p>
              </table:table-cell>
              <table:table-cell office:value-type="float" office:value="41.5241804134629">
                <text:p>41.5241804134629</text:p>
              </table:table-cell>
              <table:table-cell office:value-type="float" office:value="1.52652969441232">
                <text:p>1.52652969441232</text:p>
              </table:table-cell>
              <table:table-cell office:value-type="float" office:value="1.52652969441232">
                <text:p>1.52652969441232</text:p>
              </table:table-cell>
              <table:table-cell office:value-type="float" office:value="41.2427977581671">
                <text:p>41.2427977581671</text:p>
              </table:table-cell>
              <table:table-cell office:value-type="float" office:value="1.68615181051523">
                <text:p>1.68615181051523</text:p>
              </table:table-cell>
              <table:table-cell office:value-type="float" office:value="1.68615181051523">
                <text:p>1.68615181051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143485481242">
                <text:p>41.6143485481242</text:p>
              </table:table-cell>
              <table:table-cell office:value-type="float" office:value="2.82029270449436">
                <text:p>2.82029270449436</text:p>
              </table:table-cell>
              <table:table-cell office:value-type="float" office:value="2.82029270449436">
                <text:p>2.82029270449436</text:p>
              </table:table-cell>
              <table:table-cell office:value-type="float" office:value="40.9011476703045">
                <text:p>40.9011476703045</text:p>
              </table:table-cell>
              <table:table-cell office:value-type="float" office:value="1.91015066081077">
                <text:p>1.91015066081077</text:p>
              </table:table-cell>
              <table:table-cell office:value-type="float" office:value="1.91015066081077">
                <text:p>1.91015066081077</text:p>
              </table:table-cell>
              <table:table-cell office:value-type="float" office:value="42.3484680939002">
                <text:p>42.3484680939002</text:p>
              </table:table-cell>
              <table:table-cell office:value-type="float" office:value="1.52575409317478">
                <text:p>1.52575409317478</text:p>
              </table:table-cell>
              <table:table-cell office:value-type="float" office:value="1.52575409317478">
                <text:p>1.52575409317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2636344111772">
                <text:p>39.2636344111772</text:p>
              </table:table-cell>
              <table:table-cell office:value-type="float" office:value="1.89680702930399">
                <text:p>1.89680702930399</text:p>
              </table:table-cell>
              <table:table-cell office:value-type="float" office:value="1.89680702930399">
                <text:p>1.89680702930399</text:p>
              </table:table-cell>
              <table:table-cell office:value-type="float" office:value="41.4897475846725">
                <text:p>41.4897475846725</text:p>
              </table:table-cell>
              <table:table-cell office:value-type="float" office:value="1.82435917692956">
                <text:p>1.82435917692956</text:p>
              </table:table-cell>
              <table:table-cell office:value-type="float" office:value="1.82435917692956">
                <text:p>1.82435917692956</text:p>
              </table:table-cell>
              <table:table-cell office:value-type="float" office:value="42.2323108638538">
                <text:p>42.2323108638538</text:p>
              </table:table-cell>
              <table:table-cell office:value-type="float" office:value="1.4207076782634">
                <text:p>1.4207076782634</text:p>
              </table:table-cell>
              <table:table-cell office:value-type="float" office:value="1.4207076782634">
                <text:p>1.4207076782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6980440544477">
                <text:p>39.6980440544477</text:p>
              </table:table-cell>
              <table:table-cell office:value-type="float" office:value="2.38683394797828">
                <text:p>2.38683394797828</text:p>
              </table:table-cell>
              <table:table-cell office:value-type="float" office:value="2.38683394797828">
                <text:p>2.38683394797828</text:p>
              </table:table-cell>
              <table:table-cell office:value-type="float" office:value="41.1414510819283">
                <text:p>41.1414510819283</text:p>
              </table:table-cell>
              <table:table-cell office:value-type="float" office:value="1.74374511919667">
                <text:p>1.74374511919667</text:p>
              </table:table-cell>
              <table:table-cell office:value-type="float" office:value="1.74374511919667">
                <text:p>1.74374511919667</text:p>
              </table:table-cell>
              <table:table-cell office:value-type="float" office:value="42.973646990081">
                <text:p>42.973646990081</text:p>
              </table:table-cell>
              <table:table-cell office:value-type="float" office:value="2.0321484323817">
                <text:p>2.0321484323817</text:p>
              </table:table-cell>
              <table:table-cell office:value-type="float" office:value="2.0321484323817">
                <text:p>2.0321484323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7492012126058">
                <text:p>40.7492012126058</text:p>
              </table:table-cell>
              <table:table-cell office:value-type="float" office:value="3.28276824025804">
                <text:p>3.28276824025804</text:p>
              </table:table-cell>
              <table:table-cell office:value-type="float" office:value="3.28276824025804">
                <text:p>3.28276824025804</text:p>
              </table:table-cell>
              <table:table-cell office:value-type="float" office:value="40.7196059207496">
                <text:p>40.7196059207496</text:p>
              </table:table-cell>
              <table:table-cell office:value-type="float" office:value="1.64545062075625">
                <text:p>1.64545062075625</text:p>
              </table:table-cell>
              <table:table-cell office:value-type="float" office:value="1.64545062075625">
                <text:p>1.64545062075625</text:p>
              </table:table-cell>
              <table:table-cell office:value-type="float" office:value="41.5133446693713">
                <text:p>41.5133446693713</text:p>
              </table:table-cell>
              <table:table-cell office:value-type="float" office:value="1.59184934629526">
                <text:p>1.59184934629526</text:p>
              </table:table-cell>
              <table:table-cell office:value-type="float" office:value="1.59184934629526">
                <text:p>1.5918493462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1897644920318">
                <text:p>40.1897644920318</text:p>
              </table:table-cell>
              <table:table-cell office:value-type="float" office:value="2.85750281686162">
                <text:p>2.85750281686162</text:p>
              </table:table-cell>
              <table:table-cell office:value-type="float" office:value="2.85750281686162">
                <text:p>2.85750281686162</text:p>
              </table:table-cell>
              <table:table-cell office:value-type="float" office:value="41.5448120284208">
                <text:p>41.5448120284208</text:p>
              </table:table-cell>
              <table:table-cell office:value-type="float" office:value="2.53989650527113">
                <text:p>2.53989650527113</text:p>
              </table:table-cell>
              <table:table-cell office:value-type="float" office:value="2.53989650527113">
                <text:p>2.53989650527113</text:p>
              </table:table-cell>
              <table:table-cell office:value-type="float" office:value="42.5461341883728">
                <text:p>42.5461341883728</text:p>
              </table:table-cell>
              <table:table-cell office:value-type="float" office:value="1.89485041001292">
                <text:p>1.89485041001292</text:p>
              </table:table-cell>
              <table:table-cell office:value-type="float" office:value="1.89485041001292">
                <text:p>1.8948504100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035683519862">
                <text:p>40.2035683519862</text:p>
              </table:table-cell>
              <table:table-cell office:value-type="float" office:value="1.82534766307867">
                <text:p>1.82534766307867</text:p>
              </table:table-cell>
              <table:table-cell office:value-type="float" office:value="1.82534766307867">
                <text:p>1.82534766307867</text:p>
              </table:table-cell>
              <table:table-cell office:value-type="float" office:value="40.7742857005853">
                <text:p>40.7742857005853</text:p>
              </table:table-cell>
              <table:table-cell office:value-type="float" office:value="1.42267143334903">
                <text:p>1.42267143334903</text:p>
              </table:table-cell>
              <table:table-cell office:value-type="float" office:value="1.42267143334903">
                <text:p>1.42267143334903</text:p>
              </table:table-cell>
              <table:table-cell office:value-type="float" office:value="42.6946361311496">
                <text:p>42.6946361311496</text:p>
              </table:table-cell>
              <table:table-cell office:value-type="float" office:value="1.82999625198109">
                <text:p>1.82999625198109</text:p>
              </table:table-cell>
              <table:table-cell office:value-type="float" office:value="1.82999625198109">
                <text:p>1.82999625198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70%" draw:angle="900" draw:border="0%"/>
    <draw:opacity draw:name="ChartTransparencyGradient_20_2" draw:display-name="ChartTransparencyGradient 2" draw:style="linear" draw:start="100%" draw:end="80%" draw:angle="90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'standard deviation'.C25:'standard deviation'.C33" chart:error-lower-range="'standard deviation'.C25:'standard deviation'.C33"/>
      <style:graphic-properties draw:stroke="none" draw:fill-color="#004586" draw:opacity-name="ChartTransparencyGradient_20_5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'standard deviation'.D25:'standard deviation'.D33" chart:error-lower-range="'standard deviation'.D25:'standard deviation'.D33"/>
      <style:graphic-properties draw:stroke="none" draw:fill-color="#ff420e" draw:opacity-name="ChartTransparencyGradient_20_5" dr3d:edge-rounding="5%"/>
      <style:text-properties fo:font-size="10pt" style:font-size-asian="10pt" style:font-size-complex="10pt"/>
    </style:style>
    <style:style style:name="ch12" style:family="chart" style:data-style-name="N0">
      <style:chart-properties chart:error-upper-indicator="true" chart:error-lower-indicator="true" chart:error-category="cell-range" chart:error-upper-range="'standard deviation'.E25:'standard deviation'.E33" chart:error-lower-range="'standard deviation'.E25:'standard deviation'.E33"/>
      <style:graphic-properties draw:stroke="none" draw:fill-color="#ffd320" draw:opacity-name="ChartTransparencyGradient_20_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formatted data'.C1:'formatted data'.E1 'formatted data'.C25:'formatted data'.E33" chart:data-source-has-labels="row" svg:x="1.358cm" svg:y="0.851cm" svg:width="9.444cm" svg:height="6.959cm">
          <chartooo:coordinate-region svg:x="2.085cm" svg:y="1.064cm" svg:width="8.717cm" svg:height="6.073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5.909cm" chart:style-name="ch7">
              <text:p>Average-waiting-time</text:p>
            </chart:title>
            <chart:grid chart:style-name="ch8" chart:class="major"/>
          </chart:axis>
          <chart:series chart:style-name="ch9" chart:values-cell-range-address="'formatted data'.C25:'formatted data'.C33" chart:label-cell-address="'formatted data'.C1:'formatted data'.C1" chart:class="chart:bar">
            <chart:error-indicator chart:error-upper-range="'standard deviation'.C25:'standard deviation'.C33" chart:error-lower-range="'standard deviation'.C25:'standard deviation'.C33" chart:style-name="ch10" chart:dimension="y"/>
            <chart:data-point chart:repeated="9"/>
          </chart:series>
          <chart:series chart:style-name="ch11" chart:values-cell-range-address="'formatted data'.D25:'formatted data'.D33" chart:label-cell-address="'formatted data'.D1:'formatted data'.D1" chart:class="chart:bar">
            <chart:error-indicator chart:error-upper-range="'standard deviation'.D25:'standard deviation'.D33" chart:error-lower-range="'standard deviation'.D25:'standard deviation'.D33" chart:style-name="ch10" chart:dimension="y"/>
            <chart:data-point chart:repeated="9"/>
          </chart:series>
          <chart:series chart:style-name="ch12" chart:values-cell-range-address="'formatted data'.E25:'formatted data'.E33" chart:label-cell-address="'formatted data'.E1:'formatted data'.E1" chart:class="chart:bar">
            <chart:error-indicator chart:error-upper-range="'standard deviation'.E25:'standard deviation'.E33" chart:error-lower-range="'standard deviation'.E25:'standard deviation'.E33" chart:style-name="ch10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formatted data'.C1:'formatted data'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destrian density 0,625</text:p>
                <draw:g>
                  <svg:desc>'formatted data'.D1:'formatted data'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edestrian density 1</text:p>
                <draw:g>
                  <svg:desc>'formatted data'.E1:'formatted data'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3398493047376">
                <text:p>0.763398493047376</text:p>
                <draw:g>
                  <svg:desc>'formatted data'.C25:'formatted data'.C33</svg:desc>
                </draw:g>
              </table:table-cell>
              <table:table-cell office:value-type="float" office:value="0.13365130807823">
                <text:p>0.13365130807823</text:p>
                <draw:g>
                  <svg:desc>'standard deviation'.C25:'standard deviation'.C33</svg:desc>
                </draw:g>
              </table:table-cell>
              <table:table-cell office:value-type="float" office:value="0.13365130807823">
                <text:p>0.13365130807823</text:p>
                <draw:g>
                  <svg:desc>'standard deviation'.C25:'standard deviation'.C33</svg:desc>
                </draw:g>
              </table:table-cell>
              <table:table-cell office:value-type="float" office:value="0.263110815395564">
                <text:p>0.263110815395564</text:p>
                <draw:g>
                  <svg:desc>'formatted data'.D25:'formatted data'.D33</svg:desc>
                </draw:g>
              </table:table-cell>
              <table:table-cell office:value-type="float" office:value="0.125807760860752">
                <text:p>0.125807760860752</text:p>
                <draw:g>
                  <svg:desc>'standard deviation'.D25:'standard deviation'.D33</svg:desc>
                </draw:g>
              </table:table-cell>
              <table:table-cell office:value-type="float" office:value="0.125807760860752">
                <text:p>0.125807760860752</text:p>
                <draw:g>
                  <svg:desc>'standard deviation'.D25:'standard deviation'.D33</svg:desc>
                </draw:g>
              </table:table-cell>
              <table:table-cell office:value-type="float" office:value="0.852456665603495">
                <text:p>0.852456665603495</text:p>
                <draw:g>
                  <svg:desc>'formatted data'.E25:'formatted data'.E33</svg:desc>
                </draw:g>
              </table:table-cell>
              <table:table-cell office:value-type="float" office:value="0.559244697859332">
                <text:p>0.559244697859332</text:p>
                <draw:g>
                  <svg:desc>'standard deviation'.E25:'standard deviation'.E33</svg:desc>
                </draw:g>
              </table:table-cell>
              <table:table-cell office:value-type="float" office:value="0.559244697859332">
                <text:p>0.559244697859332</text:p>
                <draw:g>
                  <svg:desc>'standard deviation'.E25:'standard deviation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8887344405686">
                <text:p>0.608887344405686</text:p>
              </table:table-cell>
              <table:table-cell office:value-type="float" office:value="0.117070345892437">
                <text:p>0.117070345892437</text:p>
              </table:table-cell>
              <table:table-cell office:value-type="float" office:value="0.117070345892437">
                <text:p>0.117070345892437</text:p>
              </table:table-cell>
              <table:table-cell office:value-type="float" office:value="0.14762892658073">
                <text:p>0.14762892658073</text:p>
              </table:table-cell>
              <table:table-cell office:value-type="float" office:value="0.0280916396319755">
                <text:p>0.0280916396319755</text:p>
              </table:table-cell>
              <table:table-cell office:value-type="float" office:value="0.0280916396319755">
                <text:p>0.0280916396319755</text:p>
              </table:table-cell>
              <table:table-cell office:value-type="float" office:value="0.301582960381194">
                <text:p>0.301582960381194</text:p>
              </table:table-cell>
              <table:table-cell office:value-type="float" office:value="0.31809515463159">
                <text:p>0.31809515463159</text:p>
              </table:table-cell>
              <table:table-cell office:value-type="float" office:value="0.31809515463159">
                <text:p>0.31809515463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1400629704268">
                <text:p>0.411400629704268</text:p>
              </table:table-cell>
              <table:table-cell office:value-type="float" office:value="0.0943175210623139">
                <text:p>0.0943175210623139</text:p>
              </table:table-cell>
              <table:table-cell office:value-type="float" office:value="0.0943175210623139">
                <text:p>0.0943175210623139</text:p>
              </table:table-cell>
              <table:table-cell office:value-type="float" office:value="0.097259590309315">
                <text:p>0.097259590309315</text:p>
              </table:table-cell>
              <table:table-cell office:value-type="float" office:value="0.0228875843076508">
                <text:p>0.0228875843076508</text:p>
              </table:table-cell>
              <table:table-cell office:value-type="float" office:value="0.0228875843076508">
                <text:p>0.0228875843076508</text:p>
              </table:table-cell>
              <table:table-cell office:value-type="float" office:value="0.10725762939327">
                <text:p>0.10725762939327</text:p>
              </table:table-cell>
              <table:table-cell office:value-type="float" office:value="0.0597943566972432">
                <text:p>0.0597943566972432</text:p>
              </table:table-cell>
              <table:table-cell office:value-type="float" office:value="0.0597943566972432">
                <text:p>0.059794356697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922325706592">
                <text:p>1.08922325706592</text:p>
              </table:table-cell>
              <table:table-cell office:value-type="float" office:value="0.113524407806936">
                <text:p>0.113524407806936</text:p>
              </table:table-cell>
              <table:table-cell office:value-type="float" office:value="0.113524407806936">
                <text:p>0.113524407806936</text:p>
              </table:table-cell>
              <table:table-cell office:value-type="float" office:value="0.487361248826472">
                <text:p>0.487361248826472</text:p>
              </table:table-cell>
              <table:table-cell office:value-type="float" office:value="0.0775431752251967">
                <text:p>0.0775431752251967</text:p>
              </table:table-cell>
              <table:table-cell office:value-type="float" office:value="0.0775431752251967">
                <text:p>0.0775431752251967</text:p>
              </table:table-cell>
              <table:table-cell office:value-type="float" office:value="0.932751818393427">
                <text:p>0.932751818393427</text:p>
              </table:table-cell>
              <table:table-cell office:value-type="float" office:value="0.967710777832981">
                <text:p>0.967710777832981</text:p>
              </table:table-cell>
              <table:table-cell office:value-type="float" office:value="0.967710777832981">
                <text:p>0.96771077783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59996294196774">
                <text:p>0.00859996294196774</text:p>
              </table:table-cell>
              <table:table-cell office:value-type="float" office:value="0.0142337006522664">
                <text:p>0.0142337006522664</text:p>
              </table:table-cell>
              <table:table-cell office:value-type="float" office:value="0.0142337006522664">
                <text:p>0.0142337006522664</text:p>
              </table:table-cell>
              <table:table-cell office:value-type="float" office:value="0.0713537773244155">
                <text:p>0.0713537773244155</text:p>
              </table:table-cell>
              <table:table-cell office:value-type="float" office:value="0.0958503835737351">
                <text:p>0.0958503835737351</text:p>
              </table:table-cell>
              <table:table-cell office:value-type="float" office:value="0.0958503835737351">
                <text:p>0.0958503835737351</text:p>
              </table:table-cell>
              <table:table-cell office:value-type="float" office:value="0.541261184332813">
                <text:p>0.541261184332813</text:p>
              </table:table-cell>
              <table:table-cell office:value-type="float" office:value="0.509915311929327">
                <text:p>0.509915311929327</text:p>
              </table:table-cell>
              <table:table-cell office:value-type="float" office:value="0.509915311929327">
                <text:p>0.509915311929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749678256687">
                <text:p>0.619749678256687</text:p>
              </table:table-cell>
              <table:table-cell office:value-type="float" office:value="0.110139392974089">
                <text:p>0.110139392974089</text:p>
              </table:table-cell>
              <table:table-cell office:value-type="float" office:value="0.110139392974089">
                <text:p>0.110139392974089</text:p>
              </table:table-cell>
              <table:table-cell office:value-type="float" office:value="0.227773587909172">
                <text:p>0.227773587909172</text:p>
              </table:table-cell>
              <table:table-cell office:value-type="float" office:value="0.299987964261745">
                <text:p>0.299987964261745</text:p>
              </table:table-cell>
              <table:table-cell office:value-type="float" office:value="0.299987964261745">
                <text:p>0.299987964261745</text:p>
              </table:table-cell>
              <table:table-cell office:value-type="float" office:value="0.667541604444591">
                <text:p>0.667541604444591</text:p>
              </table:table-cell>
              <table:table-cell office:value-type="float" office:value="0.586854814773563">
                <text:p>0.586854814773563</text:p>
              </table:table-cell>
              <table:table-cell office:value-type="float" office:value="0.586854814773563">
                <text:p>0.58685481477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8435492307489">
                <text:p>0.408435492307489</text:p>
              </table:table-cell>
              <table:table-cell office:value-type="float" office:value="0.0794019988214212">
                <text:p>0.0794019988214212</text:p>
              </table:table-cell>
              <table:table-cell office:value-type="float" office:value="0.0794019988214212">
                <text:p>0.0794019988214212</text:p>
              </table:table-cell>
              <table:table-cell office:value-type="float" office:value="0.109641622682598">
                <text:p>0.109641622682598</text:p>
              </table:table-cell>
              <table:table-cell office:value-type="float" office:value="0.0365600144520862">
                <text:p>0.0365600144520862</text:p>
              </table:table-cell>
              <table:table-cell office:value-type="float" office:value="0.0365600144520862">
                <text:p>0.0365600144520862</text:p>
              </table:table-cell>
              <table:table-cell office:value-type="float" office:value="0.928482788562934">
                <text:p>0.928482788562934</text:p>
              </table:table-cell>
              <table:table-cell office:value-type="float" office:value="0.905506492350644">
                <text:p>0.905506492350644</text:p>
              </table:table-cell>
              <table:table-cell office:value-type="float" office:value="0.905506492350644">
                <text:p>0.905506492350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1731693101719">
                <text:p>0.611731693101719</text:p>
              </table:table-cell>
              <table:table-cell office:value-type="float" office:value="0.120149049854632">
                <text:p>0.120149049854632</text:p>
              </table:table-cell>
              <table:table-cell office:value-type="float" office:value="0.120149049854632">
                <text:p>0.120149049854632</text:p>
              </table:table-cell>
              <table:table-cell office:value-type="float" office:value="0.270407667327057">
                <text:p>0.270407667327057</text:p>
              </table:table-cell>
              <table:table-cell office:value-type="float" office:value="0.331815348531678">
                <text:p>0.331815348531678</text:p>
              </table:table-cell>
              <table:table-cell office:value-type="float" office:value="0.331815348531678">
                <text:p>0.331815348531678</text:p>
              </table:table-cell>
              <table:table-cell office:value-type="float" office:value="0.660982055212875">
                <text:p>0.660982055212875</text:p>
              </table:table-cell>
              <table:table-cell office:value-type="float" office:value="0.640134383748203">
                <text:p>0.640134383748203</text:p>
              </table:table-cell>
              <table:table-cell office:value-type="float" office:value="0.640134383748203">
                <text:p>0.640134383748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272221540259">
                <text:p>0.480272221540259</text:p>
              </table:table-cell>
              <table:table-cell office:value-type="float" office:value="0.100111142470007">
                <text:p>0.100111142470007</text:p>
              </table:table-cell>
              <table:table-cell office:value-type="float" office:value="0.100111142470007">
                <text:p>0.100111142470007</text:p>
              </table:table-cell>
              <table:table-cell office:value-type="float" office:value="0.118804941646999">
                <text:p>0.118804941646999</text:p>
              </table:table-cell>
              <table:table-cell office:value-type="float" office:value="0.0308225903301695">
                <text:p>0.0308225903301695</text:p>
              </table:table-cell>
              <table:table-cell office:value-type="float" office:value="0.0308225903301695">
                <text:p>0.0308225903301695</text:p>
              </table:table-cell>
              <table:table-cell office:value-type="float" office:value="0.99147272979799">
                <text:p>0.99147272979799</text:p>
              </table:table-cell>
              <table:table-cell office:value-type="float" office:value="0.608667422876099">
                <text:p>0.608667422876099</text:p>
              </table:table-cell>
              <table:table-cell office:value-type="float" office:value="0.608667422876099">
                <text:p>0.608667422876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80%" draw:angle="900" draw:border="0%"/>
    <draw:opacity draw:name="ChartTransparencyGradient_20_2" draw:display-name="ChartTransparencyGradient 2" draw:style="axial" draw:start="100%" draw:end="70%" draw:angle="0" draw:border="0%"/>
    <draw:opacity draw:name="ChartTransparencyGradient_20_3" draw:display-name="ChartTransparencyGradient 3" draw:style="axial" draw:start="100%" draw:end="70%" draw:angle="900" draw:border="0%"/>
    <draw:opacity draw:name="ChartTransparencyGradient_20_4" draw:display-name="ChartTransparencyGradient 4" draw:style="axial" draw:start="100%" draw:end="80%" draw:angle="900" draw:border="0%"/>
    <draw:opacity draw:name="ChartTransparencyGradient_20_5" draw:display-name="ChartTransparencyGradient 5" draw:style="linear" draw:start="100%" draw:end="70%" draw:angle="9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'standard deviation'.C36:'standard deviation'.C44" chart:error-lower-range="'standard deviation'.C36:'standard deviation'.C44"/>
      <style:graphic-properties draw:stroke="none" draw:fill-color="#004586" draw:opacity-name="ChartTransparencyGradient_20_1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'standard deviation'.D36:'standard deviation'.D44" chart:error-lower-range="'standard deviation'.D36:'standard deviation'.D44"/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2" style:family="chart" style:data-style-name="N0">
      <style:chart-properties chart:error-upper-indicator="true" chart:error-lower-indicator="true" chart:error-category="cell-range" chart:error-upper-range="'standard deviation'.E36:'standard deviation'.E44" chart:error-lower-range="'standard deviation'.E36:'standard deviation'.E44"/>
      <style:graphic-properties draw:stroke="none" draw:fill-color="#ffd320" draw:opacity-name="ChartTransparencyGradient_20_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formatted data'.C1:'formatted data'.E1 'formatted data'.C36:'formatted data'.E44" chart:data-source-has-labels="row" svg:x="1.358cm" svg:y="0.851cm" svg:width="9.444cm" svg:height="6.959cm">
          <chartooo:coordinate-region svg:x="2.165cm" svg:y="1.063cm" svg:width="8.637cm" svg:height="6.074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6.014cm" chart:style-name="ch7">
              <text:p>Exits-count-cumulative</text:p>
            </chart:title>
            <chart:grid chart:style-name="ch8" chart:class="major"/>
          </chart:axis>
          <chart:series chart:style-name="ch9" chart:values-cell-range-address="'formatted data'.C36:'formatted data'.C44" chart:label-cell-address="'formatted data'.C1:'formatted data'.C1" chart:class="chart:bar">
            <chart:error-indicator chart:error-upper-range="'standard deviation'.C36:'standard deviation'.C44" chart:error-lower-range="'standard deviation'.C36:'standard deviation'.C44" chart:style-name="ch10" chart:dimension="y"/>
            <chart:data-point chart:repeated="9"/>
          </chart:series>
          <chart:series chart:style-name="ch11" chart:values-cell-range-address="'formatted data'.D36:'formatted data'.D44" chart:label-cell-address="'formatted data'.D1:'formatted data'.D1" chart:class="chart:bar">
            <chart:error-indicator chart:error-upper-range="'standard deviation'.D36:'standard deviation'.D44" chart:error-lower-range="'standard deviation'.D36:'standard deviation'.D44" chart:style-name="ch10" chart:dimension="y"/>
            <chart:data-point chart:repeated="9"/>
          </chart:series>
          <chart:series chart:style-name="ch12" chart:values-cell-range-address="'formatted data'.E36:'formatted data'.E44" chart:label-cell-address="'formatted data'.E1:'formatted data'.E1" chart:class="chart:bar">
            <chart:error-indicator chart:error-upper-range="'standard deviation'.E36:'standard deviation'.E44" chart:error-lower-range="'standard deviation'.E36:'standard deviation'.E44" chart:style-name="ch10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formatted data'.C1:'formatted data'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destrian density 0,625</text:p>
                <draw:g>
                  <svg:desc>'formatted data'.D1:'formatted data'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edestrian density 1</text:p>
                <draw:g>
                  <svg:desc>'formatted data'.E1:'formatted data'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9">
                <text:p>91.9</text:p>
                <draw:g>
                  <svg:desc>'formatted data'.C36:'formatted data'.C44</svg:desc>
                </draw:g>
              </table:table-cell>
              <table:table-cell office:value-type="float" office:value="10.1041940223902">
                <text:p>10.1041940223902</text:p>
                <draw:g>
                  <svg:desc>'standard deviation'.C36:'standard deviation'.C44</svg:desc>
                </draw:g>
              </table:table-cell>
              <table:table-cell office:value-type="float" office:value="10.1041940223902">
                <text:p>10.1041940223902</text:p>
                <draw:g>
                  <svg:desc>'standard deviation'.C36:'standard deviation'.C44</svg:desc>
                </draw:g>
              </table:table-cell>
              <table:table-cell office:value-type="float" office:value="226.9">
                <text:p>226.9</text:p>
                <draw:g>
                  <svg:desc>'formatted data'.D36:'formatted data'.D44</svg:desc>
                </draw:g>
              </table:table-cell>
              <table:table-cell office:value-type="float" office:value="20.3829133809359">
                <text:p>20.3829133809359</text:p>
                <draw:g>
                  <svg:desc>'standard deviation'.D36:'standard deviation'.D44</svg:desc>
                </draw:g>
              </table:table-cell>
              <table:table-cell office:value-type="float" office:value="20.3829133809359">
                <text:p>20.3829133809359</text:p>
                <draw:g>
                  <svg:desc>'standard deviation'.D36:'standard deviation'.D44</svg:desc>
                </draw:g>
              </table:table-cell>
              <table:table-cell office:value-type="float" office:value="314.3">
                <text:p>314.3</text:p>
                <draw:g>
                  <svg:desc>'formatted data'.E36:'formatted data'.E44</svg:desc>
                </draw:g>
              </table:table-cell>
              <table:table-cell office:value-type="float" office:value="56.4382289251756">
                <text:p>56.4382289251756</text:p>
                <draw:g>
                  <svg:desc>'standard deviation'.E36:'standard deviation'.E44</svg:desc>
                </draw:g>
              </table:table-cell>
              <table:table-cell office:value-type="float" office:value="56.4382289251756">
                <text:p>56.4382289251756</text:p>
                <draw:g>
                  <svg:desc>'standard deviation'.E36:'standard deviation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45">
                <text:p>87.45</text:p>
              </table:table-cell>
              <table:table-cell office:value-type="float" office:value="10.5654601115342">
                <text:p>10.5654601115342</text:p>
              </table:table-cell>
              <table:table-cell office:value-type="float" office:value="10.5654601115342">
                <text:p>10.5654601115342</text:p>
              </table:table-cell>
              <table:table-cell office:value-type="float" office:value="227.45">
                <text:p>227.45</text:p>
              </table:table-cell>
              <table:table-cell office:value-type="float" office:value="13.9301830569451">
                <text:p>13.9301830569451</text:p>
              </table:table-cell>
              <table:table-cell office:value-type="float" office:value="13.9301830569451">
                <text:p>13.9301830569451</text:p>
              </table:table-cell>
              <table:table-cell office:value-type="float" office:value="358.95">
                <text:p>358.95</text:p>
              </table:table-cell>
              <table:table-cell office:value-type="float" office:value="22.4346419159018">
                <text:p>22.4346419159018</text:p>
              </table:table-cell>
              <table:table-cell office:value-type="float" office:value="22.4346419159018">
                <text:p>22.4346419159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.1">
                <text:p>94.1</text:p>
              </table:table-cell>
              <table:table-cell office:value-type="float" office:value="10.7061222032807">
                <text:p>10.7061222032807</text:p>
              </table:table-cell>
              <table:table-cell office:value-type="float" office:value="10.7061222032807">
                <text:p>10.7061222032807</text:p>
              </table:table-cell>
              <table:table-cell office:value-type="float" office:value="222.6">
                <text:p>222.6</text:p>
              </table:table-cell>
              <table:table-cell office:value-type="float" office:value="19.2310056665627">
                <text:p>19.2310056665627</text:p>
              </table:table-cell>
              <table:table-cell office:value-type="float" office:value="19.2310056665627">
                <text:p>19.2310056665627</text:p>
              </table:table-cell>
              <table:table-cell office:value-type="float" office:value="362.5">
                <text:p>362.5</text:p>
              </table:table-cell>
              <table:table-cell office:value-type="float" office:value="17.6739475231945">
                <text:p>17.6739475231945</text:p>
              </table:table-cell>
              <table:table-cell office:value-type="float" office:value="17.6739475231945">
                <text:p>17.673947523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95">
                <text:p>89.95</text:p>
              </table:table-cell>
              <table:table-cell office:value-type="float" office:value="8.91170135566894">
                <text:p>8.91170135566894</text:p>
              </table:table-cell>
              <table:table-cell office:value-type="float" office:value="8.91170135566894">
                <text:p>8.91170135566894</text:p>
              </table:table-cell>
              <table:table-cell office:value-type="float" office:value="225.25">
                <text:p>225.25</text:p>
              </table:table-cell>
              <table:table-cell office:value-type="float" office:value="12.8385726375022">
                <text:p>12.8385726375022</text:p>
              </table:table-cell>
              <table:table-cell office:value-type="float" office:value="12.8385726375022">
                <text:p>12.8385726375022</text:p>
              </table:table-cell>
              <table:table-cell office:value-type="float" office:value="322.7">
                <text:p>322.7</text:p>
              </table:table-cell>
              <table:table-cell office:value-type="float" office:value="56.1943057613492">
                <text:p>56.1943057613492</text:p>
              </table:table-cell>
              <table:table-cell office:value-type="float" office:value="56.1943057613492">
                <text:p>56.1943057613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2">
                <text:p>95.2</text:p>
              </table:table-cell>
              <table:table-cell office:value-type="float" office:value="10.3750713377383">
                <text:p>10.3750713377383</text:p>
              </table:table-cell>
              <table:table-cell office:value-type="float" office:value="10.3750713377383">
                <text:p>10.3750713377383</text:p>
              </table:table-cell>
              <table:table-cell office:value-type="float" office:value="224.05">
                <text:p>224.05</text:p>
              </table:table-cell>
              <table:table-cell office:value-type="float" office:value="19.0248452514628">
                <text:p>19.0248452514628</text:p>
              </table:table-cell>
              <table:table-cell office:value-type="float" office:value="19.0248452514628">
                <text:p>19.0248452514628</text:p>
              </table:table-cell>
              <table:table-cell office:value-type="float" office:value="339.1">
                <text:p>339.1</text:p>
              </table:table-cell>
              <table:table-cell office:value-type="float" office:value="53.4473671253466">
                <text:p>53.4473671253466</text:p>
              </table:table-cell>
              <table:table-cell office:value-type="float" office:value="53.4473671253466">
                <text:p>53.4473671253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.65">
                <text:p>93.65</text:p>
              </table:table-cell>
              <table:table-cell office:value-type="float" office:value="8.17103356214403">
                <text:p>8.17103356214403</text:p>
              </table:table-cell>
              <table:table-cell office:value-type="float" office:value="8.17103356214403">
                <text:p>8.17103356214403</text:p>
              </table:table-cell>
              <table:table-cell office:value-type="float" office:value="230.55">
                <text:p>230.55</text:p>
              </table:table-cell>
              <table:table-cell office:value-type="float" office:value="13.663146743974">
                <text:p>13.663146743974</text:p>
              </table:table-cell>
              <table:table-cell office:value-type="float" office:value="13.663146743974">
                <text:p>13.663146743974</text:p>
              </table:table-cell>
              <table:table-cell office:value-type="float" office:value="336.85">
                <text:p>336.85</text:p>
              </table:table-cell>
              <table:table-cell office:value-type="float" office:value="45.4466430929838">
                <text:p>45.4466430929838</text:p>
              </table:table-cell>
              <table:table-cell office:value-type="float" office:value="45.4466430929838">
                <text:p>45.4466430929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05">
                <text:p>94.05</text:p>
              </table:table-cell>
              <table:table-cell office:value-type="float" office:value="8.1980421282671">
                <text:p>8.1980421282671</text:p>
              </table:table-cell>
              <table:table-cell office:value-type="float" office:value="8.1980421282671">
                <text:p>8.1980421282671</text:p>
              </table:table-cell>
              <table:table-cell office:value-type="float" office:value="230.5">
                <text:p>230.5</text:p>
              </table:table-cell>
              <table:table-cell office:value-type="float" office:value="10.4855790694197">
                <text:p>10.4855790694197</text:p>
              </table:table-cell>
              <table:table-cell office:value-type="float" office:value="10.4855790694197">
                <text:p>10.4855790694197</text:p>
              </table:table-cell>
              <table:table-cell office:value-type="float" office:value="301.45">
                <text:p>301.45</text:p>
              </table:table-cell>
              <table:table-cell office:value-type="float" office:value="67.4423535519897">
                <text:p>67.4423535519897</text:p>
              </table:table-cell>
              <table:table-cell office:value-type="float" office:value="67.4423535519897">
                <text:p>67.4423535519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3">
                <text:p>90.3</text:p>
              </table:table-cell>
              <table:table-cell office:value-type="float" office:value="8.18920984556733">
                <text:p>8.18920984556733</text:p>
              </table:table-cell>
              <table:table-cell office:value-type="float" office:value="8.18920984556733">
                <text:p>8.18920984556733</text:p>
              </table:table-cell>
              <table:table-cell office:value-type="float" office:value="219.85">
                <text:p>219.85</text:p>
              </table:table-cell>
              <table:table-cell office:value-type="float" office:value="15.4996604377067">
                <text:p>15.4996604377067</text:p>
              </table:table-cell>
              <table:table-cell office:value-type="float" office:value="15.4996604377067">
                <text:p>15.4996604377067</text:p>
              </table:table-cell>
              <table:table-cell office:value-type="float" office:value="336.5">
                <text:p>336.5</text:p>
              </table:table-cell>
              <table:table-cell office:value-type="float" office:value="42.1207537294484">
                <text:p>42.1207537294484</text:p>
              </table:table-cell>
              <table:table-cell office:value-type="float" office:value="42.1207537294484">
                <text:p>42.1207537294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25">
                <text:p>93.25</text:p>
              </table:table-cell>
              <table:table-cell office:value-type="float" office:value="10.3459882893908">
                <text:p>10.3459882893908</text:p>
              </table:table-cell>
              <table:table-cell office:value-type="float" office:value="10.3459882893908">
                <text:p>10.3459882893908</text:p>
              </table:table-cell>
              <table:table-cell office:value-type="float" office:value="227.8">
                <text:p>227.8</text:p>
              </table:table-cell>
              <table:table-cell office:value-type="float" office:value="15.4019821007421">
                <text:p>15.4019821007421</text:p>
              </table:table-cell>
              <table:table-cell office:value-type="float" office:value="15.4019821007421">
                <text:p>15.4019821007421</text:p>
              </table:table-cell>
              <table:table-cell office:value-type="float" office:value="293.65">
                <text:p>293.65</text:p>
              </table:table-cell>
              <table:table-cell office:value-type="float" office:value="68.8662127836132">
                <text:p>68.8662127836132</text:p>
              </table:table-cell>
              <table:table-cell office:value-type="float" office:value="68.8662127836132">
                <text:p>68.8662127836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70%" draw:angle="900" draw:border="0%"/>
    <draw:opacity draw:name="ChartTransparencyGradient_20_2" draw:display-name="ChartTransparencyGradient 2" draw:style="linear" draw:start="100%" draw:end="80%" draw:angle="9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aw:opacity-name="ChartTransparencyGradient_20_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aw:opacity-name="ChartTransparencyGradient_20_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standard deviation'.C1:'standard deviation'.E1 'standard deviation'.C14:'standard deviation'.E22" chart:data-source-has-labels="row" svg:x="1.358cm" svg:y="0.851cm" svg:width="9.444cm" svg:height="6.958cm">
          <chartooo:coordinate-region svg:x="2.085cm" svg:y="1.063cm" svg:width="8.717cm" svg:height="6.073cm"/>
          <chart:axis chart:dimension="x" chart:name="primary-x" chart:style-name="ch4">
            <chart:title svg:x="5.599cm" svg:y="7.989cm" chart:style-name="ch5">
              <text:p>Setup</text:p>
            </chart:title>
          </chart:axis>
          <chart:axis chart:dimension="y" chart:name="primary-y" chart:style-name="ch6">
            <chart:title svg:x="0.451cm" svg:y="5.3cm" chart:style-name="ch7">
              <text:p>Average-age</text:p>
            </chart:title>
            <chart:grid chart:style-name="ch8" chart:class="major"/>
          </chart:axis>
          <chart:series chart:style-name="ch9" chart:values-cell-range-address="'standard deviation'.C14:'standard deviation'.C22" chart:label-cell-address="'standard deviation'.C1:'standard deviation'.C1" chart:class="chart:bar">
            <chart:data-point chart:repeated="9"/>
          </chart:series>
          <chart:series chart:style-name="ch10" chart:values-cell-range-address="'standard deviation'.D14:'standard deviation'.D22" chart:label-cell-address="'standard deviation'.D1:'standard deviation'.D1" chart:class="chart:bar">
            <chart:data-point chart:repeated="9"/>
          </chart:series>
          <chart:series chart:style-name="ch11" chart:values-cell-range-address="'standard deviation'.E14:'standard deviation'.E22" chart:label-cell-address="'standard deviation'.E1:'standard deviation'.E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standard deviation'.C1:'standard deviation'.C1</svg:desc>
                </draw:g>
              </table:table-cell>
              <table:table-cell office:value-type="string">
                <text:p>Pedestrian density 0,625</text:p>
                <draw:g>
                  <svg:desc>'standard deviation'.D1:'standard deviation'.D1</svg:desc>
                </draw:g>
              </table:table-cell>
              <table:table-cell office:value-type="string">
                <text:p>Pedestrian density 1</text:p>
                <draw:g>
                  <svg:desc>'standard deviation'.E1:'standard devi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2902068219367">
                <text:p>2.62902068219367</text:p>
                <draw:g>
                  <svg:desc>'standard deviation'.C14:'standard deviation'.C22</svg:desc>
                </draw:g>
              </table:table-cell>
              <table:table-cell office:value-type="float" office:value="1.59518956511953">
                <text:p>1.59518956511953</text:p>
                <draw:g>
                  <svg:desc>'standard deviation'.D14:'standard deviation'.D22</svg:desc>
                </draw:g>
              </table:table-cell>
              <table:table-cell office:value-type="float" office:value="1.66968061292311">
                <text:p>1.66968061292311</text:p>
                <draw:g>
                  <svg:desc>'standard deviation'.E14:'standard deviation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940232523548">
                <text:p>3.22940232523548</text:p>
              </table:table-cell>
              <table:table-cell office:value-type="float" office:value="1.70278060309226">
                <text:p>1.70278060309226</text:p>
              </table:table-cell>
              <table:table-cell office:value-type="float" office:value="1.05127384359143">
                <text:p>1.05127384359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249206747444">
                <text:p>2.93249206747444</text:p>
              </table:table-cell>
              <table:table-cell office:value-type="float" office:value="1.52652969441232">
                <text:p>1.52652969441232</text:p>
              </table:table-cell>
              <table:table-cell office:value-type="float" office:value="1.68615181051523">
                <text:p>1.68615181051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2029270449436">
                <text:p>2.82029270449436</text:p>
              </table:table-cell>
              <table:table-cell office:value-type="float" office:value="1.91015066081077">
                <text:p>1.91015066081077</text:p>
              </table:table-cell>
              <table:table-cell office:value-type="float" office:value="1.52575409317478">
                <text:p>1.52575409317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9680702930399">
                <text:p>1.89680702930399</text:p>
              </table:table-cell>
              <table:table-cell office:value-type="float" office:value="1.82435917692956">
                <text:p>1.82435917692956</text:p>
              </table:table-cell>
              <table:table-cell office:value-type="float" office:value="1.4207076782634">
                <text:p>1.4207076782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8683394797828">
                <text:p>2.38683394797828</text:p>
              </table:table-cell>
              <table:table-cell office:value-type="float" office:value="1.74374511919667">
                <text:p>1.74374511919667</text:p>
              </table:table-cell>
              <table:table-cell office:value-type="float" office:value="2.0321484323817">
                <text:p>2.0321484323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276824025804">
                <text:p>3.28276824025804</text:p>
              </table:table-cell>
              <table:table-cell office:value-type="float" office:value="1.64545062075625">
                <text:p>1.64545062075625</text:p>
              </table:table-cell>
              <table:table-cell office:value-type="float" office:value="1.59184934629526">
                <text:p>1.5918493462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5750281686162">
                <text:p>2.85750281686162</text:p>
              </table:table-cell>
              <table:table-cell office:value-type="float" office:value="2.53989650527113">
                <text:p>2.53989650527113</text:p>
              </table:table-cell>
              <table:table-cell office:value-type="float" office:value="1.89485041001292">
                <text:p>1.8948504100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534766307867">
                <text:p>1.82534766307867</text:p>
              </table:table-cell>
              <table:table-cell office:value-type="float" office:value="1.42267143334903">
                <text:p>1.42267143334903</text:p>
              </table:table-cell>
              <table:table-cell office:value-type="float" office:value="1.82999625198109">
                <text:p>1.829996251981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70%" draw:angle="900" draw:border="0%"/>
    <draw:opacity draw:name="ChartTransparencyGradient_20_2" draw:display-name="ChartTransparencyGradient 2" draw:style="linear" draw:start="100%" draw:end="80%" draw:angle="90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aw:opacity-name="ChartTransparencyGradient_20_5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aw:opacity-name="ChartTransparencyGradient_20_5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aw:opacity-name="ChartTransparencyGradient_20_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standard deviation'.C1:'standard deviation'.E1 'standard deviation'.C25:'standard deviation'.E33" chart:data-source-has-labels="row" svg:x="1.358cm" svg:y="0.851cm" svg:width="9.444cm" svg:height="6.959cm">
          <chartooo:coordinate-region svg:x="2.085cm" svg:y="1.064cm" svg:width="8.717cm" svg:height="6.073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5.909cm" chart:style-name="ch7">
              <text:p>Average-waiting-time</text:p>
            </chart:title>
            <chart:grid chart:style-name="ch8" chart:class="major"/>
          </chart:axis>
          <chart:series chart:style-name="ch9" chart:values-cell-range-address="'standard deviation'.C25:'standard deviation'.C33" chart:label-cell-address="'standard deviation'.C1:'standard deviation'.C1" chart:class="chart:bar">
            <chart:data-point chart:repeated="9"/>
          </chart:series>
          <chart:series chart:style-name="ch10" chart:values-cell-range-address="'standard deviation'.D25:'standard deviation'.D33" chart:label-cell-address="'standard deviation'.D1:'standard deviation'.D1" chart:class="chart:bar">
            <chart:data-point chart:repeated="9"/>
          </chart:series>
          <chart:series chart:style-name="ch11" chart:values-cell-range-address="'standard deviation'.E25:'standard deviation'.E33" chart:label-cell-address="'standard deviation'.E1:'standard deviation'.E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standard deviation'.C1:'standard deviation'.C1</svg:desc>
                </draw:g>
              </table:table-cell>
              <table:table-cell office:value-type="string">
                <text:p>Pedestrian density 0,625</text:p>
                <draw:g>
                  <svg:desc>'standard deviation'.D1:'standard deviation'.D1</svg:desc>
                </draw:g>
              </table:table-cell>
              <table:table-cell office:value-type="string">
                <text:p>Pedestrian density 1</text:p>
                <draw:g>
                  <svg:desc>'standard deviation'.E1:'standard devi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365130807823">
                <text:p>0.13365130807823</text:p>
                <draw:g>
                  <svg:desc>'standard deviation'.C25:'standard deviation'.C33</svg:desc>
                </draw:g>
              </table:table-cell>
              <table:table-cell office:value-type="float" office:value="0.125807760860752">
                <text:p>0.125807760860752</text:p>
                <draw:g>
                  <svg:desc>'standard deviation'.D25:'standard deviation'.D33</svg:desc>
                </draw:g>
              </table:table-cell>
              <table:table-cell office:value-type="float" office:value="0.559244697859332">
                <text:p>0.559244697859332</text:p>
                <draw:g>
                  <svg:desc>'standard deviation'.E25:'standard deviation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070345892437">
                <text:p>0.117070345892437</text:p>
              </table:table-cell>
              <table:table-cell office:value-type="float" office:value="0.0280916396319755">
                <text:p>0.0280916396319755</text:p>
              </table:table-cell>
              <table:table-cell office:value-type="float" office:value="0.31809515463159">
                <text:p>0.31809515463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3175210623139">
                <text:p>0.0943175210623139</text:p>
              </table:table-cell>
              <table:table-cell office:value-type="float" office:value="0.0228875843076508">
                <text:p>0.0228875843076508</text:p>
              </table:table-cell>
              <table:table-cell office:value-type="float" office:value="0.0597943566972432">
                <text:p>0.059794356697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524407806936">
                <text:p>0.113524407806936</text:p>
              </table:table-cell>
              <table:table-cell office:value-type="float" office:value="0.0775431752251967">
                <text:p>0.0775431752251967</text:p>
              </table:table-cell>
              <table:table-cell office:value-type="float" office:value="0.967710777832981">
                <text:p>0.96771077783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2337006522664">
                <text:p>0.0142337006522664</text:p>
              </table:table-cell>
              <table:table-cell office:value-type="float" office:value="0.0958503835737351">
                <text:p>0.0958503835737351</text:p>
              </table:table-cell>
              <table:table-cell office:value-type="float" office:value="0.509915311929327">
                <text:p>0.509915311929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0139392974089">
                <text:p>0.110139392974089</text:p>
              </table:table-cell>
              <table:table-cell office:value-type="float" office:value="0.299987964261745">
                <text:p>0.299987964261745</text:p>
              </table:table-cell>
              <table:table-cell office:value-type="float" office:value="0.586854814773563">
                <text:p>0.58685481477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94019988214212">
                <text:p>0.0794019988214212</text:p>
              </table:table-cell>
              <table:table-cell office:value-type="float" office:value="0.0365600144520862">
                <text:p>0.0365600144520862</text:p>
              </table:table-cell>
              <table:table-cell office:value-type="float" office:value="0.905506492350644">
                <text:p>0.905506492350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149049854632">
                <text:p>0.120149049854632</text:p>
              </table:table-cell>
              <table:table-cell office:value-type="float" office:value="0.331815348531678">
                <text:p>0.331815348531678</text:p>
              </table:table-cell>
              <table:table-cell office:value-type="float" office:value="0.640134383748203">
                <text:p>0.640134383748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111142470007">
                <text:p>0.100111142470007</text:p>
              </table:table-cell>
              <table:table-cell office:value-type="float" office:value="0.0308225903301695">
                <text:p>0.0308225903301695</text:p>
              </table:table-cell>
              <table:table-cell office:value-type="float" office:value="0.608667422876099">
                <text:p>0.6086674228760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80%" draw:angle="900" draw:border="0%"/>
    <draw:opacity draw:name="ChartTransparencyGradient_20_2" draw:display-name="ChartTransparencyGradient 2" draw:style="axial" draw:start="100%" draw:end="70%" draw:angle="0" draw:border="0%"/>
    <draw:opacity draw:name="ChartTransparencyGradient_20_3" draw:display-name="ChartTransparencyGradient 3" draw:style="axial" draw:start="100%" draw:end="70%" draw:angle="900" draw:border="0%"/>
    <draw:opacity draw:name="ChartTransparencyGradient_20_4" draw:display-name="ChartTransparencyGradient 4" draw:style="axial" draw:start="100%" draw:end="80%" draw:angle="900" draw:border="0%"/>
    <draw:opacity draw:name="ChartTransparencyGradient_20_5" draw:display-name="ChartTransparencyGradient 5" draw:style="linear" draw:start="100%" draw:end="70%" draw:angle="9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aw:opacity-name="ChartTransparencyGradient_20_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aw:opacity-name="ChartTransparencyGradient_20_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standard deviation'.C1:'standard deviation'.E1 'standard deviation'.C36:'standard deviation'.E44" chart:data-source-has-labels="row" svg:x="1.358cm" svg:y="0.851cm" svg:width="9.444cm" svg:height="6.959cm">
          <chartooo:coordinate-region svg:x="1.979cm" svg:y="1.063cm" svg:width="8.823cm" svg:height="6.074cm"/>
          <chart:axis chart:dimension="x" chart:name="primary-x" chart:style-name="ch4">
            <chart:title svg:x="5.599cm" svg:y="7.99cm" chart:style-name="ch5">
              <text:p>Setup</text:p>
            </chart:title>
          </chart:axis>
          <chart:axis chart:dimension="y" chart:name="primary-y" chart:style-name="ch6">
            <chart:title svg:x="0.451cm" svg:y="6.014cm" chart:style-name="ch7">
              <text:p>Exits-count-cumulative</text:p>
            </chart:title>
            <chart:grid chart:style-name="ch8" chart:class="major"/>
          </chart:axis>
          <chart:series chart:style-name="ch9" chart:values-cell-range-address="'standard deviation'.C36:'standard deviation'.C44" chart:label-cell-address="'standard deviation'.C1:'standard deviation'.C1" chart:class="chart:bar">
            <chart:data-point chart:repeated="9"/>
          </chart:series>
          <chart:series chart:style-name="ch10" chart:values-cell-range-address="'standard deviation'.D36:'standard deviation'.D44" chart:label-cell-address="'standard deviation'.D1:'standard deviation'.D1" chart:class="chart:bar">
            <chart:data-point chart:repeated="9"/>
          </chart:series>
          <chart:series chart:style-name="ch11" chart:values-cell-range-address="'standard deviation'.E36:'standard deviation'.E44" chart:label-cell-address="'standard deviation'.E1:'standard deviation'.E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standard deviation'.C1:'standard deviation'.C1</svg:desc>
                </draw:g>
              </table:table-cell>
              <table:table-cell office:value-type="string">
                <text:p>Pedestrian density 0,625</text:p>
                <draw:g>
                  <svg:desc>'standard deviation'.D1:'standard deviation'.D1</svg:desc>
                </draw:g>
              </table:table-cell>
              <table:table-cell office:value-type="string">
                <text:p>Pedestrian density 1</text:p>
                <draw:g>
                  <svg:desc>'standard deviation'.E1:'standard devi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041940223902">
                <text:p>10.1041940223902</text:p>
                <draw:g>
                  <svg:desc>'standard deviation'.C36:'standard deviation'.C44</svg:desc>
                </draw:g>
              </table:table-cell>
              <table:table-cell office:value-type="float" office:value="20.3829133809359">
                <text:p>20.3829133809359</text:p>
                <draw:g>
                  <svg:desc>'standard deviation'.D36:'standard deviation'.D44</svg:desc>
                </draw:g>
              </table:table-cell>
              <table:table-cell office:value-type="float" office:value="56.4382289251756">
                <text:p>56.4382289251756</text:p>
                <draw:g>
                  <svg:desc>'standard deviation'.E36:'standard deviation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54601115342">
                <text:p>10.5654601115342</text:p>
              </table:table-cell>
              <table:table-cell office:value-type="float" office:value="13.9301830569451">
                <text:p>13.9301830569451</text:p>
              </table:table-cell>
              <table:table-cell office:value-type="float" office:value="22.4346419159018">
                <text:p>22.4346419159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061222032807">
                <text:p>10.7061222032807</text:p>
              </table:table-cell>
              <table:table-cell office:value-type="float" office:value="19.2310056665627">
                <text:p>19.2310056665627</text:p>
              </table:table-cell>
              <table:table-cell office:value-type="float" office:value="17.6739475231945">
                <text:p>17.673947523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1170135566894">
                <text:p>8.91170135566894</text:p>
              </table:table-cell>
              <table:table-cell office:value-type="float" office:value="12.8385726375022">
                <text:p>12.8385726375022</text:p>
              </table:table-cell>
              <table:table-cell office:value-type="float" office:value="56.1943057613492">
                <text:p>56.1943057613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750713377383">
                <text:p>10.3750713377383</text:p>
              </table:table-cell>
              <table:table-cell office:value-type="float" office:value="19.0248452514628">
                <text:p>19.0248452514628</text:p>
              </table:table-cell>
              <table:table-cell office:value-type="float" office:value="53.4473671253466">
                <text:p>53.4473671253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7103356214403">
                <text:p>8.17103356214403</text:p>
              </table:table-cell>
              <table:table-cell office:value-type="float" office:value="13.663146743974">
                <text:p>13.663146743974</text:p>
              </table:table-cell>
              <table:table-cell office:value-type="float" office:value="45.4466430929838">
                <text:p>45.4466430929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980421282671">
                <text:p>8.1980421282671</text:p>
              </table:table-cell>
              <table:table-cell office:value-type="float" office:value="10.4855790694197">
                <text:p>10.4855790694197</text:p>
              </table:table-cell>
              <table:table-cell office:value-type="float" office:value="67.4423535519897">
                <text:p>67.4423535519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8920984556733">
                <text:p>8.18920984556733</text:p>
              </table:table-cell>
              <table:table-cell office:value-type="float" office:value="15.4996604377067">
                <text:p>15.4996604377067</text:p>
              </table:table-cell>
              <table:table-cell office:value-type="float" office:value="42.1207537294484">
                <text:p>42.1207537294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459882893908">
                <text:p>10.3459882893908</text:p>
              </table:table-cell>
              <table:table-cell office:value-type="float" office:value="15.4019821007421">
                <text:p>15.4019821007421</text:p>
              </table:table-cell>
              <table:table-cell office:value-type="float" office:value="68.8662127836132">
                <text:p>68.86621278361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70%" draw:angle="900" draw:border="0%"/>
    <draw:opacity draw:name="ChartTransparencyGradient_20_2" draw:display-name="ChartTransparencyGradient 2" draw:style="linear" draw:start="100%" draw:end="80%" draw:angle="90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6" chart:maximum="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'standard deviation'.C14:'standard deviation'.C22" chart:error-lower-range="'standard deviation'.C14:'standard deviation'.C22"/>
      <style:graphic-properties draw:stroke="none" draw:fill-color="#004586" draw:opacity-name="ChartTransparencyGradient_20_1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'standard deviation'.D14:'standard deviation'.D22" chart:error-lower-range="'standard deviation'.D14:'standard deviation'.D22"/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2" style:family="chart" style:data-style-name="N0">
      <style:chart-properties chart:error-upper-indicator="true" chart:error-lower-indicator="true" chart:error-category="cell-range" chart:error-upper-range="'standard deviation'.E14:'standard deviation'.E22" chart:error-lower-range="'standard deviation'.E14:'standard deviation'.E22"/>
      <style:graphic-properties draw:stroke="none" draw:fill-color="#ffd320" draw:opacity-name="ChartTransparencyGradient_20_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bar" chart:style-name="ch1">
        <chart:legend chart:legend-position="end" svg:x="11.442cm" svg:y="3.662cm" style:legend-expansion="high" chart:style-name="ch2"/>
        <chart:plot-area chart:style-name="ch3" table:cell-range-address="'formatted data'.C1:'formatted data'.E1 'formatted data'.C14:'formatted data'.E22" chart:data-source-has-labels="row" svg:x="1.358cm" svg:y="0.851cm" svg:width="9.444cm" svg:height="6.958cm">
          <chartooo:coordinate-region svg:x="1.979cm" svg:y="1.063cm" svg:width="8.823cm" svg:height="6.073cm"/>
          <chart:axis chart:dimension="x" chart:name="primary-x" chart:style-name="ch4">
            <chart:title svg:x="5.599cm" svg:y="7.989cm" chart:style-name="ch5">
              <text:p>Setup</text:p>
            </chart:title>
          </chart:axis>
          <chart:axis chart:dimension="y" chart:name="primary-y" chart:style-name="ch6">
            <chart:title svg:x="0.451cm" svg:y="5.3cm" chart:style-name="ch7">
              <text:p>Average-age</text:p>
            </chart:title>
            <chart:grid chart:style-name="ch8" chart:class="major"/>
          </chart:axis>
          <chart:series chart:style-name="ch9" chart:values-cell-range-address="'formatted data'.C14:'formatted data'.C22" chart:label-cell-address="'formatted data'.C1:'formatted data'.C1" chart:class="chart:bar">
            <chart:error-indicator chart:error-upper-range="'standard deviation'.C14:'standard deviation'.C22" chart:error-lower-range="'standard deviation'.C14:'standard deviation'.C22" chart:style-name="ch10" chart:dimension="y"/>
            <chart:data-point chart:repeated="9"/>
          </chart:series>
          <chart:series chart:style-name="ch11" chart:values-cell-range-address="'formatted data'.D14:'formatted data'.D22" chart:label-cell-address="'formatted data'.D1:'formatted data'.D1" chart:class="chart:bar">
            <chart:error-indicator chart:error-upper-range="'standard deviation'.D14:'standard deviation'.D22" chart:error-lower-range="'standard deviation'.D14:'standard deviation'.D22" chart:style-name="ch10" chart:dimension="y"/>
            <chart:data-point chart:repeated="9"/>
          </chart:series>
          <chart:series chart:style-name="ch12" chart:values-cell-range-address="'formatted data'.E14:'formatted data'.E22" chart:label-cell-address="'formatted data'.E1:'formatted data'.E1" chart:class="chart:bar">
            <chart:error-indicator chart:error-upper-range="'standard deviation'.E14:'standard deviation'.E22" chart:error-lower-range="'standard deviation'.E14:'standard deviation'.E22" chart:style-name="ch10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 density 0,25</text:p>
                <draw:g>
                  <svg:desc>'formatted data'.C1:'formatted data'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destrian density 0,625</text:p>
                <draw:g>
                  <svg:desc>'formatted data'.D1:'formatted data'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edestrian density 1</text:p>
                <draw:g>
                  <svg:desc>'formatted data'.E1:'formatted data'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7851378531083">
                <text:p>40.7851378531083</text:p>
                <draw:g>
                  <svg:desc>'formatted data'.C14:'formatted data'.C22</svg:desc>
                </draw:g>
              </table:table-cell>
              <table:table-cell office:value-type="float" office:value="2.62902068219367">
                <text:p>2.62902068219367</text:p>
                <draw:g>
                  <svg:desc>'standard deviation'.C14:'standard deviation'.C22</svg:desc>
                </draw:g>
              </table:table-cell>
              <table:table-cell office:value-type="float" office:value="2.62902068219367">
                <text:p>2.62902068219367</text:p>
                <draw:g>
                  <svg:desc>'standard deviation'.C14:'standard deviation'.C22</svg:desc>
                </draw:g>
              </table:table-cell>
              <table:table-cell office:value-type="float" office:value="41.2056116081884">
                <text:p>41.2056116081884</text:p>
                <draw:g>
                  <svg:desc>'formatted data'.D14:'formatted data'.D22</svg:desc>
                </draw:g>
              </table:table-cell>
              <table:table-cell office:value-type="float" office:value="1.59518956511953">
                <text:p>1.59518956511953</text:p>
                <draw:g>
                  <svg:desc>'standard deviation'.D14:'standard deviation'.D22</svg:desc>
                </draw:g>
              </table:table-cell>
              <table:table-cell office:value-type="float" office:value="1.59518956511953">
                <text:p>1.59518956511953</text:p>
                <draw:g>
                  <svg:desc>'standard deviation'.D14:'standard deviation'.D22</svg:desc>
                </draw:g>
              </table:table-cell>
              <table:table-cell office:value-type="float" office:value="42.7373907327449">
                <text:p>42.7373907327449</text:p>
                <draw:g>
                  <svg:desc>'formatted data'.E14:'formatted data'.E22</svg:desc>
                </draw:g>
              </table:table-cell>
              <table:table-cell office:value-type="float" office:value="1.66968061292311">
                <text:p>1.66968061292311</text:p>
                <draw:g>
                  <svg:desc>'standard deviation'.E14:'standard deviation'.E22</svg:desc>
                </draw:g>
              </table:table-cell>
              <table:table-cell office:value-type="float" office:value="1.66968061292311">
                <text:p>1.66968061292311</text:p>
                <draw:g>
                  <svg:desc>'standard deviation'.E14:'standard deviation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155836043124">
                <text:p>40.4155836043124</text:p>
              </table:table-cell>
              <table:table-cell office:value-type="float" office:value="3.22940232523548">
                <text:p>3.22940232523548</text:p>
              </table:table-cell>
              <table:table-cell office:value-type="float" office:value="3.22940232523548">
                <text:p>3.22940232523548</text:p>
              </table:table-cell>
              <table:table-cell office:value-type="float" office:value="39.9767938182228">
                <text:p>39.9767938182228</text:p>
              </table:table-cell>
              <table:table-cell office:value-type="float" office:value="1.70278060309226">
                <text:p>1.70278060309226</text:p>
              </table:table-cell>
              <table:table-cell office:value-type="float" office:value="1.70278060309226">
                <text:p>1.70278060309226</text:p>
              </table:table-cell>
              <table:table-cell office:value-type="float" office:value="41.9721843068912">
                <text:p>41.9721843068912</text:p>
              </table:table-cell>
              <table:table-cell office:value-type="float" office:value="1.05127384359143">
                <text:p>1.05127384359143</text:p>
              </table:table-cell>
              <table:table-cell office:value-type="float" office:value="1.05127384359143">
                <text:p>1.05127384359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5489782387849">
                <text:p>40.5489782387849</text:p>
              </table:table-cell>
              <table:table-cell office:value-type="float" office:value="2.93249206747444">
                <text:p>2.93249206747444</text:p>
              </table:table-cell>
              <table:table-cell office:value-type="float" office:value="2.93249206747444">
                <text:p>2.93249206747444</text:p>
              </table:table-cell>
              <table:table-cell office:value-type="float" office:value="41.5241804134629">
                <text:p>41.5241804134629</text:p>
              </table:table-cell>
              <table:table-cell office:value-type="float" office:value="1.52652969441232">
                <text:p>1.52652969441232</text:p>
              </table:table-cell>
              <table:table-cell office:value-type="float" office:value="1.52652969441232">
                <text:p>1.52652969441232</text:p>
              </table:table-cell>
              <table:table-cell office:value-type="float" office:value="41.2427977581671">
                <text:p>41.2427977581671</text:p>
              </table:table-cell>
              <table:table-cell office:value-type="float" office:value="1.68615181051523">
                <text:p>1.68615181051523</text:p>
              </table:table-cell>
              <table:table-cell office:value-type="float" office:value="1.68615181051523">
                <text:p>1.68615181051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143485481242">
                <text:p>41.6143485481242</text:p>
              </table:table-cell>
              <table:table-cell office:value-type="float" office:value="2.82029270449436">
                <text:p>2.82029270449436</text:p>
              </table:table-cell>
              <table:table-cell office:value-type="float" office:value="2.82029270449436">
                <text:p>2.82029270449436</text:p>
              </table:table-cell>
              <table:table-cell office:value-type="float" office:value="40.9011476703045">
                <text:p>40.9011476703045</text:p>
              </table:table-cell>
              <table:table-cell office:value-type="float" office:value="1.91015066081077">
                <text:p>1.91015066081077</text:p>
              </table:table-cell>
              <table:table-cell office:value-type="float" office:value="1.91015066081077">
                <text:p>1.91015066081077</text:p>
              </table:table-cell>
              <table:table-cell office:value-type="float" office:value="42.3484680939002">
                <text:p>42.3484680939002</text:p>
              </table:table-cell>
              <table:table-cell office:value-type="float" office:value="1.52575409317478">
                <text:p>1.52575409317478</text:p>
              </table:table-cell>
              <table:table-cell office:value-type="float" office:value="1.52575409317478">
                <text:p>1.52575409317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2636344111772">
                <text:p>39.2636344111772</text:p>
              </table:table-cell>
              <table:table-cell office:value-type="float" office:value="1.89680702930399">
                <text:p>1.89680702930399</text:p>
              </table:table-cell>
              <table:table-cell office:value-type="float" office:value="1.89680702930399">
                <text:p>1.89680702930399</text:p>
              </table:table-cell>
              <table:table-cell office:value-type="float" office:value="41.4897475846725">
                <text:p>41.4897475846725</text:p>
              </table:table-cell>
              <table:table-cell office:value-type="float" office:value="1.82435917692956">
                <text:p>1.82435917692956</text:p>
              </table:table-cell>
              <table:table-cell office:value-type="float" office:value="1.82435917692956">
                <text:p>1.82435917692956</text:p>
              </table:table-cell>
              <table:table-cell office:value-type="float" office:value="42.2323108638538">
                <text:p>42.2323108638538</text:p>
              </table:table-cell>
              <table:table-cell office:value-type="float" office:value="1.4207076782634">
                <text:p>1.4207076782634</text:p>
              </table:table-cell>
              <table:table-cell office:value-type="float" office:value="1.4207076782634">
                <text:p>1.4207076782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6980440544477">
                <text:p>39.6980440544477</text:p>
              </table:table-cell>
              <table:table-cell office:value-type="float" office:value="2.38683394797828">
                <text:p>2.38683394797828</text:p>
              </table:table-cell>
              <table:table-cell office:value-type="float" office:value="2.38683394797828">
                <text:p>2.38683394797828</text:p>
              </table:table-cell>
              <table:table-cell office:value-type="float" office:value="41.1414510819283">
                <text:p>41.1414510819283</text:p>
              </table:table-cell>
              <table:table-cell office:value-type="float" office:value="1.74374511919667">
                <text:p>1.74374511919667</text:p>
              </table:table-cell>
              <table:table-cell office:value-type="float" office:value="1.74374511919667">
                <text:p>1.74374511919667</text:p>
              </table:table-cell>
              <table:table-cell office:value-type="float" office:value="42.973646990081">
                <text:p>42.973646990081</text:p>
              </table:table-cell>
              <table:table-cell office:value-type="float" office:value="2.0321484323817">
                <text:p>2.0321484323817</text:p>
              </table:table-cell>
              <table:table-cell office:value-type="float" office:value="2.0321484323817">
                <text:p>2.0321484323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7492012126058">
                <text:p>40.7492012126058</text:p>
              </table:table-cell>
              <table:table-cell office:value-type="float" office:value="3.28276824025804">
                <text:p>3.28276824025804</text:p>
              </table:table-cell>
              <table:table-cell office:value-type="float" office:value="3.28276824025804">
                <text:p>3.28276824025804</text:p>
              </table:table-cell>
              <table:table-cell office:value-type="float" office:value="40.7196059207496">
                <text:p>40.7196059207496</text:p>
              </table:table-cell>
              <table:table-cell office:value-type="float" office:value="1.64545062075625">
                <text:p>1.64545062075625</text:p>
              </table:table-cell>
              <table:table-cell office:value-type="float" office:value="1.64545062075625">
                <text:p>1.64545062075625</text:p>
              </table:table-cell>
              <table:table-cell office:value-type="float" office:value="41.5133446693713">
                <text:p>41.5133446693713</text:p>
              </table:table-cell>
              <table:table-cell office:value-type="float" office:value="1.59184934629526">
                <text:p>1.59184934629526</text:p>
              </table:table-cell>
              <table:table-cell office:value-type="float" office:value="1.59184934629526">
                <text:p>1.5918493462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1897644920318">
                <text:p>40.1897644920318</text:p>
              </table:table-cell>
              <table:table-cell office:value-type="float" office:value="2.85750281686162">
                <text:p>2.85750281686162</text:p>
              </table:table-cell>
              <table:table-cell office:value-type="float" office:value="2.85750281686162">
                <text:p>2.85750281686162</text:p>
              </table:table-cell>
              <table:table-cell office:value-type="float" office:value="41.5448120284208">
                <text:p>41.5448120284208</text:p>
              </table:table-cell>
              <table:table-cell office:value-type="float" office:value="2.53989650527113">
                <text:p>2.53989650527113</text:p>
              </table:table-cell>
              <table:table-cell office:value-type="float" office:value="2.53989650527113">
                <text:p>2.53989650527113</text:p>
              </table:table-cell>
              <table:table-cell office:value-type="float" office:value="42.5461341883728">
                <text:p>42.5461341883728</text:p>
              </table:table-cell>
              <table:table-cell office:value-type="float" office:value="1.89485041001292">
                <text:p>1.89485041001292</text:p>
              </table:table-cell>
              <table:table-cell office:value-type="float" office:value="1.89485041001292">
                <text:p>1.8948504100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035683519862">
                <text:p>40.2035683519862</text:p>
              </table:table-cell>
              <table:table-cell office:value-type="float" office:value="1.82534766307867">
                <text:p>1.82534766307867</text:p>
              </table:table-cell>
              <table:table-cell office:value-type="float" office:value="1.82534766307867">
                <text:p>1.82534766307867</text:p>
              </table:table-cell>
              <table:table-cell office:value-type="float" office:value="40.7742857005853">
                <text:p>40.7742857005853</text:p>
              </table:table-cell>
              <table:table-cell office:value-type="float" office:value="1.42267143334903">
                <text:p>1.42267143334903</text:p>
              </table:table-cell>
              <table:table-cell office:value-type="float" office:value="1.42267143334903">
                <text:p>1.42267143334903</text:p>
              </table:table-cell>
              <table:table-cell office:value-type="float" office:value="42.6946361311496">
                <text:p>42.6946361311496</text:p>
              </table:table-cell>
              <table:table-cell office:value-type="float" office:value="1.82999625198109">
                <text:p>1.82999625198109</text:p>
              </table:table-cell>
              <table:table-cell office:value-type="float" office:value="1.82999625198109">
                <text:p>1.829996251981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70%" draw:angle="900" draw:border="0%"/>
    <draw:opacity draw:name="ChartTransparencyGradient_20_2" draw:display-name="ChartTransparencyGradient 2" draw:style="linear" draw:start="100%" draw:end="80%" draw:angle="900" draw:border="0%"/>
  </office:styles>
</office:document-styles>
</file>